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3.948cm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dd4814"/>
    </style:style>
    <style:style style:name="ce5" style:family="table-cell" style:parent-style-name="Default">
      <style:text-properties fo:color="#dc2300"/>
    </style:style>
    <style:style style:name="ce6" style:family="table-cell" style:parent-style-name="Default">
      <style:text-properties style:font-name="Times New Roman" style:font-name-asian="WenQuanYi Micro Hei" style:font-name-complex="Lohit Hindi"/>
    </style:style>
    <style:style style:name="ce8" style:family="table-cell" style:parent-style-name="Default">
      <style:text-properties style:use-window-font-color="true"/>
    </style:style>
    <style:style style:name="ce9" style:family="table-cell" style:parent-style-name="Default">
      <style:text-properties style:font-name="Arial" style:font-name-asian="WenQuanYi Micro Hei" style:font-name-complex="Lohit Hindi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font-name="Times New Roman" style:font-name-asian="WenQuanYi Micro Hei" style:font-name-complex="Lohit Hindi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8000"/>
    </style:style>
    <style:style style:name="ce14" style:family="table-cell" style:parent-style-name="Default">
      <style:text-properties fo:color="#0000ff" style:font-name="Arial" style:font-name-asian="WenQuanYi Micro Hei" style:font-name-complex="Lohit Hindi"/>
    </style:style>
    <style:style style:name="ce15" style:family="table-cell" style:parent-style-name="Default">
      <style:text-properties fo:color="#dd4814" style:font-name="Arial" style:font-name-asian="WenQuanYi Micro Hei" style:font-name-complex="Lohit Hindi"/>
    </style:style>
    <style:style style:name="ce18" style:family="table-cell" style:parent-style-name="Default">
      <style:text-properties fo:color="#dc2300" style:font-name="Arial" style:font-name-asian="WenQuanYi Micro Hei" style:font-name-complex="Lohit Hindi"/>
    </style:style>
    <style:style style:name="ce19" style:family="table-cell" style:parent-style-name="Default">
      <style:text-properties fo:color="#0000ff"/>
    </style:style>
    <style:style style:name="ce20" style:family="table-cell" style:parent-style-name="Default">
      <style:text-properties style:use-window-font-color="true" style:font-name="Arial" style:font-name-asian="WenQuanYi Micro Hei" style:font-name-complex="Lohit Hindi"/>
    </style:style>
    <style:style style:name="ce21" style:family="table-cell" style:parent-style-name="Default">
      <style:text-properties fo:color="#1f1c1b" style:font-name="Arial" fo:font-size="10pt" fo:language="hu" fo:country="HU" style:font-name-asian="WenQuanYi Micro Hei" style:font-size-asian="10pt" style:language-asian="zh" style:country-asian="CN" style:font-name-complex="Lohit Hindi" style:font-size-complex="10pt" style:language-complex="hi" style:country-complex="IN"/>
    </style:style>
    <style:style style:name="ce22" style:family="table-cell" style:parent-style-name="Default">
      <style:text-properties fo:color="#1f1c1b" style:font-name="Ubuntu" fo:font-size="5.09999990463257pt" fo:language="zxx" fo:country="none" style:font-name-asian="Ubuntu" style:font-size-asian="5.09999990463257pt" style:language-asian="zxx" style:country-asian="none" style:font-name-complex="Ubuntu" style:font-size-complex="5.09999990463257pt" style:language-complex="zxx" style:country-complex="none"/>
    </style:style>
  </office:automatic-styles>
  <office:body>
    <office:spreadsheet>
      <table:table table:name="words" table:style-name="ta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ce13"/>
        <table:table-column table:style-name="co3" table:default-cell-style-name="Default"/>
        <table:table-column table:style-name="co2" table:default-cell-style-name="ce19"/>
        <table:table-column table:style-name="co3" table:number-columns-repeated="4" table:default-cell-style-name="Default"/>
        <table:table-row table:style-name="ro1">
          <table:table-cell office:value-type="string">
            <text:p>Article / Info</text:p>
          </table:table-cell>
          <table:table-cell office:value-type="string">
            <text:p>Prefix</text:p>
          </table:table-cell>
          <table:table-cell office:value-type="string">
            <text:p>German</text:p>
          </table:table-cell>
          <table:table-cell office:value-type="string">
            <text:p>Gen / Comp</text:p>
          </table:table-cell>
          <table:table-cell office:value-type="string">
            <text:p>Plur / Sup</text:p>
          </table:table-cell>
          <table:table-cell office:value-type="string">
            <text:p>Type</text:p>
          </table:table-cell>
          <table:table-cell office:value-type="string">
            <text:p>Category</text:p>
          </table:table-cell>
          <table:table-cell office:value-type="string">
            <text:p>Level</text:p>
          </table:table-cell>
          <table:table-cell table:style-name="ce8" office:value-type="string">
            <text:p>English</text:p>
          </table:table-cell>
          <table:table-cell/>
          <table:table-cell table:style-name="ce8" office:value-type="string">
            <text:p>Wiktionary</text:p>
          </table:table-cell>
          <table:table-cell table:number-columns-repeated="2"/>
          <table:table-cell office:value-type="string">
            <text:p>⍨</text:p>
          </table:table-cell>
          <table:table-cell table:style-name="ce12" office:value-type="string">
            <text:p>–</text:p>
          </table:table-cell>
        </table:table-row>
        <table:table-row table:style-name="ro1">
          <table:table-cell table:number-columns-repeated="2"/>
          <table:table-cell office:value-type="string">
            <text:p>abhängig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med</text:p>
          </table:table-cell>
          <table:table-cell office:value-type="float" office:value="2">
            <text:p>2</text:p>
          </table:table-cell>
          <table:table-cell office:value-type="string">
            <text:p>addicted, dependent</text:p>
          </table:table-cell>
          <table:table-cell/>
          <table:table-cell table:style-name="ce14" table:formula="of:=HYPERLINK(CONCATENATE([.$N$2]; [.C2]; [.$N$3]); [.C2])" office:value-type="string" office:string-value="abhängig">
            <text:p>abhängig</text:p>
          </table:table-cell>
          <table:table-cell table:style-name="ce9" table:formula="of:=HYPERLINK(CONCATENATE([.$N$5]; [.C2]; [.$N$6]); [.C2])" office:value-type="string" office:string-value="abhängig">
            <text:p>abhängig</text:p>
          </table:table-cell>
          <table:table-cell table:style-name="ce21"/>
          <table:table-cell office:value-type="string">
            <text:p><text:a xlink:href="http://en.wiktionary.org/wiki/" xlink:type="simple">http://en.wiktionary.org/wiki/</text:a>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acht</text:p>
          </table:table-cell>
          <table:table-cell table:number-columns-repeated="2"/>
          <table:table-cell office:value-type="string">
            <text:p>art, pron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eight</text:p>
          </table:table-cell>
          <table:table-cell/>
          <table:table-cell table:style-name="ce14" table:formula="of:=HYPERLINK(CONCATENATE([.$N$2]; [.C3]; [.$N$3]); [.C3])" office:value-type="string" office:string-value="acht">
            <text:p>acht</text:p>
          </table:table-cell>
          <table:table-cell table:style-name="ce9" table:formula="of:=HYPERLINK(CONCATENATE([.$N$5]; [.C3]; [.$N$6]); [.C3])" office:value-type="string" office:string-value="acht">
            <text:p>acht</text:p>
          </table:table-cell>
          <table:table-cell/>
          <table:table-cell table:style-name="ce22" office:value-type="string">
            <text:p>#German</text:p>
          </table:table-cell>
          <table:table-cell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Achtung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expr</text:p>
          </table:table-cell>
          <table:table-cell office:value-type="float" office:value="1">
            <text:p>1</text:p>
          </table:table-cell>
          <table:table-cell office:value-type="string">
            <text:p>warning, esteem</text:p>
          </table:table-cell>
          <table:table-cell/>
          <table:table-cell table:style-name="ce14" table:formula="of:=HYPERLINK(CONCATENATE([.$N$2]; [.C4]; [.$N$3]); [.C4])" office:value-type="string" office:string-value="Achtung">
            <text:p>Achtung</text:p>
          </table:table-cell>
          <table:table-cell table:style-name="ce9" table:formula="of:=HYPERLINK(CONCATENATE([.$N$5]; [.C4]; [.$N$6]); [.C4])" office:value-type="string" office:string-value="Achtung">
            <text:p>Achtung</text:p>
          </table:table-cell>
          <table:table-cell table:number-columns-repeated="3"/>
        </table:table-row>
        <table:table-row table:style-name="ro1">
          <table:table-cell office:value-type="string">
            <text:p>der</text:p>
          </table:table-cell>
          <table:table-cell/>
          <table:table-cell office:value-type="string">
            <text:p>Administrator</text:p>
          </table:table-cell>
          <table:table-cell office:value-type="string">
            <text:p>~s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/>
          <table:table-cell table:style-name="ce14" table:formula="of:=HYPERLINK(CONCATENATE([.$N$2]; [.C5]; [.$N$3]); [.C5])" office:value-type="string" office:string-value="Administrator">
            <text:p>Administrator</text:p>
          </table:table-cell>
          <table:table-cell table:style-name="ce9" table:formula="of:=HYPERLINK(CONCATENATE([.$N$5]; [.C5]; [.$N$6]); [.C5])" office:value-type="string" office:string-value="Administrator">
            <text:p>Administrator</text:p>
          </table:table-cell>
          <table:table-cell/>
          <table:table-cell office:value-type="string">
            <text:p><text:a xlink:href="http://dict.leo.org/#/search" xlink:type="simple">http://dict.leo.org/#/search</text:a>=</text:p>
          </table:table-cell>
          <table:table-cell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ähnel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resemble</text:p>
          </table:table-cell>
          <table:table-cell/>
          <table:table-cell table:style-name="ce14" table:formula="of:=HYPERLINK(CONCATENATE([.$N$2]; [.C6]; [.$N$3]); [.C6])" office:value-type="string" office:string-value="ähneln">
            <text:p>ähneln</text:p>
          </table:table-cell>
          <table:table-cell table:style-name="ce9" table:formula="of:=HYPERLINK(CONCATENATE([.$N$5]; [.C6]; [.$N$6]); [.C6])" office:value-type="string" office:string-value="ähneln">
            <text:p>ähneln</text:p>
          </table:table-cell>
          <table:table-cell/>
          <table:table-cell office:value-type="string">
            <text:p>&amp;searchLoc=1&amp;resultOrder=basic&amp;multiwordShowSingle=on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ähnli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milar</text:p>
          </table:table-cell>
          <table:table-cell/>
          <table:table-cell table:style-name="ce14" table:formula="of:=HYPERLINK(CONCATENATE([.$N$2]; [.C7]; [.$N$3]); [.C7])" office:value-type="string" office:string-value="ähnlich">
            <text:p>ähnlich</text:p>
          </table:table-cell>
          <table:table-cell table:style-name="ce9" table:formula="of:=HYPERLINK(CONCATENATE([.$N$5]; [.C7]; [.$N$6]); [.C7])" office:value-type="string" office:string-value="ähnlich">
            <text:p>ähnli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ktiv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table:style-name="ce14" table:formula="of:=HYPERLINK(CONCATENATE([.$N$2]; [.C8]; [.$N$3]); [.C8])" office:value-type="string" office:string-value="aktiv">
            <text:p>aktiv</text:p>
          </table:table-cell>
          <table:table-cell table:style-name="ce9" table:formula="of:=HYPERLINK(CONCATENATE([.$N$5]; [.C8]; [.$N$6]); [.C8])" office:value-type="string" office:string-value="aktiv">
            <text:p>aktiv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ktuell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ual, recent, current</text:p>
          </table:table-cell>
          <table:table-cell/>
          <table:table-cell table:style-name="ce14" table:formula="of:=HYPERLINK(CONCATENATE([.$N$2]; [.C9]; [.$N$3]); [.C9])" office:value-type="string" office:string-value="aktuell">
            <text:p>aktuell</text:p>
          </table:table-cell>
          <table:table-cell table:style-name="ce9" table:formula="of:=HYPERLINK(CONCATENATE([.$N$5]; [.C9]; [.$N$6]); [.C9])" office:value-type="string" office:string-value="aktuell">
            <text:p>aktuel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lkohol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cohol</text:p>
          </table:table-cell>
          <table:table-cell/>
          <table:table-cell table:style-name="ce14" table:formula="of:=HYPERLINK(CONCATENATE([.$N$2]; [.C10]; [.$N$3]); [.C10])" office:value-type="string" office:string-value="Alkohol">
            <text:p>Alkohol</text:p>
          </table:table-cell>
          <table:table-cell table:style-name="ce9" table:formula="of:=HYPERLINK(CONCATENATE([.$N$5]; [.C10]; [.$N$6]); [.C10])" office:value-type="string" office:string-value="Alkohol">
            <text:p>Alkoho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ll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l</text:p>
          </table:table-cell>
          <table:table-cell/>
          <table:table-cell table:style-name="ce14" table:formula="of:=HYPERLINK(CONCATENATE([.$N$2]; [.C11]; [.$N$3]); [.C11])" office:value-type="string" office:string-value="alle">
            <text:p>alle</text:p>
          </table:table-cell>
          <table:table-cell table:style-name="ce9" table:formula="of:=HYPERLINK(CONCATENATE([.$N$5]; [.C11]; [.$N$6]); [.C11])" office:value-type="string" office:string-value="alle">
            <text:p>all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llgemei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eneral, universal</text:p>
          </table:table-cell>
          <table:table-cell/>
          <table:table-cell table:style-name="ce14" table:formula="of:=HYPERLINK(CONCATENATE([.$N$2]; [.C12]; [.$N$3]); [.C12])" office:value-type="string" office:string-value="allgemein">
            <text:p>allgemein</text:p>
          </table:table-cell>
          <table:table-cell table:style-name="ce9" table:formula="of:=HYPERLINK(CONCATENATE([.$N$5]; [.C12]; [.$N$6]); [.C12])" office:value-type="string" office:string-value="allgemein">
            <text:p>allgemei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l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old</text:p>
          </table:table-cell>
          <table:table-cell/>
          <table:table-cell table:style-name="ce14" table:formula="of:=HYPERLINK(CONCATENATE([.$N$2]; [.C13]; [.$N$3]); [.C13])" office:value-type="string" office:string-value="alt">
            <text:p>alt</text:p>
          </table:table-cell>
          <table:table-cell table:style-name="ce9" table:formula="of:=HYPERLINK(CONCATENATE([.$N$5]; [.C13]; [.$N$6]); [.C13])" office:value-type="string" office:string-value="alt">
            <text:p>al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n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, by</text:p>
          </table:table-cell>
          <table:table-cell/>
          <table:table-cell table:style-name="ce14" table:formula="of:=HYPERLINK(CONCATENATE([.$N$2]; [.C14]; [.$N$3]); [.C14])" office:value-type="string" office:string-value="an">
            <text:p>an</text:p>
          </table:table-cell>
          <table:table-cell table:style-name="ce9" table:formula="of:=HYPERLINK(CONCATENATE([.$N$5]; [.C14]; [.$N$6]); [.C14])" office:value-type="string" office:string-value="an">
            <text:p>a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nder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ther</text:p>
          </table:table-cell>
          <table:table-cell/>
          <table:table-cell table:style-name="ce14" table:formula="of:=HYPERLINK(CONCATENATE([.$N$2]; [.C15]; [.$N$3]); [.C15])" office:value-type="string" office:string-value="ander">
            <text:p>ander</text:p>
          </table:table-cell>
          <table:table-cell table:style-name="ce9" table:formula="of:=HYPERLINK(CONCATENATE([.$N$5]; [.C15]; [.$N$6]); [.C15])" office:value-type="string" office:string-value="ander">
            <text:p>and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Änder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hange, modification</text:p>
          </table:table-cell>
          <table:table-cell/>
          <table:table-cell table:style-name="ce14" table:formula="of:=HYPERLINK(CONCATENATE([.$N$2]; [.C16]; [.$N$3]); [.C16])" office:value-type="string" office:string-value="Änderung">
            <text:p>Änderung</text:p>
          </table:table-cell>
          <table:table-cell table:style-name="ce9" table:formula="of:=HYPERLINK(CONCATENATE([.$N$5]; [.C16]; [.$N$6]); [.C16])" office:value-type="string" office:string-value="Änderung">
            <text:p>Änderung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nfäng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beginner, novice, amateur</text:p>
          </table:table-cell>
          <table:table-cell/>
          <table:table-cell table:style-name="ce14" table:formula="of:=HYPERLINK(CONCATENATE([.$N$2]; [.C17]; [.$N$3]); [.C17])" office:value-type="string" office:string-value="Anfänger">
            <text:p>Anfänger</text:p>
          </table:table-cell>
          <table:table-cell table:style-name="ce9" table:formula="of:=HYPERLINK(CONCATENATE([.$N$5]; [.C17]; [.$N$6]); [.C17])" office:value-type="string" office:string-value="Anfänger">
            <text:p>Anfäng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Anzahl</text:p>
          </table:table-cell>
          <table:table-cell table:number-columns-repeated="2"/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mount</text:p>
          </table:table-cell>
          <table:table-cell/>
          <table:table-cell table:style-name="ce14" table:formula="of:=HYPERLINK(CONCATENATE([.$N$2]; [.C18]; [.$N$3]); [.C18])" office:value-type="string" office:string-value="Anzahl">
            <text:p>Anzahl</text:p>
          </table:table-cell>
          <table:table-cell table:style-name="ce9" table:formula="of:=HYPERLINK(CONCATENATE([.$N$5]; [.C18]; [.$N$6]); [.C18])" office:value-type="string" office:string-value="Anzahl">
            <text:p>Anzah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pf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apple</text:p>
          </table:table-cell>
          <table:table-cell/>
          <table:table-cell table:style-name="ce14" table:formula="of:=HYPERLINK(CONCATENATE([.$N$2]; [.C19]; [.$N$3]); [.C19])" office:value-type="string" office:string-value="Apfel">
            <text:p>Apfel</text:p>
          </table:table-cell>
          <table:table-cell table:style-name="ce9" table:formula="of:=HYPERLINK(CONCATENATE([.$N$5]; [.C19]; [.$N$6]); [.C19])" office:value-type="string" office:string-value="Apfel">
            <text:p>Apfel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arbei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work</text:p>
          </table:table-cell>
          <table:table-cell/>
          <table:table-cell table:style-name="ce14" table:formula="of:=HYPERLINK(CONCATENATE([.$N$2]; [.C20]; [.$N$3]); [.C20])" office:value-type="string" office:string-value="arbeiten">
            <text:p>arbeiten</text:p>
          </table:table-cell>
          <table:table-cell table:style-name="ce9" table:formula="of:=HYPERLINK(CONCATENATE([.$N$5]; [.C20]; [.$N$6]); [.C20])" office:value-type="string" office:string-value="arbeiten">
            <text:p>arbeite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rbeit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employer</text:p>
          </table:table-cell>
          <table:table-cell/>
          <table:table-cell table:style-name="ce14" table:formula="of:=HYPERLINK(CONCATENATE([.$N$2]; [.C21]; [.$N$3]); [.C21])" office:value-type="string" office:string-value="Arbeitgeber">
            <text:p>Arbeitgeber</text:p>
          </table:table-cell>
          <table:table-cell table:style-name="ce9" table:formula="of:=HYPERLINK(CONCATENATE([.$N$5]; [.C21]; [.$N$6]); [.C21])" office:value-type="string" office:string-value="Arbeitgeber">
            <text:p>Arbeitg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rbeit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employee</text:p>
          </table:table-cell>
          <table:table-cell/>
          <table:table-cell table:style-name="ce14" table:formula="of:=HYPERLINK(CONCATENATE([.$N$2]; [.C22]; [.$N$3]); [.C22])" office:value-type="string" office:string-value="Arbeitnehmer">
            <text:p>Arbeitnehmer</text:p>
          </table:table-cell>
          <table:table-cell table:style-name="ce9" table:formula="of:=HYPERLINK(CONCATENATE([.$N$5]; [.C22]; [.$N$6]); [.C22])" office:value-type="string" office:string-value="Arbeitnehmer">
            <text:p>Arbeitneh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rchitek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rchitect</text:p>
          </table:table-cell>
          <table:table-cell/>
          <table:table-cell table:style-name="ce14" table:formula="of:=HYPERLINK(CONCATENATE([.$N$2]; [.C23]; [.$N$3]); [.C23])" office:value-type="string" office:string-value="Architekt">
            <text:p>Architekt</text:p>
          </table:table-cell>
          <table:table-cell table:style-name="ce9" table:formula="of:=HYPERLINK(CONCATENATE([.$N$5]; [.C23]; [.$N$6]); [.C23])" office:value-type="string" office:string-value="Architekt">
            <text:p>Architek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rzt</text:p>
          </table:table-cell>
          <table:table-cell office:value-type="string">
            <text:p>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physical, doctor</text:p>
          </table:table-cell>
          <table:table-cell/>
          <table:table-cell table:style-name="ce14" table:formula="of:=HYPERLINK(CONCATENATE([.$N$2]; [.C24]; [.$N$3]); [.C24])" office:value-type="string" office:string-value="Arzt">
            <text:p>Arzt</text:p>
          </table:table-cell>
          <table:table-cell table:style-name="ce9" table:formula="of:=HYPERLINK(CONCATENATE([.$N$5]; [.C24]; [.$N$6]); [.C24])" office:value-type="string" office:string-value="Arzt">
            <text:p>Arz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us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ut of, due to, for</text:p>
          </table:table-cell>
          <table:table-cell/>
          <table:table-cell table:style-name="ce14" table:formula="of:=HYPERLINK(CONCATENATE([.$N$2]; [.C25]; [.$N$3]); [.C25])" office:value-type="string" office:string-value="aus">
            <text:p>aus</text:p>
          </table:table-cell>
          <table:table-cell table:style-name="ce9" table:formula="of:=HYPERLINK(CONCATENATE([.$N$5]; [.C25]; [.$N$6]); [.C25])" office:value-type="string" office:string-value="aus">
            <text:p>au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usgezeichne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cellent, outstanding</text:p>
          </table:table-cell>
          <table:table-cell/>
          <table:table-cell table:style-name="ce14" table:formula="of:=HYPERLINK(CONCATENATE([.$N$2]; [.C26]; [.$N$3]); [.C26])" office:value-type="string" office:string-value="ausgezeichnet">
            <text:p>ausgezeichnet</text:p>
          </table:table-cell>
          <table:table-cell table:style-name="ce9" table:formula="of:=HYPERLINK(CONCATENATE([.$N$5]; [.C26]; [.$N$6]); [.C26])" office:value-type="string" office:string-value="ausgezeichnet">
            <text:p>ausgezeichne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utomatis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utomatic</text:p>
          </table:table-cell>
          <table:table-cell/>
          <table:table-cell table:style-name="ce14" table:formula="of:=HYPERLINK(CONCATENATE([.$N$2]; [.C27]; [.$N$3]); [.C27])" office:value-type="string" office:string-value="automatisch">
            <text:p>automatisch</text:p>
          </table:table-cell>
          <table:table-cell table:style-name="ce9" table:formula="of:=HYPERLINK(CONCATENATE([.$N$5]; [.C27]; [.$N$6]); [.C27])" office:value-type="string" office:string-value="automatisch">
            <text:p>automati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u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uthor</text:p>
          </table:table-cell>
          <table:table-cell/>
          <table:table-cell table:style-name="ce14" table:formula="of:=HYPERLINK(CONCATENATE([.$N$2]; [.C28]; [.$N$3]); [.C28])" office:value-type="string" office:string-value="Autor">
            <text:p>Autor</text:p>
          </table:table-cell>
          <table:table-cell table:style-name="ce9" table:formula="of:=HYPERLINK(CONCATENATE([.$N$5]; [.C28]; [.$N$6]); [.C28])" office:value-type="string" office:string-value="Autor">
            <text:p>Auto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Baby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baby</text:p>
          </table:table-cell>
          <table:table-cell/>
          <table:table-cell table:style-name="ce14" table:formula="of:=HYPERLINK(CONCATENATE([.$N$2]; [.C29]; [.$N$3]); [.C29])" office:value-type="string" office:string-value="Baby">
            <text:p>Baby</text:p>
          </table:table-cell>
          <table:table-cell table:style-name="ce9" table:formula="of:=HYPERLINK(CONCATENATE([.$N$5]; [.C29]; [.$N$6]); [.C29])" office:value-type="string" office:string-value="Baby">
            <text:p>Baby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Bad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plac, furn</text:p>
          </table:table-cell>
          <table:table-cell office:value-type="float" office:value="1">
            <text:p>1</text:p>
          </table:table-cell>
          <table:table-cell office:value-type="string">
            <text:p>bathroom</text:p>
          </table:table-cell>
          <table:table-cell/>
          <table:table-cell table:style-name="ce14" table:formula="of:=HYPERLINK(CONCATENATE([.$N$2]; [.C30]; [.$N$3]); [.C30])" office:value-type="string" office:string-value="Bad">
            <text:p>Bad</text:p>
          </table:table-cell>
          <table:table-cell table:style-name="ce9" table:formula="of:=HYPERLINK(CONCATENATE([.$N$5]; [.C30]; [.$N$6]); [.C30])" office:value-type="string" office:string-value="Bad">
            <text:p>Bad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bald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on</text:p>
          </table:table-cell>
          <table:table-cell/>
          <table:table-cell table:style-name="ce14" table:formula="of:=HYPERLINK(CONCATENATE([.$N$2]; [.C31]; [.$N$3]); [.C31])" office:value-type="string" office:string-value="bald">
            <text:p>bald</text:p>
          </table:table-cell>
          <table:table-cell table:style-name="ce9" table:formula="of:=HYPERLINK(CONCATENATE([.$N$5]; [.C31]; [.$N$6]); [.C31])" office:value-type="string" office:string-value="bald">
            <text:p>bald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alkon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balcony</text:p>
          </table:table-cell>
          <table:table-cell/>
          <table:table-cell table:style-name="ce14" table:formula="of:=HYPERLINK(CONCATENATE([.$N$2]; [.C32]; [.$N$3]); [.C32])" office:value-type="string" office:string-value="Balkon">
            <text:p>Balkon</text:p>
          </table:table-cell>
          <table:table-cell table:style-name="ce9" table:formula="of:=HYPERLINK(CONCATENATE([.$N$5]; [.C32]; [.$N$6]); [.C32])" office:value-type="string" office:string-value="Balkon">
            <text:p>Balko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är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bear</text:p>
          </table:table-cell>
          <table:table-cell/>
          <table:table-cell table:style-name="ce14" table:formula="of:=HYPERLINK(CONCATENATE([.$N$2]; [.C33]; [.$N$3]); [.C33])" office:value-type="string" office:string-value="Bär">
            <text:p>Bär</text:p>
          </table:table-cell>
          <table:table-cell table:style-name="ce9" table:formula="of:=HYPERLINK(CONCATENATE([.$N$5]; [.C33]; [.$N$6]); [.C33])" office:value-type="string" office:string-value="Bär">
            <text:p>Bä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au</text:p>
          </table:table-cell>
          <table:table-cell office:value-type="string">
            <text:p>~s, ~es</text:p>
          </table:table-cell>
          <table:table-cell office:value-type="string">
            <text:p>~en, 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ilding, construction</text:p>
          </table:table-cell>
          <table:table-cell/>
          <table:table-cell table:style-name="ce14" table:formula="of:=HYPERLINK(CONCATENATE([.$N$2]; [.C34]; [.$N$3]); [.C34])" office:value-type="string" office:string-value="Bau">
            <text:p>Bau</text:p>
          </table:table-cell>
          <table:table-cell table:style-name="ce9" table:formula="of:=HYPERLINK(CONCATENATE([.$N$5]; [.C34]; [.$N$6]); [.C34])" office:value-type="string" office:string-value="Bau">
            <text:p>Bau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auer</text:p>
          </table:table-cell>
          <table:table-cell table:number-columns-repeated="2"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farmer, peasant</text:p>
          </table:table-cell>
          <table:table-cell/>
          <table:table-cell table:style-name="ce14" table:formula="of:=HYPERLINK(CONCATENATE([.$N$2]; [.C35]; [.$N$3]); [.C35])" office:value-type="string" office:string-value="Bauer">
            <text:p>Bauer</text:p>
          </table:table-cell>
          <table:table-cell table:style-name="ce9" table:formula="of:=HYPERLINK(CONCATENATE([.$N$5]; [.C35]; [.$N$6]); [.C35])" office:value-type="string" office:string-value="Bauer">
            <text:p>Bau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aum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/>
          <table:table-cell table:style-name="ce14" table:formula="of:=HYPERLINK(CONCATENATE([.$N$2]; [.C36]; [.$N$3]); [.C36])" office:value-type="string" office:string-value="Baum">
            <text:p>Baum</text:p>
          </table:table-cell>
          <table:table-cell table:style-name="ce9" table:formula="of:=HYPERLINK(CONCATENATE([.$N$5]; [.C36]; [.$N$6]); [.C36])" office:value-type="string" office:string-value="Baum">
            <text:p>Baum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Bedien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rvice</text:p>
          </table:table-cell>
          <table:table-cell/>
          <table:table-cell table:style-name="ce14" table:formula="of:=HYPERLINK(CONCATENATE([.$N$2]; [.C37]; [.$N$3]); [.C37])" office:value-type="string" office:string-value="Bedienung">
            <text:p>Bedienung</text:p>
          </table:table-cell>
          <table:table-cell table:style-name="ce9" table:formula="of:=HYPERLINK(CONCATENATE([.$N$5]; [.C37]; [.$N$6]); [.C37])" office:value-type="string" office:string-value="Bedienung">
            <text:p>Bedienun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begeister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enthusiastic</text:p>
          </table:table-cell>
          <table:table-cell/>
          <table:table-cell table:style-name="ce14" table:formula="of:=HYPERLINK(CONCATENATE([.$N$2]; [.C38]; [.$N$3]); [.C38])" office:value-type="string" office:string-value="begeistert">
            <text:p>begeistert</text:p>
          </table:table-cell>
          <table:table-cell table:style-name="ce9" table:formula="of:=HYPERLINK(CONCATENATE([.$N$5]; [.C38]; [.$N$6]); [.C38])" office:value-type="string" office:string-value="begeistert">
            <text:p>begeistert</text:p>
          </table:table-cell>
          <table:table-cell table:number-columns-repeated="3"/>
        </table:table-row>
        <table:table-row table:style-name="ro2">
          <table:table-cell office:value-type="string">
            <text:p>s3</text:p>
          </table:table-cell>
          <table:table-cell/>
          <table:table-cell office:value-type="string">
            <text:p>beginnen</text:p>
          </table:table-cell>
          <table:table-cell table:number-columns-repeated="2" office:value-type="string">
            <text:p>~</text:p>
          </table:table-cell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begin, to start</text:p>
          </table:table-cell>
          <table:table-cell/>
          <table:table-cell table:style-name="ce14" table:formula="of:=HYPERLINK(CONCATENATE([.$N$2]; [.C39]; [.$N$3]); [.C39])" office:value-type="string" office:string-value="beginnen">
            <text:p>beginnen</text:p>
          </table:table-cell>
          <table:table-cell table:style-name="ce9" table:formula="of:=HYPERLINK(CONCATENATE([.$N$5]; [.C39]; [.$N$6]); [.C39])" office:value-type="string" office:string-value="beginnen">
            <text:p>beginn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beid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oth</text:p>
          </table:table-cell>
          <table:table-cell/>
          <table:table-cell table:style-name="ce14" table:formula="of:=HYPERLINK(CONCATENATE([.$N$2]; [.C40]; [.$N$3]); [.C40])" office:value-type="string" office:string-value="beide">
            <text:p>beide</text:p>
          </table:table-cell>
          <table:table-cell table:style-name="ce9" table:formula="of:=HYPERLINK(CONCATENATE([.$N$5]; [.C40]; [.$N$6]); [.C40])" office:value-type="string" office:string-value="beide">
            <text:p>beid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Beklei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othing, apparel</text:p>
          </table:table-cell>
          <table:table-cell/>
          <table:table-cell table:style-name="ce14" table:formula="of:=HYPERLINK(CONCATENATE([.$N$2]; [.C41]; [.$N$3]); [.C41])" office:value-type="string" office:string-value="Bekleidung">
            <text:p>Bekleidung</text:p>
          </table:table-cell>
          <table:table-cell table:style-name="ce9" table:formula="of:=HYPERLINK(CONCATENATE([.$N$5]; [.C41]; [.$N$6]); [.C41])" office:value-type="string" office:string-value="Bekleidung">
            <text:p>Bekleidun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belieb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pular, admired</text:p>
          </table:table-cell>
          <table:table-cell/>
          <table:table-cell table:style-name="ce14" table:formula="of:=HYPERLINK(CONCATENATE([.$N$2]; [.C42]; [.$N$3]); [.C42])" office:value-type="string" office:string-value="beliebt">
            <text:p>beliebt</text:p>
          </table:table-cell>
          <table:table-cell table:style-name="ce9" table:formula="of:=HYPERLINK(CONCATENATE([.$N$5]; [.C42]; [.$N$6]); [.C42])" office:value-type="string" office:string-value="beliebt">
            <text:p>beliebt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er</text:p>
          </table:table-cell>
          <table:table-cell table:style-name="ce4"/>
          <table:table-cell table:style-name="ce4" office:value-type="string">
            <text:p>Benutzern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 office:value-type="string">
            <text:p>pers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user</text:p>
          </table:table-cell>
          <table:table-cell table:style-name="ce4"/>
          <table:table-cell table:style-name="ce15" table:formula="of:=HYPERLINK(CONCATENATE([.$N$2]; [.C43]; [.$N$3]); [.C43])" office:value-type="string" office:string-value="Benutzern">
            <text:p>Benutzern</text:p>
          </table:table-cell>
          <table:table-cell table:style-name="ce9" table:formula="of:=HYPERLINK(CONCATENATE([.$N$5]; [.C43]; [.$N$6]); [.C43])" office:value-type="string" office:string-value="Benutzern">
            <text:p>Benutzer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bequem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omfortable</text:p>
          </table:table-cell>
          <table:table-cell/>
          <table:table-cell table:style-name="ce14" table:formula="of:=HYPERLINK(CONCATENATE([.$N$2]; [.C44]; [.$N$3]); [.C44])" office:value-type="string" office:string-value="bequem">
            <text:p>bequem</text:p>
          </table:table-cell>
          <table:table-cell table:style-name="ce9" table:formula="of:=HYPERLINK(CONCATENATE([.$N$5]; [.C44]; [.$N$6]); [.C44])" office:value-type="string" office:string-value="bequem">
            <text:p>bequem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berei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ady</text:p>
          </table:table-cell>
          <table:table-cell/>
          <table:table-cell table:style-name="ce14" table:formula="of:=HYPERLINK(CONCATENATE([.$N$2]; [.C45]; [.$N$3]); [.C45])" office:value-type="string" office:string-value="bereit">
            <text:p>bereit</text:p>
          </table:table-cell>
          <table:table-cell table:style-name="ce9" table:formula="of:=HYPERLINK(CONCATENATE([.$N$5]; [.C45]; [.$N$6]); [.C45])" office:value-type="string" office:string-value="bereit">
            <text:p>berei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eruf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ccupation</text:p>
          </table:table-cell>
          <table:table-cell/>
          <table:table-cell table:style-name="ce14" table:formula="of:=HYPERLINK(CONCATENATE([.$N$2]; [.C46]; [.$N$3]); [.C46])" office:value-type="string" office:string-value="Beruf">
            <text:p>Beruf</text:p>
          </table:table-cell>
          <table:table-cell table:style-name="ce9" table:formula="of:=HYPERLINK(CONCATENATE([.$N$5]; [.C46]; [.$N$6]); [.C46])" office:value-type="string" office:string-value="Beruf">
            <text:p>Beruf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esucher</text:p>
          </table:table-cell>
          <table:table-cell office:value-type="string">
            <text:p>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visitor</text:p>
          </table:table-cell>
          <table:table-cell/>
          <table:table-cell table:style-name="ce14" table:formula="of:=HYPERLINK(CONCATENATE([.$N$2]; [.C47]; [.$N$3]); [.C47])" office:value-type="string" office:string-value="Besucher">
            <text:p>Besucher</text:p>
          </table:table-cell>
          <table:table-cell table:style-name="ce9" table:formula="of:=HYPERLINK(CONCATENATE([.$N$5]; [.C47]; [.$N$6]); [.C47])" office:value-type="string" office:string-value="Besucher">
            <text:p>Besuch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betref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be concerned so./sth.</text:p>
          </table:table-cell>
          <table:table-cell/>
          <table:table-cell table:style-name="ce14" table:formula="of:=HYPERLINK(CONCATENATE([.$N$2]; [.C48]; [.$N$3]); [.C48])" office:value-type="string" office:string-value="betreffen">
            <text:p>betreffen</text:p>
          </table:table-cell>
          <table:table-cell table:style-name="ce9" table:formula="of:=HYPERLINK(CONCATENATE([.$N$5]; [.C48]; [.$N$6]); [.C48])" office:value-type="string" office:string-value="betreffen">
            <text:p>betreff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Bett</text:p>
          </table:table-cell>
          <table:table-cell office:value-type="string">
            <text:p>~s, ~e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/>
          <table:table-cell table:style-name="ce14" table:formula="of:=HYPERLINK(CONCATENATE([.$N$2]; [.C49]; [.$N$3]); [.C49])" office:value-type="string" office:string-value="Bett">
            <text:p>Bett</text:p>
          </table:table-cell>
          <table:table-cell table:style-name="ce9" table:formula="of:=HYPERLINK(CONCATENATE([.$N$5]; [.C49]; [.$N$6]); [.C49])" office:value-type="string" office:string-value="Bett">
            <text:p>Bet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Bevölker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opulation</text:p>
          </table:table-cell>
          <table:table-cell/>
          <table:table-cell table:style-name="ce14" table:formula="of:=HYPERLINK(CONCATENATE([.$N$2]; [.C50]; [.$N$3]); [.C50])" office:value-type="string" office:string-value="Bevölkerung">
            <text:p>Bevölkerung</text:p>
          </table:table-cell>
          <table:table-cell table:style-name="ce9" table:formula="of:=HYPERLINK(CONCATENATE([.$N$5]; [.C50]; [.$N$6]); [.C50])" office:value-type="string" office:string-value="Bevölkerung">
            <text:p>Bevölkerung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table:style-name="ce9"/>
          <table:table-cell office:value-type="string">
            <text:p>beza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pay</text:p>
          </table:table-cell>
          <table:table-cell/>
          <table:table-cell table:style-name="ce14" table:formula="of:=HYPERLINK(CONCATENATE([.$N$2]; [.C51]; [.$N$3]); [.C51])" office:value-type="string" office:string-value="bezahlen">
            <text:p>bezahlen</text:p>
          </table:table-cell>
          <table:table-cell table:style-name="ce9" table:formula="of:=HYPERLINK(CONCATENATE([.$N$5]; [.C51]; [.$N$6]); [.C51])" office:value-type="string" office:string-value="bezahlen">
            <text:p>bezahle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Bezieh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lationship, affair</text:p>
          </table:table-cell>
          <table:table-cell/>
          <table:table-cell table:style-name="ce14" table:formula="of:=HYPERLINK(CONCATENATE([.$N$2]; [.C52]; [.$N$3]); [.C52])" office:value-type="string" office:string-value="Beziehung">
            <text:p>Beziehung</text:p>
          </table:table-cell>
          <table:table-cell table:style-name="ce9" table:formula="of:=HYPERLINK(CONCATENATE([.$N$5]; [.C52]; [.$N$6]); [.C52])" office:value-type="string" office:string-value="Beziehung">
            <text:p>Beziehun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bitte</text:p>
          </table:table-cell>
          <table:table-cell table:number-columns-repeated="2"/>
          <table:table-cell office:value-type="string">
            <text:p>adv</text:p>
          </table:table-cell>
          <table:table-cell office:value-type="string">
            <text:p>expr</text:p>
          </table:table-cell>
          <table:table-cell office:value-type="float" office:value="1">
            <text:p>1</text:p>
          </table:table-cell>
          <table:table-cell office:value-type="string">
            <text:p>please, excuse me, here you are</text:p>
          </table:table-cell>
          <table:table-cell/>
          <table:table-cell table:style-name="ce14" table:formula="of:=HYPERLINK(CONCATENATE([.$N$2]; [.C53]; [.$N$3]); [.C53])" office:value-type="string" office:string-value="bitte">
            <text:p>bitte</text:p>
          </table:table-cell>
          <table:table-cell table:style-name="ce9" table:formula="of:=HYPERLINK(CONCATENATE([.$N$5]; [.C53]; [.$N$6]); [.C53])" office:value-type="string" office:string-value="bitte">
            <text:p>bit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blau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/>
          <table:table-cell table:style-name="ce14" table:formula="of:=HYPERLINK(CONCATENATE([.$N$2]; [.C54]; [.$N$3]); [.C54])" office:value-type="string" office:string-value="blau">
            <text:p>blau</text:p>
          </table:table-cell>
          <table:table-cell table:style-name="ce9" table:formula="of:=HYPERLINK(CONCATENATE([.$N$5]; [.C54]; [.$N$6]); [.C54])" office:value-type="string" office:string-value="blau">
            <text:p>blau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Blu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flower</text:p>
          </table:table-cell>
          <table:table-cell/>
          <table:table-cell table:style-name="ce14" table:formula="of:=HYPERLINK(CONCATENATE([.$N$2]; [.C55]; [.$N$3]); [.C55])" office:value-type="string" office:string-value="Blume">
            <text:p>Blume</text:p>
          </table:table-cell>
          <table:table-cell table:style-name="ce9" table:formula="of:=HYPERLINK(CONCATENATE([.$N$5]; [.C55]; [.$N$6]); [.C55])" office:value-type="string" office:string-value="Blume">
            <text:p>Blume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brau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need</text:p>
          </table:table-cell>
          <table:table-cell/>
          <table:table-cell table:style-name="ce14" table:formula="of:=HYPERLINK(CONCATENATE([.$N$2]; [.C56]; [.$N$3]); [.C56])" office:value-type="string" office:string-value="brauchen">
            <text:p>brauchen</text:p>
          </table:table-cell>
          <table:table-cell table:style-name="ce9" table:formula="of:=HYPERLINK(CONCATENATE([.$N$5]; [.C56]; [.$N$6]); [.C56])" office:value-type="string" office:string-value="brauchen">
            <text:p>brauch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brin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fetch</text:p>
          </table:table-cell>
          <table:table-cell/>
          <table:table-cell table:style-name="ce14" table:formula="of:=HYPERLINK(CONCATENATE([.$N$2]; [.C57]; [.$N$3]); [.C57])" office:value-type="string" office:string-value="bringen">
            <text:p>bringen</text:p>
          </table:table-cell>
          <table:table-cell table:style-name="ce9" table:formula="of:=HYPERLINK(CONCATENATE([.$N$5]; [.C57]; [.$N$6]); [.C57])" office:value-type="string" office:string-value="bringen">
            <text:p>bring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Bro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bread</text:p>
          </table:table-cell>
          <table:table-cell/>
          <table:table-cell table:style-name="ce14" table:formula="of:=HYPERLINK(CONCATENATE([.$N$2]; [.C58]; [.$N$3]); [.C58])" office:value-type="string" office:string-value="Brot">
            <text:p>Brot</text:p>
          </table:table-cell>
          <table:table-cell table:style-name="ce9" table:formula="of:=HYPERLINK(CONCATENATE([.$N$5]; [.C58]; [.$N$6]); [.C58])" office:value-type="string" office:string-value="Brot">
            <text:p>Bro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ruder</text:p>
          </table:table-cell>
          <table:table-cell office:value-type="string">
            <text:p>~s</text:p>
          </table:table-cell>
          <table:table-cell office:value-type="string">
            <text:p>⍨s</text:p>
          </table:table-cell>
          <table:table-cell office:value-type="string">
            <text:p>nuo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brother</text:p>
          </table:table-cell>
          <table:table-cell/>
          <table:table-cell table:style-name="ce14" table:formula="of:=HYPERLINK(CONCATENATE([.$N$2]; [.C59]; [.$N$3]); [.C59])" office:value-type="string" office:string-value="Bruder">
            <text:p>Bruder</text:p>
          </table:table-cell>
          <table:table-cell table:style-name="ce9" table:formula="of:=HYPERLINK(CONCATENATE([.$N$5]; [.C59]; [.$N$6]); [.C59])" office:value-type="string" office:string-value="Bruder">
            <text:p>Brud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Buch</text:p>
          </table:table-cell>
          <table:table-cell office:value-type="string">
            <text:p>~s, 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1">
            <text:p>1</text:p>
          </table:table-cell>
          <table:table-cell office:value-type="string">
            <text:p>book</text:p>
          </table:table-cell>
          <table:table-cell/>
          <table:table-cell table:style-name="ce14" table:formula="of:=HYPERLINK(CONCATENATE([.$N$2]; [.C60]; [.$N$3]); [.C60])" office:value-type="string" office:string-value="Buch">
            <text:p>Buch</text:p>
          </table:table-cell>
          <table:table-cell table:style-name="ce9" table:formula="of:=HYPERLINK(CONCATENATE([.$N$5]; [.C60]; [.$N$6]); [.C60])" office:value-type="string" office:string-value="Buch">
            <text:p>Bu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ürger</text:p>
          </table:table-cell>
          <table:table-cell office:value-type="string">
            <text:p>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citizen</text:p>
          </table:table-cell>
          <table:table-cell/>
          <table:table-cell table:style-name="ce14" table:formula="of:=HYPERLINK(CONCATENATE([.$N$2]; [.C61]; [.$N$3]); [.C61])" office:value-type="string" office:string-value="Bürger">
            <text:p>Bürger</text:p>
          </table:table-cell>
          <table:table-cell table:style-name="ce9" table:formula="of:=HYPERLINK(CONCATENATE([.$N$5]; [.C61]; [.$N$6]); [.C61])" office:value-type="string" office:string-value="Bürger">
            <text:p>Bürg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clever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clever</text:p>
          </table:table-cell>
          <table:table-cell/>
          <table:table-cell table:style-name="ce14" table:formula="of:=HYPERLINK(CONCATENATE([.$N$2]; [.C62]; [.$N$3]); [.C62])" office:value-type="string" office:string-value="clever">
            <text:p>clever</text:p>
          </table:table-cell>
          <table:table-cell table:style-name="ce9" table:formula="of:=HYPERLINK(CONCATENATE([.$N$5]; [.C62]; [.$N$6]); [.C62])" office:value-type="string" office:string-value="clever">
            <text:p>clev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Dach</text:p>
          </table:table-cell>
          <table:table-cell office:value-type="string">
            <text:p>~s, 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roof</text:p>
          </table:table-cell>
          <table:table-cell/>
          <table:table-cell table:style-name="ce14" table:formula="of:=HYPERLINK(CONCATENATE([.$N$2]; [.C63]; [.$N$3]); [.C63])" office:value-type="string" office:string-value="Dach">
            <text:p>Dach</text:p>
          </table:table-cell>
          <table:table-cell table:style-name="ce9" table:formula="of:=HYPERLINK(CONCATENATE([.$N$5]; [.C63]; [.$N$6]); [.C63])" office:value-type="string" office:string-value="Dach">
            <text:p>Da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Da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lady, queen (chess)</text:p>
          </table:table-cell>
          <table:table-cell/>
          <table:table-cell table:style-name="ce14" table:formula="of:=HYPERLINK(CONCATENATE([.$N$2]; [.C64]; [.$N$3]); [.C64])" office:value-type="string" office:string-value="Dame">
            <text:p>Dame</text:p>
          </table:table-cell>
          <table:table-cell table:style-name="ce9" table:formula="of:=HYPERLINK(CONCATENATE([.$N$5]; [.C64]; [.$N$6]); [.C64])" office:value-type="string" office:string-value="Dame">
            <text:p>Dame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dank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thank</text:p>
          </table:table-cell>
          <table:table-cell/>
          <table:table-cell table:style-name="ce14" table:formula="of:=HYPERLINK(CONCATENATE([.$N$2]; [.C65]; [.$N$3]); [.C65])" office:value-type="string" office:string-value="danken">
            <text:p>danken</text:p>
          </table:table-cell>
          <table:table-cell table:style-name="ce9" table:formula="of:=HYPERLINK(CONCATENATE([.$N$5]; [.C65]; [.$N$6]); [.C65])" office:value-type="string" office:string-value="danken">
            <text:p>dank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das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14" table:formula="of:=HYPERLINK(CONCATENATE([.$N$2]; [.C66]; [.$N$3]); [.C66])" office:value-type="string" office:string-value="das">
            <text:p>das</text:p>
          </table:table-cell>
          <table:table-cell table:style-name="ce9" table:formula="of:=HYPERLINK(CONCATENATE([.$N$5]; [.C66]; [.$N$6]); [.C66])" office:value-type="string" office:string-value="das">
            <text:p>das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definier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fine</text:p>
          </table:table-cell>
          <table:table-cell/>
          <table:table-cell table:style-name="ce14" table:formula="of:=HYPERLINK(CONCATENATE([.$N$2]; [.C67]; [.$N$3]); [.C67])" office:value-type="string" office:string-value="definieren">
            <text:p>definieren</text:p>
          </table:table-cell>
          <table:table-cell table:style-name="ce9" table:formula="of:=HYPERLINK(CONCATENATE([.$N$5]; [.C67]; [.$N$6]); [.C67])" office:value-type="string" office:string-value="definieren">
            <text:p>definier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d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our, yours</text:p>
          </table:table-cell>
          <table:table-cell/>
          <table:table-cell table:style-name="ce14" table:formula="of:=HYPERLINK(CONCATENATE([.$N$2]; [.C68]; [.$N$3]); [.C68])" office:value-type="string" office:string-value="dein">
            <text:p>dein</text:p>
          </table:table-cell>
          <table:table-cell table:style-name="ce9" table:formula="of:=HYPERLINK(CONCATENATE([.$N$5]; [.C68]; [.$N$6]); [.C68])" office:value-type="string" office:string-value="dein">
            <text:p>dei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der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14" table:formula="of:=HYPERLINK(CONCATENATE([.$N$2]; [.C69]; [.$N$3]); [.C69])" office:value-type="string" office:string-value="der">
            <text:p>der</text:p>
          </table:table-cell>
          <table:table-cell table:style-name="ce9" table:formula="of:=HYPERLINK(CONCATENATE([.$N$5]; [.C69]; [.$N$6]); [.C69])" office:value-type="string" office:string-value="der">
            <text:p>d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deuts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rman</text:p>
          </table:table-cell>
          <table:table-cell/>
          <table:table-cell table:style-name="ce14" table:formula="of:=HYPERLINK(CONCATENATE([.$N$2]; [.C70]; [.$N$3]); [.C70])" office:value-type="string" office:string-value="deutsch">
            <text:p>deutsch</text:p>
          </table:table-cell>
          <table:table-cell table:style-name="ce9" table:formula="of:=HYPERLINK(CONCATENATE([.$N$5]; [.C70]; [.$N$6]); [.C70])" office:value-type="string" office:string-value="deutsch">
            <text:p>deuts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Deutsch</text:p>
          </table:table-cell>
          <table:table-cell office:value-type="string">
            <text:p>~en, ~, ~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German</text:p>
          </table:table-cell>
          <table:table-cell/>
          <table:table-cell table:style-name="ce14" table:formula="of:=HYPERLINK(CONCATENATE([.$N$2]; [.C71]; [.$N$3]); [.C71])" office:value-type="string" office:string-value="Deutsch">
            <text:p>Deutsch</text:p>
          </table:table-cell>
          <table:table-cell table:style-name="ce9" table:formula="of:=HYPERLINK(CONCATENATE([.$N$5]; [.C71]; [.$N$6]); [.C71])" office:value-type="string" office:string-value="Deutsch">
            <text:p>Deuts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Diä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iet</text:p>
          </table:table-cell>
          <table:table-cell/>
          <table:table-cell table:style-name="ce14" table:formula="of:=HYPERLINK(CONCATENATE([.$N$2]; [.C72]; [.$N$3]); [.C72])" office:value-type="string" office:string-value="Diät">
            <text:p>Diät</text:p>
          </table:table-cell>
          <table:table-cell table:style-name="ce9" table:formula="of:=HYPERLINK(CONCATENATE([.$N$5]; [.C72]; [.$N$6]); [.C72])" office:value-type="string" office:string-value="Diät">
            <text:p>Diä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die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14" table:formula="of:=HYPERLINK(CONCATENATE([.$N$2]; [.C73]; [.$N$3]); [.C73])" office:value-type="string" office:string-value="die">
            <text:p>die</text:p>
          </table:table-cell>
          <table:table-cell table:style-name="ce9" table:formula="of:=HYPERLINK(CONCATENATE([.$N$5]; [.C73]; [.$N$6]); [.C73])" office:value-type="string" office:string-value="die">
            <text:p>di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Diens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rvice, work, duty</text:p>
          </table:table-cell>
          <table:table-cell/>
          <table:table-cell table:style-name="ce14" table:formula="of:=HYPERLINK(CONCATENATE([.$N$2]; [.C74]; [.$N$3]); [.C74])" office:value-type="string" office:string-value="Dienst">
            <text:p>Dienst</text:p>
          </table:table-cell>
          <table:table-cell table:style-name="ce9" table:formula="of:=HYPERLINK(CONCATENATE([.$N$5]; [.C74]; [.$N$6]); [.C74])" office:value-type="string" office:string-value="Dienst">
            <text:p>Diens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Dienstleis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rvice, provision of services</text:p>
          </table:table-cell>
          <table:table-cell/>
          <table:table-cell table:style-name="ce14" table:formula="of:=HYPERLINK(CONCATENATE([.$N$2]; [.C75]; [.$N$3]); [.C75])" office:value-type="string" office:string-value="Dienstleistung">
            <text:p>Dienstleistung</text:p>
          </table:table-cell>
          <table:table-cell table:style-name="ce9" table:formula="of:=HYPERLINK(CONCATENATE([.$N$5]; [.C75]; [.$N$6]); [.C75])" office:value-type="string" office:string-value="Dienstleistung">
            <text:p>Dienstleistung</text:p>
          </table:table-cell>
          <table:table-cell table:number-columns-repeated="3"/>
        </table:table-row>
        <table:table-row table:style-name="ro2">
          <table:table-cell table:style-name="ce5" table:number-columns-repeated="2"/>
          <table:table-cell table:style-name="ce5" office:value-type="string">
            <text:p>dies</text:p>
          </table:table-cell>
          <table:table-cell table:style-name="ce5" table:number-columns-repeated="2"/>
          <table:table-cell table:style-name="ce5" office:value-type="string">
            <text:p>pron</text:p>
          </table:table-cell>
          <table:table-cell table:style-name="ce5"/>
          <table:table-cell table:style-name="ce5" office:value-type="float" office:value="100">
            <text:p>100</text:p>
          </table:table-cell>
          <table:table-cell table:style-name="ce5" office:value-type="string">
            <text:p>this</text:p>
          </table:table-cell>
          <table:table-cell table:style-name="ce5"/>
          <table:table-cell table:style-name="ce18" table:formula="of:=HYPERLINK(CONCATENATE([.$N$2]; [.C76]; [.$N$3]); [.C76])" office:value-type="string" office:string-value="dies">
            <text:p>dies</text:p>
          </table:table-cell>
          <table:table-cell table:style-name="ce18" table:formula="of:=HYPERLINK(CONCATENATE([.$N$5]; [.C76]; [.$N$6]); [.C76])" office:value-type="string" office:string-value="dies">
            <text:p>die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dies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is</text:p>
          </table:table-cell>
          <table:table-cell/>
          <table:table-cell table:style-name="ce14" table:formula="of:=HYPERLINK(CONCATENATE([.$N$2]; [.C77]; [.$N$3]); [.C77])" office:value-type="string" office:string-value="diese">
            <text:p>diese</text:p>
          </table:table-cell>
          <table:table-cell table:style-name="ce9" table:formula="of:=HYPERLINK(CONCATENATE([.$N$5]; [.C77]; [.$N$6]); [.C77])" office:value-type="string" office:string-value="diese">
            <text:p>dies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drei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ree</text:p>
          </table:table-cell>
          <table:table-cell/>
          <table:table-cell table:style-name="ce14" table:formula="of:=HYPERLINK(CONCATENATE([.$N$2]; [.C78]; [.$N$3]); [.C78])" office:value-type="string" office:string-value="drei">
            <text:p>drei</text:p>
          </table:table-cell>
          <table:table-cell table:style-name="ce9" table:formula="of:=HYPERLINK(CONCATENATE([.$N$5]; [.C78]; [.$N$6]); [.C78])" office:value-type="string" office:string-value="drei">
            <text:p>drei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dritte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ordn</text:p>
          </table:table-cell>
          <table:table-cell office:value-type="float" office:value="2">
            <text:p>2</text:p>
          </table:table-cell>
          <table:table-cell office:value-type="string">
            <text:p>third</text:p>
          </table:table-cell>
          <table:table-cell/>
          <table:table-cell table:style-name="ce14" table:formula="of:=HYPERLINK(CONCATENATE([.$N$2]; [.C79]; [.$N$3]); [.C79])" office:value-type="string" office:string-value="dritte">
            <text:p>dritte</text:p>
          </table:table-cell>
          <table:table-cell table:style-name="ce9" table:formula="of:=HYPERLINK(CONCATENATE([.$N$5]; [.C79]; [.$N$6]); [.C79])" office:value-type="string" office:string-value="dritte">
            <text:p>drit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du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ou</text:p>
          </table:table-cell>
          <table:table-cell/>
          <table:table-cell table:style-name="ce14" table:formula="of:=HYPERLINK(CONCATENATE([.$N$2]; [.C80]; [.$N$3]); [.C80])" office:value-type="string" office:string-value="du">
            <text:p>du</text:p>
          </table:table-cell>
          <table:table-cell table:style-name="ce9" table:formula="of:=HYPERLINK(CONCATENATE([.$N$5]; [.C80]; [.$N$6]); [.C80])" office:value-type="string" office:string-value="du">
            <text:p>du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Durst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irst</text:p>
          </table:table-cell>
          <table:table-cell/>
          <table:table-cell table:style-name="ce14" table:formula="of:=HYPERLINK(CONCATENATE([.$N$2]; [.C81]; [.$N$3]); [.C81])" office:value-type="string" office:string-value="Durst">
            <text:p>Durst</text:p>
          </table:table-cell>
          <table:table-cell table:style-name="ce9" table:formula="of:=HYPERLINK(CONCATENATE([.$N$5]; [.C81]; [.$N$6]); [.C81])" office:value-type="string" office:string-value="Durst">
            <text:p>Durs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ch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uthentic, unique, real</text:p>
          </table:table-cell>
          <table:table-cell/>
          <table:table-cell table:style-name="ce14" table:formula="of:=HYPERLINK(CONCATENATE([.$N$2]; [.C82]; [.$N$3]); [.C82])" office:value-type="string" office:string-value="echt">
            <text:p>echt</text:p>
          </table:table-cell>
          <table:table-cell table:style-name="ce9" table:formula="of:=HYPERLINK(CONCATENATE([.$N$5]; [.C82]; [.$N$6]); [.C82])" office:value-type="string" office:string-value="echt">
            <text:p>ech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he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ather, quite</text:p>
          </table:table-cell>
          <table:table-cell/>
          <table:table-cell table:style-name="ce14" table:formula="of:=HYPERLINK(CONCATENATE([.$N$2]; [.C83]; [.$N$3]); [.C83])" office:value-type="string" office:string-value="eher">
            <text:p>eher</text:p>
          </table:table-cell>
          <table:table-cell table:style-name="ce9" table:formula="of:=HYPERLINK(CONCATENATE([.$N$5]; [.C83]; [.$N$6]); [.C83])" office:value-type="string" office:string-value="eher">
            <text:p>eh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Ei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egg</text:p>
          </table:table-cell>
          <table:table-cell/>
          <table:table-cell table:style-name="ce14" table:formula="of:=HYPERLINK(CONCATENATE([.$N$2]; [.C84]; [.$N$3]); [.C84])" office:value-type="string" office:string-value="Ei">
            <text:p>Ei</text:p>
          </table:table-cell>
          <table:table-cell table:style-name="ce9" table:formula="of:=HYPERLINK(CONCATENATE([.$N$5]; [.C84]; [.$N$6]); [.C84])" office:value-type="string" office:string-value="Ei">
            <text:p>Ei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Eigentü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owner</text:p>
          </table:table-cell>
          <table:table-cell/>
          <table:table-cell table:style-name="ce14" table:formula="of:=HYPERLINK(CONCATENATE([.$N$2]; [.C85]; [.$N$3]); [.C85])" office:value-type="string" office:string-value="Eigentümer">
            <text:p>Eigentümer</text:p>
          </table:table-cell>
          <table:table-cell table:style-name="ce9" table:formula="of:=HYPERLINK(CONCATENATE([.$N$5]; [.C85]; [.$N$6]); [.C85])" office:value-type="string" office:string-value="Eigentümer">
            <text:p>Eigentüm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in</text:p>
          </table:table-cell>
          <table:table-cell table:number-columns-repeated="2"/>
          <table:table-cell office:value-type="string">
            <text:p>ar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, an</text:p>
          </table:table-cell>
          <table:table-cell/>
          <table:table-cell table:style-name="ce14" table:formula="of:=HYPERLINK(CONCATENATE([.$N$2]; [.C86]; [.$N$3]); [.C86])" office:value-type="string" office:string-value="ein">
            <text:p>ein</text:p>
          </table:table-cell>
          <table:table-cell table:style-name="ce9" table:formula="of:=HYPERLINK(CONCATENATE([.$N$5]; [.C86]; [.$N$6]); [.C86])" office:value-type="string" office:string-value="ein">
            <text:p>ei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indeu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unique</text:p>
          </table:table-cell>
          <table:table-cell/>
          <table:table-cell table:style-name="ce14" table:formula="of:=HYPERLINK(CONCATENATE([.$N$2]; [.C87]; [.$N$3]); [.C87])" office:value-type="string" office:string-value="eindeutig">
            <text:p>eindeutig</text:p>
          </table:table-cell>
          <table:table-cell table:style-name="ce9" table:formula="of:=HYPERLINK(CONCATENATE([.$N$5]; [.C87]; [.$N$6]); [.C87])" office:value-type="string" office:string-value="eindeutig">
            <text:p>eindeuti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infa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sy, simple</text:p>
          </table:table-cell>
          <table:table-cell/>
          <table:table-cell table:style-name="ce14" table:formula="of:=HYPERLINK(CONCATENATE([.$N$2]; [.C88]; [.$N$3]); [.C88])" office:value-type="string" office:string-value="einfach">
            <text:p>einfach</text:p>
          </table:table-cell>
          <table:table-cell table:style-name="ce9" table:formula="of:=HYPERLINK(CONCATENATE([.$N$5]; [.C88]; [.$N$6]); [.C88])" office:value-type="string" office:string-value="einfach">
            <text:p>einfa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inige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ome, any, few</text:p>
          </table:table-cell>
          <table:table-cell/>
          <table:table-cell table:style-name="ce14" table:formula="of:=HYPERLINK(CONCATENATE([.$N$2]; [.C89]; [.$N$3]); [.C89])" office:value-type="string" office:string-value="einige">
            <text:p>einige</text:p>
          </table:table-cell>
          <table:table-cell table:style-name="ce9" table:formula="of:=HYPERLINK(CONCATENATE([.$N$5]; [.C89]; [.$N$6]); [.C89])" office:value-type="string" office:string-value="einige">
            <text:p>einig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Einrich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facility, institution</text:p>
          </table:table-cell>
          <table:table-cell/>
          <table:table-cell table:style-name="ce14" table:formula="of:=HYPERLINK(CONCATENATE([.$N$2]; [.C90]; [.$N$3]); [.C90])" office:value-type="string" office:string-value="Einrichtung">
            <text:p>Einrichtung</text:p>
          </table:table-cell>
          <table:table-cell table:style-name="ce9" table:formula="of:=HYPERLINK(CONCATENATE([.$N$5]; [.C90]; [.$N$6]); [.C90])" office:value-type="string" office:string-value="Einrichtung">
            <text:p>Einrichtun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ins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e</text:p>
          </table:table-cell>
          <table:table-cell/>
          <table:table-cell table:style-name="ce14" table:formula="of:=HYPERLINK(CONCATENATE([.$N$2]; [.C91]; [.$N$3]); [.C91])" office:value-type="string" office:string-value="eins">
            <text:p>eins</text:p>
          </table:table-cell>
          <table:table-cell table:style-name="ce9" table:formula="of:=HYPERLINK(CONCATENATE([.$N$5]; [.C91]; [.$N$6]); [.C91])" office:value-type="string" office:string-value="eins">
            <text:p>eins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Einwoh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inhabitant</text:p>
          </table:table-cell>
          <table:table-cell/>
          <table:table-cell table:style-name="ce14" table:formula="of:=HYPERLINK(CONCATENATE([.$N$2]; [.C92]; [.$N$3]); [.C92])" office:value-type="string" office:string-value="Einwohner">
            <text:p>Einwohner</text:p>
          </table:table-cell>
          <table:table-cell table:style-name="ce9" table:formula="of:=HYPERLINK(CONCATENATE([.$N$5]; [.C92]; [.$N$6]); [.C92])" office:value-type="string" office:string-value="Einwohner">
            <text:p>Einwohn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Elefa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elephant</text:p>
          </table:table-cell>
          <table:table-cell/>
          <table:table-cell table:style-name="ce14" table:formula="of:=HYPERLINK(CONCATENATE([.$N$2]; [.C93]; [.$N$3]); [.C93])" office:value-type="string" office:string-value="Elefant">
            <text:p>Elefant</text:p>
          </table:table-cell>
          <table:table-cell table:style-name="ce9" table:formula="of:=HYPERLINK(CONCATENATE([.$N$5]; [.C93]; [.$N$6]); [.C93])" office:value-type="string" office:string-value="Elefant">
            <text:p>Elefant</text:p>
          </table:table-cell>
          <table:table-cell table:number-columns-repeated="3"/>
        </table:table-row>
        <table:table-row table:style-name="ro2">
          <table:table-cell table:style-name="ce6" office:value-type="string">
            <text:p>–</text:p>
          </table:table-cell>
          <table:table-cell table:style-name="ce6"/>
          <table:table-cell office:value-type="string">
            <text:p>Eltern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fam</text:p>
          </table:table-cell>
          <table:table-cell office:value-type="float" office:value="1">
            <text:p>1</text:p>
          </table:table-cell>
          <table:table-cell office:value-type="string">
            <text:p>parents</text:p>
          </table:table-cell>
          <table:table-cell/>
          <table:table-cell table:style-name="ce14" table:formula="of:=HYPERLINK(CONCATENATE([.$N$2]; [.C94]; [.$N$3]); [.C94])" office:value-type="string" office:string-value="Eltern">
            <text:p>Eltern</text:p>
          </table:table-cell>
          <table:table-cell table:style-name="ce9" table:formula="of:=HYPERLINK(CONCATENATE([.$N$5]; [.C94]; [.$N$6]); [.C94])" office:value-type="string" office:string-value="Eltern">
            <text:p>Elter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Empfäng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addressee, receiver</text:p>
          </table:table-cell>
          <table:table-cell/>
          <table:table-cell table:style-name="ce14" table:formula="of:=HYPERLINK(CONCATENATE([.$N$2]; [.C95]; [.$N$3]); [.C95])" office:value-type="string" office:string-value="Empfänger">
            <text:p>Empfänger</text:p>
          </table:table-cell>
          <table:table-cell table:style-name="ce9" table:formula="of:=HYPERLINK(CONCATENATE([.$N$5]; [.C95]; [.$N$6]); [.C95])" office:value-type="string" office:string-value="Empfänger">
            <text:p>Empfäng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nglisch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english</text:p>
          </table:table-cell>
          <table:table-cell/>
          <table:table-cell table:style-name="ce14" table:formula="of:=HYPERLINK(CONCATENATE([.$N$2]; [.C96]; [.$N$3]); [.C96])" office:value-type="string" office:string-value="englisch">
            <text:p>englisch</text:p>
          </table:table-cell>
          <table:table-cell table:style-name="ce9" table:formula="of:=HYPERLINK(CONCATENATE([.$N$5]; [.C96]; [.$N$6]); [.C96])" office:value-type="string" office:string-value="englisch">
            <text:p>engli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Englisch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English</text:p>
          </table:table-cell>
          <table:table-cell/>
          <table:table-cell table:style-name="ce14" table:formula="of:=HYPERLINK(CONCATENATE([.$N$2]; [.C97]; [.$N$3]); [.C97])" office:value-type="string" office:string-value="Englisch">
            <text:p>Englisch</text:p>
          </table:table-cell>
          <table:table-cell table:style-name="ce9" table:formula="of:=HYPERLINK(CONCATENATE([.$N$5]; [.C97]; [.$N$6]); [.C97])" office:value-type="string" office:string-value="Englisch">
            <text:p>Englis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En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duck</text:p>
          </table:table-cell>
          <table:table-cell/>
          <table:table-cell table:style-name="ce14" table:formula="of:=HYPERLINK(CONCATENATE([.$N$2]; [.C98]; [.$N$3]); [.C98])" office:value-type="string" office:string-value="Ente">
            <text:p>Ente</text:p>
          </table:table-cell>
          <table:table-cell table:style-name="ce9" table:formula="of:=HYPERLINK(CONCATENATE([.$N$5]; [.C98]; [.$N$6]); [.C98])" office:value-type="string" office:string-value="Ente">
            <text:p>En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nthal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contain</text:p>
          </table:table-cell>
          <table:table-cell/>
          <table:table-cell table:style-name="ce14" table:formula="of:=HYPERLINK(CONCATENATE([.$N$2]; [.C99]; [.$N$3]); [.C99])" office:value-type="string" office:string-value="enthalten">
            <text:p>enthalten</text:p>
          </table:table-cell>
          <table:table-cell table:style-name="ce9" table:formula="of:=HYPERLINK(CONCATENATE([.$N$5]; [.C99]; [.$N$6]); [.C99])" office:value-type="string" office:string-value="enthalten">
            <text:p>enthalte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Entschuldig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apology, excuse</text:p>
          </table:table-cell>
          <table:table-cell/>
          <table:table-cell table:style-name="ce14" table:formula="of:=HYPERLINK(CONCATENATE([.$N$2]; [.C100]; [.$N$3]); [.C100])" office:value-type="string" office:string-value="Entschuldigung">
            <text:p>Entschuldigung</text:p>
          </table:table-cell>
          <table:table-cell table:style-name="ce9" table:formula="of:=HYPERLINK(CONCATENATE([.$N$5]; [.C100]; [.$N$6]); [.C100])" office:value-type="string" office:string-value="Entschuldigung">
            <text:p>Entschuldigung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Entwickl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developer</text:p>
          </table:table-cell>
          <table:table-cell/>
          <table:table-cell table:style-name="ce14" table:formula="of:=HYPERLINK(CONCATENATE([.$N$2]; [.C101]; [.$N$3]); [.C101])" office:value-type="string" office:string-value="Entwickler">
            <text:p>Entwickler</text:p>
          </table:table-cell>
          <table:table-cell table:style-name="ce9" table:formula="of:=HYPERLINK(CONCATENATE([.$N$5]; [.C101]; [.$N$6]); [.C101])" office:value-type="string" office:string-value="Entwickler">
            <text:p>Entwickl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</text:p>
          </table:table-cell>
          <table:table-cell/>
          <table:table-cell table:style-name="ce14" table:formula="of:=HYPERLINK(CONCATENATE([.$N$2]; [.C102]; [.$N$3]); [.C102])" office:value-type="string" office:string-value="er">
            <text:p>er</text:p>
          </table:table-cell>
          <table:table-cell table:style-name="ce9" table:formula="of:=HYPERLINK(CONCATENATE([.$N$5]; [.C102]; [.$N$6]); [.C102])" office:value-type="string" office:string-value="er">
            <text:p>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Er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rth, ground</text:p>
          </table:table-cell>
          <table:table-cell/>
          <table:table-cell table:style-name="ce14" table:formula="of:=HYPERLINK(CONCATENATE([.$N$2]; [.C103]; [.$N$3]); [.C103])" office:value-type="string" office:string-value="Erde">
            <text:p>Erde</text:p>
          </table:table-cell>
          <table:table-cell table:style-name="ce9" table:formula="of:=HYPERLINK(CONCATENATE([.$N$5]; [.C103]; [.$N$6]); [.C103])" office:value-type="string" office:string-value="Erde">
            <text:p>Erde</text:p>
          </table:table-cell>
          <table:table-cell table:number-columns-repeated="3"/>
        </table:table-row>
        <table:table-row table:style-name="ro1">
          <table:table-cell office:value-type="string">
            <text:p>die</text:p>
          </table:table-cell>
          <table:table-cell/>
          <table:table-cell office:value-type="string">
            <text:p>Ernährung</text:p>
          </table:table-cell>
          <table:table-cell office:value-type="string">
            <text:p>~</text:p>
          </table:table-cell>
          <table:table-cell table:style-name="ce12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trition</text:p>
          </table:table-cell>
          <table:table-cell/>
          <table:table-cell table:style-name="ce14" table:formula="of:=HYPERLINK(CONCATENATE([.$N$2]; [.C104]; [.$N$3]); [.C104])" office:value-type="string" office:string-value="Ernährung">
            <text:p>Ernährung</text:p>
          </table:table-cell>
          <table:table-cell table:style-name="ce9" table:formula="of:=HYPERLINK(CONCATENATE([.$N$5]; [.C104]; [.$N$6]); [.C104])" office:value-type="string" office:string-value="Ernährung">
            <text:p>Ernährun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rneu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gain</text:p>
          </table:table-cell>
          <table:table-cell/>
          <table:table-cell table:style-name="ce14" table:formula="of:=HYPERLINK(CONCATENATE([.$N$2]; [.C105]; [.$N$3]); [.C105])" office:value-type="string" office:string-value="erneut">
            <text:p>erneut</text:p>
          </table:table-cell>
          <table:table-cell table:style-name="ce9" table:formula="of:=HYPERLINK(CONCATENATE([.$N$5]; [.C105]; [.$N$6]); [.C105])" office:value-type="string" office:string-value="erneut">
            <text:p>erneu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rst</text:p>
          </table:table-cell>
          <table:table-cell table:number-columns-repeated="2"/>
          <table:table-cell office:value-type="string">
            <text:p>adv</text:p>
          </table:table-cell>
          <table:table-cell office:value-type="string">
            <text:p>ordn</text:p>
          </table:table-cell>
          <table:table-cell office:value-type="float" office:value="2">
            <text:p>2</text:p>
          </table:table-cell>
          <table:table-cell office:value-type="string">
            <text:p>first</text:p>
          </table:table-cell>
          <table:table-cell/>
          <table:table-cell table:style-name="ce14" table:formula="of:=HYPERLINK(CONCATENATE([.$N$2]; [.C106]; [.$N$3]); [.C106])" office:value-type="string" office:string-value="erst">
            <text:p>erst</text:p>
          </table:table-cell>
          <table:table-cell table:style-name="ce9" table:formula="of:=HYPERLINK(CONCATENATE([.$N$5]; [.C106]; [.$N$6]); [.C106])" office:value-type="string" office:string-value="erst">
            <text:p>erst</text:p>
          </table:table-cell>
          <table:table-cell table:number-columns-repeated="3"/>
        </table:table-row>
        <table:table-row table:style-name="ro2">
          <table:table-cell table:style-name="ce5" office:value-type="string">
            <text:p>die</text:p>
          </table:table-cell>
          <table:table-cell table:style-name="ce5"/>
          <table:table-cell table:style-name="ce5" office:value-type="string">
            <text:p>Erwachsene</text:p>
          </table:table-cell>
          <table:table-cell table:style-name="ce5" table:number-columns-repeated="2"/>
          <table:table-cell table:style-name="ce5" office:value-type="string">
            <text:p>noun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string">
            <text:p>adult (female)</text:p>
          </table:table-cell>
          <table:table-cell table:style-name="ce5"/>
          <table:table-cell table:style-name="ce18" table:formula="of:=HYPERLINK(CONCATENATE([.$N$2]; [.C107]; [.$N$3]); [.C107])" office:value-type="string" office:string-value="Erwachsene">
            <text:p>Erwachsene</text:p>
          </table:table-cell>
          <table:table-cell table:style-name="ce18" table:formula="of:=HYPERLINK(CONCATENATE([.$N$5]; [.C107]; [.$N$6]); [.C107])" office:value-type="string" office:string-value="Erwachsene">
            <text:p>Erwachse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t</text:p>
          </table:table-cell>
          <table:table-cell/>
          <table:table-cell table:style-name="ce14" table:formula="of:=HYPERLINK(CONCATENATE([.$N$2]; [.C108]; [.$N$3]); [.C108])" office:value-type="string" office:string-value="es">
            <text:p>es</text:p>
          </table:table-cell>
          <table:table-cell table:style-name="ce9" table:formula="of:=HYPERLINK(CONCATENATE([.$N$5]; [.C108]; [.$N$6]); [.C108])" office:value-type="string" office:string-value="es">
            <text:p>es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Essen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/>
          <table:table-cell table:style-name="ce14" table:formula="of:=HYPERLINK(CONCATENATE([.$N$2]; [.C109]; [.$N$3]); [.C109])" office:value-type="string" office:string-value="Essen">
            <text:p>Essen</text:p>
          </table:table-cell>
          <table:table-cell table:style-name="ce9" table:formula="of:=HYPERLINK(CONCATENATE([.$N$5]; [.C109]; [.$N$6]); [.C109])" office:value-type="string" office:string-value="Essen">
            <text:p>Essen</text:p>
          </table:table-cell>
          <table:table-cell table:number-columns-repeated="3"/>
        </table:table-row>
        <table:table-row table:style-name="ro2">
          <table:table-cell office:value-type="string">
            <text:p>s5</text:p>
          </table:table-cell>
          <table:table-cell/>
          <table:table-cell office:value-type="string">
            <text:p>es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eat</text:p>
          </table:table-cell>
          <table:table-cell/>
          <table:table-cell table:style-name="ce14" table:formula="of:=HYPERLINK(CONCATENATE([.$N$2]; [.C110]; [.$N$3]); [.C110])" office:value-type="string" office:string-value="essen">
            <text:p>essen</text:p>
          </table:table-cell>
          <table:table-cell table:style-name="ce9" table:formula="of:=HYPERLINK(CONCATENATE([.$N$5]; [.C110]; [.$N$6]); [.C110])" office:value-type="string" office:string-value="essen">
            <text:p>ess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u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r, yours (plural)</text:p>
          </table:table-cell>
          <table:table-cell/>
          <table:table-cell table:style-name="ce14" table:formula="of:=HYPERLINK(CONCATENATE([.$N$2]; [.C111]; [.$N$3]); [.C111])" office:value-type="string" office:string-value="euer">
            <text:p>euer</text:p>
          </table:table-cell>
          <table:table-cell table:style-name="ce9" table:formula="of:=HYPERLINK(CONCATENATE([.$N$5]; [.C111]; [.$N$6]); [.C111])" office:value-type="string" office:string-value="euer">
            <text:p>eu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xtrem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treme</text:p>
          </table:table-cell>
          <table:table-cell/>
          <table:table-cell table:style-name="ce14" table:formula="of:=HYPERLINK(CONCATENATE([.$N$2]; [.C112]; [.$N$3]); [.C112])" office:value-type="string" office:string-value="extrem">
            <text:p>extrem</text:p>
          </table:table-cell>
          <table:table-cell table:style-name="ce9" table:formula="of:=HYPERLINK(CONCATENATE([.$N$5]; [.C112]; [.$N$6]); [.C112])" office:value-type="string" office:string-value="extrem">
            <text:p>extrem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Fahr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driver</text:p>
          </table:table-cell>
          <table:table-cell/>
          <table:table-cell table:style-name="ce14" table:formula="of:=HYPERLINK(CONCATENATE([.$N$2]; [.C113]; [.$N$3]); [.C113])" office:value-type="string" office:string-value="Fahrer">
            <text:p>Fahrer</text:p>
          </table:table-cell>
          <table:table-cell table:style-name="ce9" table:formula="of:=HYPERLINK(CONCATENATE([.$N$5]; [.C113]; [.$N$6]); [.C113])" office:value-type="string" office:string-value="Fahrer">
            <text:p>Fahr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falsch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lse, wrong</text:p>
          </table:table-cell>
          <table:table-cell/>
          <table:table-cell table:style-name="ce14" table:formula="of:=HYPERLINK(CONCATENATE([.$N$2]; [.C114]; [.$N$3]); [.C114])" office:value-type="string" office:string-value="falsch">
            <text:p>falsch</text:p>
          </table:table-cell>
          <table:table-cell table:style-name="ce9" table:formula="of:=HYPERLINK(CONCATENATE([.$N$5]; [.C114]; [.$N$6]); [.C114])" office:value-type="string" office:string-value="falsch">
            <text:p>fals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Familie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mily</text:p>
          </table:table-cell>
          <table:table-cell/>
          <table:table-cell table:style-name="ce14" table:formula="of:=HYPERLINK(CONCATENATE([.$N$2]; [.C115]; [.$N$3]); [.C115])" office:value-type="string" office:string-value="Familie">
            <text:p>Familie</text:p>
          </table:table-cell>
          <table:table-cell table:style-name="ce9" table:formula="of:=HYPERLINK(CONCATENATE([.$N$5]; [.C115]; [.$N$6]); [.C115])" office:value-type="string" office:string-value="Familie">
            <text:p>Famili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Fan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fan</text:p>
          </table:table-cell>
          <table:table-cell/>
          <table:table-cell table:style-name="ce14" table:formula="of:=HYPERLINK(CONCATENATE([.$N$2]; [.C116]; [.$N$3]); [.C116])" office:value-type="string" office:string-value="Fan">
            <text:p>Fan</text:p>
          </table:table-cell>
          <table:table-cell table:style-name="ce9" table:formula="of:=HYPERLINK(CONCATENATE([.$N$5]; [.C116]; [.$N$6]); [.C116])" office:value-type="string" office:string-value="Fan">
            <text:p>Fa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Farb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lor</text:p>
          </table:table-cell>
          <table:table-cell/>
          <table:table-cell table:style-name="ce14" table:formula="of:=HYPERLINK(CONCATENATE([.$N$2]; [.C117]; [.$N$3]); [.C117])" office:value-type="string" office:string-value="Farbe">
            <text:p>Farbe</text:p>
          </table:table-cell>
          <table:table-cell table:style-name="ce9" table:formula="of:=HYPERLINK(CONCATENATE([.$N$5]; [.C117]; [.$N$6]); [.C117])" office:value-type="string" office:string-value="Farbe">
            <text:p>Farbe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fe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lack, to be absent</text:p>
          </table:table-cell>
          <table:table-cell/>
          <table:table-cell table:style-name="ce14" table:formula="of:=HYPERLINK(CONCATENATE([.$N$2]; [.C118]; [.$N$3]); [.C118])" office:value-type="string" office:string-value="fehlen">
            <text:p>fehlen</text:p>
          </table:table-cell>
          <table:table-cell table:style-name="ce9" table:formula="of:=HYPERLINK(CONCATENATE([.$N$5]; [.C118]; [.$N$6]); [.C118])" office:value-type="string" office:string-value="fehlen">
            <text:p>fehl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Fens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indow</text:p>
          </table:table-cell>
          <table:table-cell/>
          <table:table-cell table:style-name="ce14" table:formula="of:=HYPERLINK(CONCATENATE([.$N$2]; [.C119]; [.$N$3]); [.C119])" office:value-type="string" office:string-value="Fenster">
            <text:p>Fenster</text:p>
          </table:table-cell>
          <table:table-cell table:style-name="ce9" table:formula="of:=HYPERLINK(CONCATENATE([.$N$5]; [.C119]; [.$N$6]); [.C119])" office:value-type="string" office:string-value="Fenster">
            <text:p>Fens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Fisch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, anim</text:p>
          </table:table-cell>
          <table:table-cell office:value-type="float" office:value="1">
            <text:p>1</text:p>
          </table:table-cell>
          <table:table-cell office:value-type="string">
            <text:p>fish</text:p>
          </table:table-cell>
          <table:table-cell/>
          <table:table-cell table:style-name="ce14" table:formula="of:=HYPERLINK(CONCATENATE([.$N$2]; [.C120]; [.$N$3]); [.C120])" office:value-type="string" office:string-value="Fisch">
            <text:p>Fisch</text:p>
          </table:table-cell>
          <table:table-cell table:style-name="ce9" table:formula="of:=HYPERLINK(CONCATENATE([.$N$5]; [.C120]; [.$N$6]); [.C120])" office:value-type="string" office:string-value="Fisch">
            <text:p>Fi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Fischer</text:p>
          </table:table-cell>
          <table:table-cell/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fisherman</text:p>
          </table:table-cell>
          <table:table-cell/>
          <table:table-cell table:style-name="ce14" table:formula="of:=HYPERLINK(CONCATENATE([.$N$2]; [.C121]; [.$N$3]); [.C121])" office:value-type="string" office:string-value="Fischer">
            <text:p>Fischer</text:p>
          </table:table-cell>
          <table:table-cell table:style-name="ce9" table:formula="of:=HYPERLINK(CONCATENATE([.$N$5]; [.C121]; [.$N$6]); [.C121])" office:value-type="string" office:string-value="Fischer">
            <text:p>Fisch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fi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fit</text:p>
          </table:table-cell>
          <table:table-cell/>
          <table:table-cell table:style-name="ce14" table:formula="of:=HYPERLINK(CONCATENATE([.$N$2]; [.C122]; [.$N$3]); [.C122])" office:value-type="string" office:string-value="fit">
            <text:p>fit</text:p>
          </table:table-cell>
          <table:table-cell table:style-name="ce9" table:formula="of:=HYPERLINK(CONCATENATE([.$N$5]; [.C122]; [.$N$6]); [.C122])" office:value-type="string" office:string-value="fit">
            <text:p>fi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Flasch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ottle</text:p>
          </table:table-cell>
          <table:table-cell/>
          <table:table-cell table:style-name="ce14" table:formula="of:=HYPERLINK(CONCATENATE([.$N$2]; [.C123]; [.$N$3]); [.C123])" office:value-type="string" office:string-value="Flasche">
            <text:p>Flasche</text:p>
          </table:table-cell>
          <table:table-cell table:style-name="ce9" table:formula="of:=HYPERLINK(CONCATENATE([.$N$5]; [.C123]; [.$N$6]); [.C123])" office:value-type="string" office:string-value="Flasche">
            <text:p>Flasche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Fleisch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meat</text:p>
          </table:table-cell>
          <table:table-cell/>
          <table:table-cell table:style-name="ce14" table:formula="of:=HYPERLINK(CONCATENATE([.$N$2]; [.C124]; [.$N$3]); [.C124])" office:value-type="string" office:string-value="Fleisch">
            <text:p>Fleisch</text:p>
          </table:table-cell>
          <table:table-cell table:style-name="ce9" table:formula="of:=HYPERLINK(CONCATENATE([.$N$5]; [.C124]; [.$N$6]); [.C124])" office:value-type="string" office:string-value="Fleisch">
            <text:p>Fleis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Frag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question</text:p>
          </table:table-cell>
          <table:table-cell/>
          <table:table-cell table:style-name="ce14" table:formula="of:=HYPERLINK(CONCATENATE([.$N$2]; [.C125]; [.$N$3]); [.C125])" office:value-type="string" office:string-value="Frage">
            <text:p>Frage</text:p>
          </table:table-cell>
          <table:table-cell table:style-name="ce9" table:formula="of:=HYPERLINK(CONCATENATE([.$N$5]; [.C125]; [.$N$6]); [.C125])" office:value-type="string" office:string-value="Frage">
            <text:p>Frage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Französisch</text:p>
          </table:table-cell>
          <table:table-cell office:value-type="string">
            <text:p>~en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French</text:p>
          </table:table-cell>
          <table:table-cell/>
          <table:table-cell table:style-name="ce14" table:formula="of:=HYPERLINK(CONCATENATE([.$N$2]; [.C126]; [.$N$3]); [.C126])" office:value-type="string" office:string-value="Französisch">
            <text:p>Französisch</text:p>
          </table:table-cell>
          <table:table-cell table:style-name="ce9" table:formula="of:=HYPERLINK(CONCATENATE([.$N$5]; [.C126]; [.$N$6]); [.C126])" office:value-type="string" office:string-value="Französisch">
            <text:p>Französis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Frau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woman, wife</text:p>
          </table:table-cell>
          <table:table-cell/>
          <table:table-cell table:style-name="ce14" table:formula="of:=HYPERLINK(CONCATENATE([.$N$2]; [.C127]; [.$N$3]); [.C127])" office:value-type="string" office:string-value="Frau">
            <text:p>Frau</text:p>
          </table:table-cell>
          <table:table-cell table:style-name="ce9" table:formula="of:=HYPERLINK(CONCATENATE([.$N$5]; [.C127]; [.$N$6]); [.C127])" office:value-type="string" office:string-value="Frau">
            <text:p>Frau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frei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e</text:p>
          </table:table-cell>
          <table:table-cell/>
          <table:table-cell table:style-name="ce14" table:formula="of:=HYPERLINK(CONCATENATE([.$N$2]; [.C128]; [.$N$3]); [.C128])" office:value-type="string" office:string-value="frei">
            <text:p>frei</text:p>
          </table:table-cell>
          <table:table-cell table:style-name="ce9" table:formula="of:=HYPERLINK(CONCATENATE([.$N$5]; [.C128]; [.$N$6]); [.C128])" office:value-type="string" office:string-value="frei">
            <text:p>frei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Freund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2">
            <text:p>2</text:p>
          </table:table-cell>
          <table:table-cell office:value-type="string">
            <text:p>friend</text:p>
          </table:table-cell>
          <table:table-cell/>
          <table:table-cell table:style-name="ce14" table:formula="of:=HYPERLINK(CONCATENATE([.$N$2]; [.C129]; [.$N$3]); [.C129])" office:value-type="string" office:string-value="Freund">
            <text:p>Freund</text:p>
          </table:table-cell>
          <table:table-cell table:style-name="ce9" table:formula="of:=HYPERLINK(CONCATENATE([.$N$5]; [.C129]; [.$N$6]); [.C129])" office:value-type="string" office:string-value="Freund">
            <text:p>Freund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Freund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2">
            <text:p>2</text:p>
          </table:table-cell>
          <table:table-cell office:value-type="string">
            <text:p>girlfriend</text:p>
          </table:table-cell>
          <table:table-cell/>
          <table:table-cell table:style-name="ce14" table:formula="of:=HYPERLINK(CONCATENATE([.$N$2]; [.C130]; [.$N$3]); [.C130])" office:value-type="string" office:string-value="Freundin">
            <text:p>Freundin</text:p>
          </table:table-cell>
          <table:table-cell table:style-name="ce9" table:formula="of:=HYPERLINK(CONCATENATE([.$N$5]; [.C130]; [.$N$6]); [.C130])" office:value-type="string" office:string-value="Freundin">
            <text:p>Freundi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frü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rly</text:p>
          </table:table-cell>
          <table:table-cell/>
          <table:table-cell table:style-name="ce14" table:formula="of:=HYPERLINK(CONCATENATE([.$N$2]; [.C131]; [.$N$3]); [.C131])" office:value-type="string" office:string-value="früh">
            <text:p>früh</text:p>
          </table:table-cell>
          <table:table-cell table:style-name="ce9" table:formula="of:=HYPERLINK(CONCATENATE([.$N$5]; [.C131]; [.$N$6]); [.C131])" office:value-type="string" office:string-value="früh">
            <text:p>frü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Frühstüc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reakfast</text:p>
          </table:table-cell>
          <table:table-cell/>
          <table:table-cell table:style-name="ce14" table:formula="of:=HYPERLINK(CONCATENATE([.$N$2]; [.C132]; [.$N$3]); [.C132])" office:value-type="string" office:string-value="Frühstück">
            <text:p>Frühstück</text:p>
          </table:table-cell>
          <table:table-cell table:style-name="ce9" table:formula="of:=HYPERLINK(CONCATENATE([.$N$5]; [.C132]; [.$N$6]); [.C132])" office:value-type="string" office:string-value="Frühstück">
            <text:p>Frühstück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funktionieren</text:p>
          </table:table-cell>
          <table:table-cell table:number-columns-repeated="2"/>
          <table:table-cell office:value-type="string">
            <text:p>verb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string">
            <text:p>to function</text:p>
          </table:table-cell>
          <table:table-cell/>
          <table:table-cell table:style-name="ce14" table:formula="of:=HYPERLINK(CONCATENATE([.$N$2]; [.C133]; [.$N$3]); [.C133])" office:value-type="string" office:string-value="funktionieren">
            <text:p>funktionieren</text:p>
          </table:table-cell>
          <table:table-cell table:style-name="ce9" table:formula="of:=HYPERLINK(CONCATENATE([.$N$5]; [.C133]; [.$N$6]); [.C133])" office:value-type="string" office:string-value="funktionieren">
            <text:p>funktionier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fünf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ive</text:p>
          </table:table-cell>
          <table:table-cell/>
          <table:table-cell table:style-name="ce14" table:formula="of:=HYPERLINK(CONCATENATE([.$N$2]; [.C134]; [.$N$3]); [.C134])" office:value-type="string" office:string-value="fünf">
            <text:p>fünf</text:p>
          </table:table-cell>
          <table:table-cell table:style-name="ce9" table:formula="of:=HYPERLINK(CONCATENATE([.$N$5]; [.C134]; [.$N$6]); [.C134])" office:value-type="string" office:string-value="fünf">
            <text:p>fünf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ganz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ole, complete</text:p>
          </table:table-cell>
          <table:table-cell/>
          <table:table-cell table:style-name="ce14" table:formula="of:=HYPERLINK(CONCATENATE([.$N$2]; [.C135]; [.$N$3]); [.C135])" office:value-type="string" office:string-value="ganz">
            <text:p>ganz</text:p>
          </table:table-cell>
          <table:table-cell table:style-name="ce9" table:formula="of:=HYPERLINK(CONCATENATE([.$N$5]; [.C135]; [.$N$6]); [.C135])" office:value-type="string" office:string-value="ganz">
            <text:p>ganz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Gast</text:p>
          </table:table-cell>
          <table:table-cell office:value-type="string">
            <text:p>~es, ~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guest</text:p>
          </table:table-cell>
          <table:table-cell/>
          <table:table-cell table:style-name="ce14" table:formula="of:=HYPERLINK(CONCATENATE([.$N$2]; [.C136]; [.$N$3]); [.C136])" office:value-type="string" office:string-value="Gast">
            <text:p>Gast</text:p>
          </table:table-cell>
          <table:table-cell table:style-name="ce9" table:formula="of:=HYPERLINK(CONCATENATE([.$N$5]; [.C136]; [.$N$6]); [.C136])" office:value-type="string" office:string-value="Gast">
            <text:p>Gast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/>
          <table:table-cell office:value-type="string">
            <text:p>gefal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please</text:p>
          </table:table-cell>
          <table:table-cell/>
          <table:table-cell table:style-name="ce14" table:formula="of:=HYPERLINK(CONCATENATE([.$N$2]; [.C137]; [.$N$3]); [.C137])" office:value-type="string" office:string-value="gefallen">
            <text:p>gefallen</text:p>
          </table:table-cell>
          <table:table-cell table:style-name="ce9" table:formula="of:=HYPERLINK(CONCATENATE([.$N$5]; [.C137]; [.$N$6]); [.C137])" office:value-type="string" office:string-value="gefallen">
            <text:p>gefalle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Geg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versary, opponent</text:p>
          </table:table-cell>
          <table:table-cell/>
          <table:table-cell table:style-name="ce14" table:formula="of:=HYPERLINK(CONCATENATE([.$N$2]; [.C138]; [.$N$3]); [.C138])" office:value-type="string" office:string-value="Gegner">
            <text:p>Gegner</text:p>
          </table:table-cell>
          <table:table-cell table:style-name="ce9" table:formula="of:=HYPERLINK(CONCATENATE([.$N$5]; [.C138]; [.$N$6]); [.C138])" office:value-type="string" office:string-value="Gegner">
            <text:p>Gegner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/>
          <table:table-cell office:value-type="string">
            <text:p>g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go</text:p>
          </table:table-cell>
          <table:table-cell/>
          <table:table-cell table:style-name="ce14" table:formula="of:=HYPERLINK(CONCATENATE([.$N$2]; [.C139]; [.$N$3]); [.C139])" office:value-type="string" office:string-value="gehen">
            <text:p>gehen</text:p>
          </table:table-cell>
          <table:table-cell table:style-name="ce9" table:formula="of:=HYPERLINK(CONCATENATE([.$N$5]; [.C139]; [.$N$6]); [.C139])" office:value-type="string" office:string-value="gehen">
            <text:p>geh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gelb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llow</text:p>
          </table:table-cell>
          <table:table-cell/>
          <table:table-cell table:style-name="ce14" table:formula="of:=HYPERLINK(CONCATENATE([.$N$2]; [.C140]; [.$N$3]); [.C140])" office:value-type="string" office:string-value="gelb">
            <text:p>gelb</text:p>
          </table:table-cell>
          <table:table-cell table:style-name="ce9" table:formula="of:=HYPERLINK(CONCATENATE([.$N$5]; [.C140]; [.$N$6]); [.C140])" office:value-type="string" office:string-value="gelb">
            <text:p>gelb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Gemein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town, community</text:p>
          </table:table-cell>
          <table:table-cell/>
          <table:table-cell table:style-name="ce14" table:formula="of:=HYPERLINK(CONCATENATE([.$N$2]; [.C141]; [.$N$3]); [.C141])" office:value-type="string" office:string-value="Gemeinde">
            <text:p>Gemeinde</text:p>
          </table:table-cell>
          <table:table-cell table:style-name="ce9" table:formula="of:=HYPERLINK(CONCATENATE([.$N$5]; [.C141]; [.$N$6]); [.C141])" office:value-type="string" office:string-value="Gemeinde">
            <text:p>Gemeind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Genera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general (rank)</text:p>
          </table:table-cell>
          <table:table-cell/>
          <table:table-cell table:style-name="ce14" table:formula="of:=HYPERLINK(CONCATENATE([.$N$2]; [.C142]; [.$N$3]); [.C142])" office:value-type="string" office:string-value="General">
            <text:p>General</text:p>
          </table:table-cell>
          <table:table-cell table:style-name="ce9" table:formula="of:=HYPERLINK(CONCATENATE([.$N$5]; [.C142]; [.$N$6]); [.C142])" office:value-type="string" office:string-value="General">
            <text:p>General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Generat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eneration</text:p>
          </table:table-cell>
          <table:table-cell/>
          <table:table-cell table:style-name="ce14" table:formula="of:=HYPERLINK(CONCATENATE([.$N$2]; [.C143]; [.$N$3]); [.C143])" office:value-type="string" office:string-value="Generation">
            <text:p>Generation</text:p>
          </table:table-cell>
          <table:table-cell table:style-name="ce9" table:formula="of:=HYPERLINK(CONCATENATE([.$N$5]; [.C143]; [.$N$6]); [.C143])" office:value-type="string" office:string-value="Generation">
            <text:p>Generatio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Gerä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/>
          <table:table-cell table:style-name="ce14" table:formula="of:=HYPERLINK(CONCATENATE([.$N$2]; [.C144]; [.$N$3]); [.C144])" office:value-type="string" office:string-value="Gerät">
            <text:p>Gerät</text:p>
          </table:table-cell>
          <table:table-cell table:style-name="ce9" table:formula="of:=HYPERLINK(CONCATENATE([.$N$5]; [.C144]; [.$N$6]); [.C144])" office:value-type="string" office:string-value="Gerät">
            <text:p>Gerä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Geschäftsfü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managing director</text:p>
          </table:table-cell>
          <table:table-cell/>
          <table:table-cell table:style-name="ce14" table:formula="of:=HYPERLINK(CONCATENATE([.$N$2]; [.C145]; [.$N$3]); [.C145])" office:value-type="string" office:string-value="Geschäftsführer">
            <text:p>Geschäftsführer</text:p>
          </table:table-cell>
          <table:table-cell table:style-name="ce9" table:formula="of:=HYPERLINK(CONCATENATE([.$N$5]; [.C145]; [.$N$6]); [.C145])" office:value-type="string" office:string-value="Geschäftsführer">
            <text:p>Geschäftsführ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Geschlecht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ender, sex</text:p>
          </table:table-cell>
          <table:table-cell/>
          <table:table-cell table:style-name="ce14" table:formula="of:=HYPERLINK(CONCATENATE([.$N$2]; [.C146]; [.$N$3]); [.C146])" office:value-type="string" office:string-value="Geschlecht">
            <text:p>Geschlecht</text:p>
          </table:table-cell>
          <table:table-cell table:style-name="ce9" table:formula="of:=HYPERLINK(CONCATENATE([.$N$5]; [.C146]; [.$N$6]); [.C146])" office:value-type="string" office:string-value="Geschlecht">
            <text:p>Geschlech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Geschmack</text:p>
          </table:table-cell>
          <table:table-cell office:value-type="string">
            <text:p>~es, ~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taste, flavor</text:p>
          </table:table-cell>
          <table:table-cell/>
          <table:table-cell table:style-name="ce14" table:formula="of:=HYPERLINK(CONCATENATE([.$N$2]; [.C147]; [.$N$3]); [.C147])" office:value-type="string" office:string-value="Geschmack">
            <text:p>Geschmack</text:p>
          </table:table-cell>
          <table:table-cell table:style-name="ce9" table:formula="of:=HYPERLINK(CONCATENATE([.$N$5]; [.C147]; [.$N$6]); [.C147])" office:value-type="string" office:string-value="Geschmack">
            <text:p>Geschmack</text:p>
          </table:table-cell>
          <table:table-cell table:number-columns-repeated="3"/>
        </table:table-row>
        <table:table-row table:style-name="ro2">
          <table:table-cell table:style-name="ce6" office:value-type="string">
            <text:p>–</text:p>
          </table:table-cell>
          <table:table-cell table:style-name="ce6"/>
          <table:table-cell office:value-type="string">
            <text:p>Geschwister</text:p>
          </table:table-cell>
          <table:table-cell/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iblings</text:p>
          </table:table-cell>
          <table:table-cell/>
          <table:table-cell table:style-name="ce14" table:formula="of:=HYPERLINK(CONCATENATE([.$N$2]; [.C148]; [.$N$3]); [.C148])" office:value-type="string" office:string-value="Geschwister">
            <text:p>Geschwister</text:p>
          </table:table-cell>
          <table:table-cell table:style-name="ce9" table:formula="of:=HYPERLINK(CONCATENATE([.$N$5]; [.C148]; [.$N$6]); [.C148])" office:value-type="string" office:string-value="Geschwister">
            <text:p>Geschwist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gesund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healthy</text:p>
          </table:table-cell>
          <table:table-cell/>
          <table:table-cell table:style-name="ce14" table:formula="of:=HYPERLINK(CONCATENATE([.$N$2]; [.C149]; [.$N$3]); [.C149])" office:value-type="string" office:string-value="gesund">
            <text:p>gesund</text:p>
          </table:table-cell>
          <table:table-cell table:style-name="ce9" table:formula="of:=HYPERLINK(CONCATENATE([.$N$5]; [.C149]; [.$N$6]); [.C149])" office:value-type="string" office:string-value="gesund">
            <text:p>gesun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Glas</text:p>
          </table:table-cell>
          <table:table-cell office:value-type="string">
            <text:p>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mat</text:p>
          </table:table-cell>
          <table:table-cell office:value-type="float" office:value="1">
            <text:p>1</text:p>
          </table:table-cell>
          <table:table-cell office:value-type="string">
            <text:p>glass</text:p>
          </table:table-cell>
          <table:table-cell/>
          <table:table-cell table:style-name="ce14" table:formula="of:=HYPERLINK(CONCATENATE([.$N$2]; [.C150]; [.$N$3]); [.C150])" office:value-type="string" office:string-value="Glas">
            <text:p>Glas</text:p>
          </table:table-cell>
          <table:table-cell table:style-name="ce9" table:formula="of:=HYPERLINK(CONCATENATE([.$N$5]; [.C150]; [.$N$6]); [.C150])" office:value-type="string" office:string-value="Glas">
            <text:p>Gla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leichzeitig</text:p>
          </table:table-cell>
          <table:table-cell table:number-columns-repeated="2" table:style-name="ce10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imultaneous, concurrent,</text:p>
          </table:table-cell>
          <table:table-cell/>
          <table:table-cell table:style-name="ce14" table:formula="of:=HYPERLINK(CONCATENATE([.$N$2]; [.C151]; [.$N$3]); [.C151])" office:value-type="string" office:string-value="gleichzeitig">
            <text:p>gleichzeitig</text:p>
          </table:table-cell>
          <table:table-cell table:style-name="ce9" table:formula="of:=HYPERLINK(CONCATENATE([.$N$5]; [.C151]; [.$N$6]); [.C151])" office:value-type="string" office:string-value="gleichzeitig">
            <text:p>gleichzeiti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groß</text:p>
          </table:table-cell>
          <table:table-cell office:value-type="string">
            <text:p>⍨er</text:p>
          </table:table-cell>
          <table:table-cell office:value-type="string">
            <text:p>⍨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ig, great</text:p>
          </table:table-cell>
          <table:table-cell/>
          <table:table-cell table:style-name="ce14" table:formula="of:=HYPERLINK(CONCATENATE([.$N$2]; [.C152]; [.$N$3]); [.C152])" office:value-type="string" office:string-value="groß">
            <text:p>groß</text:p>
          </table:table-cell>
          <table:table-cell table:style-name="ce9" table:formula="of:=HYPERLINK(CONCATENATE([.$N$5]; [.C152]; [.$N$6]); [.C152])" office:value-type="string" office:string-value="groß">
            <text:p>groß</text:p>
          </table:table-cell>
          <table:table-cell table:number-columns-repeated="3"/>
        </table:table-row>
        <table:table-row table:style-name="ro2">
          <table:table-cell table:style-name="ce6" office:value-type="string">
            <text:p>–</text:p>
          </table:table-cell>
          <table:table-cell table:style-name="ce6"/>
          <table:table-cell office:value-type="string">
            <text:p>Großelter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parents</text:p>
          </table:table-cell>
          <table:table-cell/>
          <table:table-cell table:style-name="ce14" table:formula="of:=HYPERLINK(CONCATENATE([.$N$2]; [.C153]; [.$N$3]); [.C153])" office:value-type="string" office:string-value="Großeltern">
            <text:p>Großeltern</text:p>
          </table:table-cell>
          <table:table-cell table:style-name="ce9" table:formula="of:=HYPERLINK(CONCATENATE([.$N$5]; [.C153]; [.$N$6]); [.C153])" office:value-type="string" office:string-value="Großeltern">
            <text:p>Großelter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Großmutter</text:p>
          </table:table-cell>
          <table:table-cell table:style-name="ce6" office:value-type="string">
            <text:p>–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mother</text:p>
          </table:table-cell>
          <table:table-cell/>
          <table:table-cell table:style-name="ce14" table:formula="of:=HYPERLINK(CONCATENATE([.$N$2]; [.C154]; [.$N$3]); [.C154])" office:value-type="string" office:string-value="Großmutter">
            <text:p>Großmutter</text:p>
          </table:table-cell>
          <table:table-cell table:style-name="ce9" table:formula="of:=HYPERLINK(CONCATENATE([.$N$5]; [.C154]; [.$N$6]); [.C154])" office:value-type="string" office:string-value="Großmutter">
            <text:p>Großmut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Großvater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father</text:p>
          </table:table-cell>
          <table:table-cell/>
          <table:table-cell table:style-name="ce14" table:formula="of:=HYPERLINK(CONCATENATE([.$N$2]; [.C155]; [.$N$3]); [.C155])" office:value-type="string" office:string-value="Großvater">
            <text:p>Großvater</text:p>
          </table:table-cell>
          <table:table-cell table:style-name="ce9" table:formula="of:=HYPERLINK(CONCATENATE([.$N$5]; [.C155]; [.$N$6]); [.C155])" office:value-type="string" office:string-value="Großvater">
            <text:p>Großvat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Größ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ze, quantity</text:p>
          </table:table-cell>
          <table:table-cell/>
          <table:table-cell table:style-name="ce14" table:formula="of:=HYPERLINK(CONCATENATE([.$N$2]; [.C156]; [.$N$3]); [.C156])" office:value-type="string" office:string-value="Größe">
            <text:p>Größe</text:p>
          </table:table-cell>
          <table:table-cell table:style-name="ce9" table:formula="of:=HYPERLINK(CONCATENATE([.$N$5]; [.C156]; [.$N$6]); [.C156])" office:value-type="string" office:string-value="Größe">
            <text:p>Größ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Gru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2">
            <text:p>2</text:p>
          </table:table-cell>
          <table:table-cell office:value-type="string">
            <text:p>group</text:p>
          </table:table-cell>
          <table:table-cell/>
          <table:table-cell table:style-name="ce14" table:formula="of:=HYPERLINK(CONCATENATE([.$N$2]; [.C157]; [.$N$3]); [.C157])" office:value-type="string" office:string-value="Gruppe">
            <text:p>Gruppe</text:p>
          </table:table-cell>
          <table:table-cell table:style-name="ce9" table:formula="of:=HYPERLINK(CONCATENATE([.$N$5]; [.C157]; [.$N$6]); [.C157])" office:value-type="string" office:string-value="Gruppe">
            <text:p>Grupp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Gruß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reeting</text:p>
          </table:table-cell>
          <table:table-cell/>
          <table:table-cell table:style-name="ce14" table:formula="of:=HYPERLINK(CONCATENATE([.$N$2]; [.C158]; [.$N$3]); [.C158])" office:value-type="string" office:string-value="Gruß">
            <text:p>Gruß</text:p>
          </table:table-cell>
          <table:table-cell table:style-name="ce9" table:formula="of:=HYPERLINK(CONCATENATE([.$N$5]; [.C158]; [.$N$6]); [.C158])" office:value-type="string" office:string-value="Gruß">
            <text:p>Gruß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grü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/>
          <table:table-cell table:style-name="ce14" table:formula="of:=HYPERLINK(CONCATENATE([.$N$2]; [.C159]; [.$N$3]); [.C159])" office:value-type="string" office:string-value="grün">
            <text:p>grün</text:p>
          </table:table-cell>
          <table:table-cell table:style-name="ce9" table:formula="of:=HYPERLINK(CONCATENATE([.$N$5]; [.C159]; [.$N$6]); [.C159])" office:value-type="string" office:string-value="grün">
            <text:p>grü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gu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ood, well</text:p>
          </table:table-cell>
          <table:table-cell/>
          <table:table-cell table:style-name="ce14" table:formula="of:=HYPERLINK(CONCATENATE([.$N$2]; [.C160]; [.$N$3]); [.C160])" office:value-type="string" office:string-value="gut">
            <text:p>gut</text:p>
          </table:table-cell>
          <table:table-cell table:style-name="ce9" table:formula="of:=HYPERLINK(CONCATENATE([.$N$5]; [.C160]; [.$N$6]); [.C160])" office:value-type="string" office:string-value="gut">
            <text:p>gu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Gut</text:p>
          </table:table-cell>
          <table:table-cell office:value-type="string">
            <text:p>~es, ~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oods, property</text:p>
          </table:table-cell>
          <table:table-cell/>
          <table:table-cell table:style-name="ce14" table:formula="of:=HYPERLINK(CONCATENATE([.$N$2]; [.C161]; [.$N$3]); [.C161])" office:value-type="string" office:string-value="Gut">
            <text:p>Gut</text:p>
          </table:table-cell>
          <table:table-cell table:style-name="ce9" table:formula="of:=HYPERLINK(CONCATENATE([.$N$5]; [.C161]; [.$N$6]); [.C161])" office:value-type="string" office:string-value="Gut">
            <text:p>Gut</text:p>
          </table:table-cell>
          <table:table-cell table:number-columns-repeated="3"/>
        </table:table-row>
        <table:table-row table:style-name="ro2">
          <table:table-cell table:style-name="ce5" table:number-columns-repeated="2"/>
          <table:table-cell table:style-name="ce5" office:value-type="string">
            <text:p>gutgehen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8" table:formula="of:=HYPERLINK(CONCATENATE([.$N$2]; [.C162]; [.$N$3]); [.C162])" office:value-type="string" office:string-value="gutgehen">
            <text:p>gutgehen</text:p>
          </table:table-cell>
          <table:table-cell table:style-name="ce18" table:formula="of:=HYPERLINK(CONCATENATE([.$N$5]; [.C162]; [.$N$6]); [.C162])" office:value-type="string" office:string-value="gutgehen">
            <text:p>gutgehen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/>
          <table:table-cell office:value-type="string">
            <text:p>hab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have</text:p>
          </table:table-cell>
          <table:table-cell/>
          <table:table-cell table:style-name="ce14" table:formula="of:=HYPERLINK(CONCATENATE([.$N$2]; [.C163]; [.$N$3]); [.C163])" office:value-type="string" office:string-value="haben">
            <text:p>haben</text:p>
          </table:table-cell>
          <table:table-cell table:style-name="ce9" table:formula="of:=HYPERLINK(CONCATENATE([.$N$5]; [.C163]; [.$N$6]); [.C163])" office:value-type="string" office:string-value="haben">
            <text:p>hab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Hähnch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chicken</text:p>
          </table:table-cell>
          <table:table-cell/>
          <table:table-cell table:style-name="ce14" table:formula="of:=HYPERLINK(CONCATENATE([.$N$2]; [.C164]; [.$N$3]); [.C164])" office:value-type="string" office:string-value="Hähnchen">
            <text:p>Hähnchen</text:p>
          </table:table-cell>
          <table:table-cell table:style-name="ce9" table:formula="of:=HYPERLINK(CONCATENATE([.$N$5]; [.C164]; [.$N$6]); [.C164])" office:value-type="string" office:string-value="Hähnchen">
            <text:p>Hähnche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Hälf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alf</text:p>
          </table:table-cell>
          <table:table-cell/>
          <table:table-cell table:style-name="ce14" table:formula="of:=HYPERLINK(CONCATENATE([.$N$2]; [.C165]; [.$N$3]); [.C165])" office:value-type="string" office:string-value="Hälfte">
            <text:p>Hälfte</text:p>
          </table:table-cell>
          <table:table-cell table:style-name="ce9" table:formula="of:=HYPERLINK(CONCATENATE([.$N$5]; [.C165]; [.$N$6]); [.C165])" office:value-type="string" office:string-value="Hälfte">
            <text:p>Hälf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hallo</text:p>
          </table:table-cell>
          <table:table-cell table:number-columns-repeated="2"/>
          <table:table-cell office:value-type="string">
            <text:p>int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llo</text:p>
          </table:table-cell>
          <table:table-cell/>
          <table:table-cell table:style-name="ce14" table:formula="of:=HYPERLINK(CONCATENATE([.$N$2]; [.C166]; [.$N$3]); [.C166])" office:value-type="string" office:string-value="hallo">
            <text:p>hallo</text:p>
          </table:table-cell>
          <table:table-cell table:style-name="ce9" table:formula="of:=HYPERLINK(CONCATENATE([.$N$5]; [.C166]; [.$N$6]); [.C166])" office:value-type="string" office:string-value="hallo">
            <text:p>hallo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Händ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rader, merchant</text:p>
          </table:table-cell>
          <table:table-cell/>
          <table:table-cell table:style-name="ce14" table:formula="of:=HYPERLINK(CONCATENATE([.$N$2]; [.C167]; [.$N$3]); [.C167])" office:value-type="string" office:string-value="Händler">
            <text:p>Händler</text:p>
          </table:table-cell>
          <table:table-cell table:style-name="ce9" table:formula="of:=HYPERLINK(CONCATENATE([.$N$5]; [.C167]; [.$N$6]); [.C167])" office:value-type="string" office:string-value="Händler">
            <text:p>Händler</text:p>
          </table:table-cell>
          <table:table-cell table:number-columns-repeated="3"/>
        </table:table-row>
        <table:table-row table:style-name="ro2">
          <table:table-cell table:style-name="ce5" table:number-columns-repeated="2"/>
          <table:table-cell table:style-name="ce5" office:value-type="string">
            <text:p>Hau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8" table:formula="of:=HYPERLINK(CONCATENATE([.$N$2]; [.C168]; [.$N$3]); [.C168])" office:value-type="string" office:string-value="Hau">
            <text:p>Hau</text:p>
          </table:table-cell>
          <table:table-cell table:style-name="ce18" table:formula="of:=HYPERLINK(CONCATENATE([.$N$5]; [.C168]; [.$N$6]); [.C168])" office:value-type="string" office:string-value="Hau">
            <text:p>Hau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Haus</text:p>
          </table:table-cell>
          <table:table-cell office:value-type="string">
            <text:p>~es</text:p>
          </table:table-cell>
          <table:table-cell table:style-name="ce9"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house</text:p>
          </table:table-cell>
          <table:table-cell/>
          <table:table-cell table:style-name="ce14" table:formula="of:=HYPERLINK(CONCATENATE([.$N$2]; [.C169]; [.$N$3]); [.C169])" office:value-type="string" office:string-value="Haus">
            <text:p>Haus</text:p>
          </table:table-cell>
          <table:table-cell table:style-name="ce9" table:formula="of:=HYPERLINK(CONCATENATE([.$N$5]; [.C169]; [.$N$6]); [.C169])" office:value-type="string" office:string-value="Haus">
            <text:p>Haus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Haushal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household</text:p>
          </table:table-cell>
          <table:table-cell/>
          <table:table-cell table:style-name="ce14" table:formula="of:=HYPERLINK(CONCATENATE([.$N$2]; [.C170]; [.$N$3]); [.C170])" office:value-type="string" office:string-value="Haushalt">
            <text:p>Haushalt</text:p>
          </table:table-cell>
          <table:table-cell table:style-name="ce9" table:formula="of:=HYPERLINK(CONCATENATE([.$N$5]; [.C170]; [.$N$6]); [.C170])" office:value-type="string" office:string-value="Haushalt">
            <text:p>Haushalt</text:p>
          </table:table-cell>
          <table:table-cell table:number-columns-repeated="3"/>
        </table:table-row>
        <table:table-row table:style-name="ro2">
          <table:table-cell table:style-name="ce5" office:value-type="string">
            <text:p>der</text:p>
          </table:table-cell>
          <table:table-cell table:style-name="ce5"/>
          <table:table-cell table:style-name="ce5" office:value-type="string">
            <text:p>Heimwerker</text:p>
          </table:table-cell>
          <table:table-cell table:style-name="ce5" table:number-columns-repeated="2"/>
          <table:table-cell table:style-name="ce5" office:value-type="string">
            <text:p>noun</text:p>
          </table:table-cell>
          <table:table-cell table:style-name="ce5" office:value-type="string">
            <text:p>per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mateur</text:p>
          </table:table-cell>
          <table:table-cell table:style-name="ce5"/>
          <table:table-cell table:style-name="ce18" table:formula="of:=HYPERLINK(CONCATENATE([.$N$2]; [.C171]; [.$N$3]); [.C171])" office:value-type="string" office:string-value="Heimwerker">
            <text:p>Heimwerker</text:p>
          </table:table-cell>
          <table:table-cell table:style-name="ce18" table:formula="of:=HYPERLINK(CONCATENATE([.$N$5]; [.C171]; [.$N$6]); [.C171])" office:value-type="string" office:string-value="Heimwerker">
            <text:p>Heimwerk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Heiz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heating</text:p>
          </table:table-cell>
          <table:table-cell/>
          <table:table-cell table:style-name="ce14" table:formula="of:=HYPERLINK(CONCATENATE([.$N$2]; [.C172]; [.$N$3]); [.C172])" office:value-type="string" office:string-value="Heizung">
            <text:p>Heizung</text:p>
          </table:table-cell>
          <table:table-cell table:style-name="ce9" table:formula="of:=HYPERLINK(CONCATENATE([.$N$5]; [.C172]; [.$N$6]); [.C172])" office:value-type="string" office:string-value="Heizung">
            <text:p>Heizung</text:p>
          </table:table-cell>
          <table:table-cell table:number-columns-repeated="3"/>
        </table:table-row>
        <table:table-row table:style-name="ro2">
          <table:table-cell office:value-type="string">
            <text:p>s3</text:p>
          </table:table-cell>
          <table:table-cell/>
          <table:table-cell office:value-type="string">
            <text:p>hel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help</text:p>
          </table:table-cell>
          <table:table-cell/>
          <table:table-cell table:style-name="ce14" table:formula="of:=HYPERLINK(CONCATENATE([.$N$2]; [.C173]; [.$N$3]); [.C173])" office:value-type="string" office:string-value="helfen">
            <text:p>helfen</text:p>
          </table:table-cell>
          <table:table-cell table:style-name="ce9" table:formula="of:=HYPERLINK(CONCATENATE([.$N$5]; [.C173]; [.$N$6]); [.C173])" office:value-type="string" office:string-value="helfen">
            <text:p>helf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Hemd</text:p>
          </table:table-cell>
          <table:table-cell office:value-type="string">
            <text:p>~s, ~e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shirt</text:p>
          </table:table-cell>
          <table:table-cell/>
          <table:table-cell table:style-name="ce14" table:formula="of:=HYPERLINK(CONCATENATE([.$N$2]; [.C174]; [.$N$3]); [.C174])" office:value-type="string" office:string-value="Hemd">
            <text:p>Hemd</text:p>
          </table:table-cell>
          <table:table-cell table:style-name="ce9" table:formula="of:=HYPERLINK(CONCATENATE([.$N$5]; [.C174]; [.$N$6]); [.C174])" office:value-type="string" office:string-value="Hemd">
            <text:p>Hemd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Heraus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publisher</text:p>
          </table:table-cell>
          <table:table-cell/>
          <table:table-cell table:style-name="ce14" table:formula="of:=HYPERLINK(CONCATENATE([.$N$2]; [.C175]; [.$N$3]); [.C175])" office:value-type="string" office:string-value="Herausgeber">
            <text:p>Herausgeber</text:p>
          </table:table-cell>
          <table:table-cell table:style-name="ce9" table:formula="of:=HYPERLINK(CONCATENATE([.$N$5]; [.C175]; [.$N$6]); [.C175])" office:value-type="string" office:string-value="Herausgeber">
            <text:p>Herausg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Herr</text:p>
          </table:table-cell>
          <table:table-cell office:value-type="string">
            <text:p>~n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gentleman</text:p>
          </table:table-cell>
          <table:table-cell/>
          <table:table-cell table:style-name="ce14" table:formula="of:=HYPERLINK(CONCATENATE([.$N$2]; [.C176]; [.$N$3]); [.C176])" office:value-type="string" office:string-value="Herr">
            <text:p>Herr</text:p>
          </table:table-cell>
          <table:table-cell table:style-name="ce9" table:formula="of:=HYPERLINK(CONCATENATE([.$N$5]; [.C176]; [.$N$6]); [.C176])" office:value-type="string" office:string-value="Herr">
            <text:p>Her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Herst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manufacturer</text:p>
          </table:table-cell>
          <table:table-cell/>
          <table:table-cell table:style-name="ce14" table:formula="of:=HYPERLINK(CONCATENATE([.$N$2]; [.C177]; [.$N$3]); [.C177])" office:value-type="string" office:string-value="Hersteller">
            <text:p>Hersteller</text:p>
          </table:table-cell>
          <table:table-cell table:style-name="ce9" table:formula="of:=HYPERLINK(CONCATENATE([.$N$5]; [.C177]; [.$N$6]); [.C177])" office:value-type="string" office:string-value="Hersteller">
            <text:p>Herstell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herz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rdial, hearty</text:p>
          </table:table-cell>
          <table:table-cell/>
          <table:table-cell table:style-name="ce14" table:formula="of:=HYPERLINK(CONCATENATE([.$N$2]; [.C178]; [.$N$3]); [.C178])" office:value-type="string" office:string-value="herzlich">
            <text:p>herzlich</text:p>
          </table:table-cell>
          <table:table-cell table:style-name="ce9" table:formula="of:=HYPERLINK(CONCATENATE([.$N$5]; [.C178]; [.$N$6]); [.C178])" office:value-type="string" office:string-value="herzlich">
            <text:p>herzlich</text:p>
          </table:table-cell>
          <table:table-cell table:number-columns-repeated="3"/>
        </table:table-row>
        <table:table-row table:style-name="ro2">
          <table:table-cell table:style-name="ce5" table:number-columns-repeated="2"/>
          <table:table-cell table:style-name="ce5" office:value-type="string">
            <text:p>hilfreich</text:p>
          </table:table-cell>
          <table:table-cell table:style-name="ce5" table:number-columns-repeated="2"/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string">
            <text:p>useful, helpful</text:p>
          </table:table-cell>
          <table:table-cell table:style-name="ce5"/>
          <table:table-cell table:style-name="ce18" table:formula="of:=HYPERLINK(CONCATENATE([.$N$2]; [.C179]; [.$N$3]); [.C179])" office:value-type="string" office:string-value="hilfreich">
            <text:p>hilfreich</text:p>
          </table:table-cell>
          <table:table-cell table:style-name="ce18" table:formula="of:=HYPERLINK(CONCATENATE([.$N$5]; [.C179]; [.$N$6]); [.C179])" office:value-type="string" office:string-value="hilfreich">
            <text:p>hilfrei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hoch</text:p>
          </table:table-cell>
          <table:table-cell office:value-type="string">
            <text:p>höh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igh</text:p>
          </table:table-cell>
          <table:table-cell/>
          <table:table-cell table:style-name="ce14" table:formula="of:=HYPERLINK(CONCATENATE([.$N$2]; [.C180]; [.$N$3]); [.C180])" office:value-type="string" office:string-value="hoch">
            <text:p>hoch</text:p>
          </table:table-cell>
          <table:table-cell table:style-name="ce9" table:formula="of:=HYPERLINK(CONCATENATE([.$N$5]; [.C180]; [.$N$6]); [.C180])" office:value-type="string" office:string-value="hoch">
            <text:p>ho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Hochzei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eve</text:p>
          </table:table-cell>
          <table:table-cell office:value-type="float" office:value="2">
            <text:p>2</text:p>
          </table:table-cell>
          <table:table-cell office:value-type="string">
            <text:p>wedding</text:p>
          </table:table-cell>
          <table:table-cell/>
          <table:table-cell table:style-name="ce14" table:formula="of:=HYPERLINK(CONCATENATE([.$N$2]; [.C181]; [.$N$3]); [.C181])" office:value-type="string" office:string-value="Hochzeit">
            <text:p>Hochzeit</text:p>
          </table:table-cell>
          <table:table-cell table:style-name="ce9" table:formula="of:=HYPERLINK(CONCATENATE([.$N$5]; [.C181]; [.$N$6]); [.C181])" office:value-type="string" office:string-value="Hochzeit">
            <text:p>Hochzeit</text:p>
          </table:table-cell>
          <table:table-cell table:number-columns-repeated="3"/>
        </table:table-row>
        <table:table-row table:style-name="ro2">
          <table:table-cell table:style-name="ce5" table:number-columns-repeated="2"/>
          <table:table-cell table:style-name="ce5" office:value-type="string">
            <text:p>hoh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8" table:formula="of:=HYPERLINK(CONCATENATE([.$N$2]; [.C182]; [.$N$3]); [.C182])" office:value-type="string" office:string-value="hoh">
            <text:p>hoh</text:p>
          </table:table-cell>
          <table:table-cell table:style-name="ce18" table:formula="of:=HYPERLINK(CONCATENATE([.$N$5]; [.C182]; [.$N$6]); [.C182])" office:value-type="string" office:string-value="hoh">
            <text:p>hoh</text:p>
          </table:table-cell>
          <table:table-cell table:number-columns-repeated="3"/>
        </table:table-row>
        <table:table-row table:style-name="ro2">
          <table:table-cell table:style-name="ce8" table:number-columns-repeated="2"/>
          <table:table-cell table:style-name="ce8" office:value-type="string">
            <text:p>hohe</text:p>
          </table:table-cell>
          <table:table-cell table:style-name="ce8" table:number-columns-repeated="2"/>
          <table:table-cell table:style-name="ce8" office:value-type="string">
            <text:p>adj</text:p>
          </table:table-cell>
          <table:table-cell table:style-name="ce8"/>
          <table:table-cell table:style-name="ce8" office:value-type="float" office:value="2">
            <text:p>2</text:p>
          </table:table-cell>
          <table:table-cell office:value-type="string">
            <text:p>high, tall</text:p>
          </table:table-cell>
          <table:table-cell table:style-name="ce8"/>
          <table:table-cell table:style-name="ce14" table:formula="of:=HYPERLINK(CONCATENATE([.$N$2]; [.C183]; [.$N$3]); [.C183])" office:value-type="string" office:string-value="hohe">
            <text:p>hohe</text:p>
          </table:table-cell>
          <table:table-cell table:style-name="ce20" table:formula="of:=HYPERLINK(CONCATENATE([.$N$5]; [.C183]; [.$N$6]); [.C183])" office:value-type="string" office:string-value="hohe">
            <text:p>hoh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Hos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trousers</text:p>
          </table:table-cell>
          <table:table-cell/>
          <table:table-cell table:style-name="ce14" table:formula="of:=HYPERLINK(CONCATENATE([.$N$2]; [.C184]; [.$N$3]); [.C184])" office:value-type="string" office:string-value="Hose">
            <text:p>Hose</text:p>
          </table:table-cell>
          <table:table-cell table:style-name="ce9" table:formula="of:=HYPERLINK(CONCATENATE([.$N$5]; [.C184]; [.$N$6]); [.C184])" office:value-type="string" office:string-value="Hose">
            <text:p>Hos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Hund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dog</text:p>
          </table:table-cell>
          <table:table-cell/>
          <table:table-cell table:style-name="ce14" table:formula="of:=HYPERLINK(CONCATENATE([.$N$2]; [.C185]; [.$N$3]); [.C185])" office:value-type="string" office:string-value="Hund">
            <text:p>Hund</text:p>
          </table:table-cell>
          <table:table-cell table:style-name="ce9" table:formula="of:=HYPERLINK(CONCATENATE([.$N$5]; [.C185]; [.$N$6]); [.C185])" office:value-type="string" office:string-value="Hund">
            <text:p>Hund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Hunger</text:p>
          </table:table-cell>
          <table:table-cell office:value-type="string">
            <text:p>~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unger</text:p>
          </table:table-cell>
          <table:table-cell/>
          <table:table-cell table:style-name="ce14" table:formula="of:=HYPERLINK(CONCATENATE([.$N$2]; [.C186]; [.$N$3]); [.C186])" office:value-type="string" office:string-value="Hunger">
            <text:p>Hunger</text:p>
          </table:table-cell>
          <table:table-cell table:style-name="ce9" table:formula="of:=HYPERLINK(CONCATENATE([.$N$5]; [.C186]; [.$N$6]); [.C186])" office:value-type="string" office:string-value="Hunger">
            <text:p>Hun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Hut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hat</text:p>
          </table:table-cell>
          <table:table-cell/>
          <table:table-cell table:style-name="ce14" table:formula="of:=HYPERLINK(CONCATENATE([.$N$2]; [.C187]; [.$N$3]); [.C187])" office:value-type="string" office:string-value="Hut">
            <text:p>Hut</text:p>
          </table:table-cell>
          <table:table-cell table:style-name="ce9" table:formula="of:=HYPERLINK(CONCATENATE([.$N$5]; [.C187]; [.$N$6]); [.C187])" office:value-type="string" office:string-value="Hut">
            <text:p>Hu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i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</text:p>
          </table:table-cell>
          <table:table-cell/>
          <table:table-cell table:style-name="ce14" table:formula="of:=HYPERLINK(CONCATENATE([.$N$2]; [.C188]; [.$N$3]); [.C188])" office:value-type="string" office:string-value="ich">
            <text:p>ich</text:p>
          </table:table-cell>
          <table:table-cell table:style-name="ce9" table:formula="of:=HYPERLINK(CONCATENATE([.$N$5]; [.C188]; [.$N$6]); [.C188])" office:value-type="string" office:string-value="ich">
            <text:p>i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ih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</text:p>
          </table:table-cell>
          <table:table-cell/>
          <table:table-cell table:style-name="ce14" table:formula="of:=HYPERLINK(CONCATENATE([.$N$2]; [.C189]; [.$N$3]); [.C189])" office:value-type="string" office:string-value="ihr">
            <text:p>ihr</text:p>
          </table:table-cell>
          <table:table-cell table:style-name="ce9" table:formula="of:=HYPERLINK(CONCATENATE([.$N$5]; [.C189]; [.$N$6]); [.C189])" office:value-type="string" office:string-value="ihr">
            <text:p>ih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in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n, within, at</text:p>
          </table:table-cell>
          <table:table-cell/>
          <table:table-cell table:style-name="ce14" table:formula="of:=HYPERLINK(CONCATENATE([.$N$2]; [.C190]; [.$N$3]); [.C190])" office:value-type="string" office:string-value="in">
            <text:p>in</text:p>
          </table:table-cell>
          <table:table-cell table:style-name="ce9" table:formula="of:=HYPERLINK(CONCATENATE([.$N$5]; [.C190]; [.$N$6]); [.C190])" office:value-type="string" office:string-value="in">
            <text:p>i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individu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dividual</text:p>
          </table:table-cell>
          <table:table-cell/>
          <table:table-cell table:style-name="ce14" table:formula="of:=HYPERLINK(CONCATENATE([.$N$2]; [.C191]; [.$N$3]); [.C191])" office:value-type="string" office:string-value="individuell">
            <text:p>individuell</text:p>
          </table:table-cell>
          <table:table-cell table:style-name="ce9" table:formula="of:=HYPERLINK(CONCATENATE([.$N$5]; [.C191]; [.$N$6]); [.C191])" office:value-type="string" office:string-value="individuell">
            <text:p>individuell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Integrat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gration</text:p>
          </table:table-cell>
          <table:table-cell/>
          <table:table-cell table:style-name="ce14" table:formula="of:=HYPERLINK(CONCATENATE([.$N$2]; [.C192]; [.$N$3]); [.C192])" office:value-type="string" office:string-value="Integration">
            <text:p>Integration</text:p>
          </table:table-cell>
          <table:table-cell table:style-name="ce9" table:formula="of:=HYPERLINK(CONCATENATE([.$N$5]; [.C192]; [.$N$6]); [.C192])" office:value-type="string" office:string-value="Integration">
            <text:p>Integratio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interessan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interesting</text:p>
          </table:table-cell>
          <table:table-cell/>
          <table:table-cell table:style-name="ce14" table:formula="of:=HYPERLINK(CONCATENATE([.$N$2]; [.C193]; [.$N$3]); [.C193])" office:value-type="string" office:string-value="interessant">
            <text:p>interessant</text:p>
          </table:table-cell>
          <table:table-cell table:style-name="ce9" table:formula="of:=HYPERLINK(CONCATENATE([.$N$5]; [.C193]; [.$N$6]); [.C193])" office:value-type="string" office:string-value="interessant">
            <text:p>interessan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inter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rnal</text:p>
          </table:table-cell>
          <table:table-cell/>
          <table:table-cell table:style-name="ce14" table:formula="of:=HYPERLINK(CONCATENATE([.$N$2]; [.C194]; [.$N$3]); [.C194])" office:value-type="string" office:string-value="intern">
            <text:p>intern</text:p>
          </table:table-cell>
          <table:table-cell table:style-name="ce9" table:formula="of:=HYPERLINK(CONCATENATE([.$N$5]; [.C194]; [.$N$6]); [.C194])" office:value-type="string" office:string-value="intern">
            <text:p>inter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international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rnational</text:p>
          </table:table-cell>
          <table:table-cell/>
          <table:table-cell table:style-name="ce14" table:formula="of:=HYPERLINK(CONCATENATE([.$N$2]; [.C195]; [.$N$3]); [.C195])" office:value-type="string" office:string-value="international">
            <text:p>international</text:p>
          </table:table-cell>
          <table:table-cell table:style-name="ce9" table:formula="of:=HYPERLINK(CONCATENATE([.$N$5]; [.C195]; [.$N$6]); [.C195])" office:value-type="string" office:string-value="international">
            <text:p>internationa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Inves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investor</text:p>
          </table:table-cell>
          <table:table-cell/>
          <table:table-cell table:style-name="ce14" table:formula="of:=HYPERLINK(CONCATENATE([.$N$2]; [.C196]; [.$N$3]); [.C196])" office:value-type="string" office:string-value="Investor">
            <text:p>Investor</text:p>
          </table:table-cell>
          <table:table-cell table:style-name="ce9" table:formula="of:=HYPERLINK(CONCATENATE([.$N$5]; [.C196]; [.$N$6]); [.C196])" office:value-type="string" office:string-value="Investor">
            <text:p>Investo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/>
          <table:table-cell table:style-name="ce14" table:formula="of:=HYPERLINK(CONCATENATE([.$N$2]; [.C197]; [.$N$3]); [.C197])" office:value-type="string" office:string-value="ja">
            <text:p>ja</text:p>
          </table:table-cell>
          <table:table-cell table:style-name="ce9" table:formula="of:=HYPERLINK(CONCATENATE([.$N$5]; [.C197]; [.$N$6]); [.C197])" office:value-type="string" office:string-value="ja">
            <text:p>ja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Jack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jacket</text:p>
          </table:table-cell>
          <table:table-cell/>
          <table:table-cell table:style-name="ce14" table:formula="of:=HYPERLINK(CONCATENATE([.$N$2]; [.C198]; [.$N$3]); [.C198])" office:value-type="string" office:string-value="Jacke">
            <text:p>Jacke</text:p>
          </table:table-cell>
          <table:table-cell table:style-name="ce9" table:formula="of:=HYPERLINK(CONCATENATE([.$N$5]; [.C198]; [.$N$6]); [.C198])" office:value-type="string" office:string-value="Jacke">
            <text:p>Jacke</text:p>
          </table:table-cell>
          <table:table-cell table:number-columns-repeated="3"/>
        </table:table-row>
        <table:table-row table:style-name="ro2">
          <table:table-cell table:style-name="ce8" table:number-columns-repeated="2"/>
          <table:table-cell table:style-name="ce8" office:value-type="string">
            <text:p>jede</text:p>
          </table:table-cell>
          <table:table-cell table:number-columns-repeated="2" table:style-name="ce11" office:value-type="string">
            <text:p>–</text:p>
          </table:table-cell>
          <table:table-cell table:style-name="ce8" office:value-type="string">
            <text:p>adj</text:p>
          </table:table-cell>
          <table:table-cell table:style-name="ce8"/>
          <table:table-cell table:style-name="ce8" office:value-type="float" office:value="2">
            <text:p>2</text:p>
          </table:table-cell>
          <table:table-cell office:value-type="string">
            <text:p>each, every</text:p>
          </table:table-cell>
          <table:table-cell table:style-name="ce8"/>
          <table:table-cell table:style-name="ce14" table:formula="of:=HYPERLINK(CONCATENATE([.$N$2]; [.C199]; [.$N$3]); [.C199])" office:value-type="string" office:string-value="jede">
            <text:p>jede</text:p>
          </table:table-cell>
          <table:table-cell table:style-name="ce20" table:formula="of:=HYPERLINK(CONCATENATE([.$N$5]; [.C199]; [.$N$6]); [.C199])" office:value-type="string" office:string-value="jede">
            <text:p>jed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jemand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meone, somebody</text:p>
          </table:table-cell>
          <table:table-cell/>
          <table:table-cell table:style-name="ce14" table:formula="of:=HYPERLINK(CONCATENATE([.$N$2]; [.C200]; [.$N$3]); [.C200])" office:value-type="string" office:string-value="jemand">
            <text:p>jemand</text:p>
          </table:table-cell>
          <table:table-cell table:style-name="ce9" table:formula="of:=HYPERLINK(CONCATENATE([.$N$5]; [.C200]; [.$N$6]); [.C200])" office:value-type="string" office:string-value="jemand">
            <text:p>jemand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jung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ng</text:p>
          </table:table-cell>
          <table:table-cell/>
          <table:table-cell table:style-name="ce14" table:formula="of:=HYPERLINK(CONCATENATE([.$N$2]; [.C201]; [.$N$3]); [.C201])" office:value-type="string" office:string-value="jung">
            <text:p>jung</text:p>
          </table:table-cell>
          <table:table-cell table:style-name="ce9" table:formula="of:=HYPERLINK(CONCATENATE([.$N$5]; [.C201]; [.$N$6]); [.C201])" office:value-type="string" office:string-value="jung">
            <text:p>jung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Junge</text:p>
          </table:table-cell>
          <table:table-cell office:value-type="string">
            <text:p>~n</text:p>
          </table:table-cell>
          <table:table-cell office:value-type="string">
            <text:p>~n, Jungs, ~ns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child, kid</text:p>
          </table:table-cell>
          <table:table-cell/>
          <table:table-cell table:style-name="ce14" table:formula="of:=HYPERLINK(CONCATENATE([.$N$2]; [.C202]; [.$N$3]); [.C202])" office:value-type="string" office:string-value="Junge">
            <text:p>Junge</text:p>
          </table:table-cell>
          <table:table-cell table:style-name="ce9" table:formula="of:=HYPERLINK(CONCATENATE([.$N$5]; [.C202]; [.$N$6]); [.C202])" office:value-type="string" office:string-value="Junge">
            <text:p>Jung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Kaffee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coffee</text:p>
          </table:table-cell>
          <table:table-cell/>
          <table:table-cell table:style-name="ce14" table:formula="of:=HYPERLINK(CONCATENATE([.$N$2]; [.C203]; [.$N$3]); [.C203])" office:value-type="string" office:string-value="Kaffee">
            <text:p>Kaffee</text:p>
          </table:table-cell>
          <table:table-cell table:style-name="ce9" table:formula="of:=HYPERLINK(CONCATENATE([.$N$5]; [.C203]; [.$N$6]); [.C203])" office:value-type="string" office:string-value="Kaffee">
            <text:p>Kaffee</text:p>
          </table:table-cell>
          <table:table-cell table:number-columns-repeated="3"/>
        </table:table-row>
        <table:table-row table:style-name="ro2">
          <table:table-cell table:style-name="ce5" office:value-type="string">
            <text:p>der</text:p>
          </table:table-cell>
          <table:table-cell table:style-name="ce5"/>
          <table:table-cell table:style-name="ce5" office:value-type="string">
            <text:p>Kaiser</text:p>
          </table:table-cell>
          <table:table-cell table:style-name="ce5"/>
          <table:table-cell table:style-name="ce5" office:value-type="string">
            <text:p>~s</text:p>
          </table:table-cell>
          <table:table-cell table:style-name="ce5" office:value-type="string">
            <text:p>noun</text:p>
          </table:table-cell>
          <table:table-cell table:style-name="ce5" office:value-type="string">
            <text:p>job, per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emperor</text:p>
          </table:table-cell>
          <table:table-cell table:style-name="ce5"/>
          <table:table-cell table:style-name="ce18" table:formula="of:=HYPERLINK(CONCATENATE([.$N$2]; [.C204]; [.$N$3]); [.C204])" office:value-type="string" office:string-value="Kaiser">
            <text:p>Kaiser</text:p>
          </table:table-cell>
          <table:table-cell table:style-name="ce18" table:formula="of:=HYPERLINK(CONCATENATE([.$N$5]; [.C204]; [.$N$6]); [.C204])" office:value-type="string" office:string-value="Kaiser">
            <text:p>Kais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kalt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ld</text:p>
          </table:table-cell>
          <table:table-cell/>
          <table:table-cell table:style-name="ce14" table:formula="of:=HYPERLINK(CONCATENATE([.$N$2]; [.C205]; [.$N$3]); [.C205])" office:value-type="string" office:string-value="kalt">
            <text:p>kalt</text:p>
          </table:table-cell>
          <table:table-cell table:style-name="ce9" table:formula="of:=HYPERLINK(CONCATENATE([.$N$5]; [.C205]; [.$N$6]); [.C205])" office:value-type="string" office:string-value="kalt">
            <text:p>kal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kaput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roken, out of order</text:p>
          </table:table-cell>
          <table:table-cell/>
          <table:table-cell table:style-name="ce14" table:formula="of:=HYPERLINK(CONCATENATE([.$N$2]; [.C206]; [.$N$3]); [.C206])" office:value-type="string" office:string-value="kaputt">
            <text:p>kaputt</text:p>
          </table:table-cell>
          <table:table-cell table:style-name="ce9" table:formula="of:=HYPERLINK(CONCATENATE([.$N$5]; [.C206]; [.$N$6]); [.C206])" office:value-type="string" office:string-value="kaputt">
            <text:p>kaput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Käse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cheese</text:p>
          </table:table-cell>
          <table:table-cell/>
          <table:table-cell table:style-name="ce14" table:formula="of:=HYPERLINK(CONCATENATE([.$N$2]; [.C207]; [.$N$3]); [.C207])" office:value-type="string" office:string-value="Käse">
            <text:p>Käse</text:p>
          </table:table-cell>
          <table:table-cell table:style-name="ce9" table:formula="of:=HYPERLINK(CONCATENATE([.$N$5]; [.C207]; [.$N$6]); [.C207])" office:value-type="string" office:string-value="Käse">
            <text:p>Käs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Katz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/>
          <table:table-cell table:style-name="ce14" table:formula="of:=HYPERLINK(CONCATENATE([.$N$2]; [.C208]; [.$N$3]); [.C208])" office:value-type="string" office:string-value="Katze">
            <text:p>Katze</text:p>
          </table:table-cell>
          <table:table-cell table:style-name="ce9" table:formula="of:=HYPERLINK(CONCATENATE([.$N$5]; [.C208]; [.$N$6]); [.C208])" office:value-type="string" office:string-value="Katze">
            <text:p>Katz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Käuf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buyer</text:p>
          </table:table-cell>
          <table:table-cell/>
          <table:table-cell table:style-name="ce14" table:formula="of:=HYPERLINK(CONCATENATE([.$N$2]; [.C209]; [.$N$3]); [.C209])" office:value-type="string" office:string-value="Käufer">
            <text:p>Käufer</text:p>
          </table:table-cell>
          <table:table-cell table:style-name="ce9" table:formula="of:=HYPERLINK(CONCATENATE([.$N$5]; [.C209]; [.$N$6]); [.C209])" office:value-type="string" office:string-value="Käufer">
            <text:p>Käuf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kein</text:p>
          </table:table-cell>
          <table:table-cell table:number-columns-repeated="2"/>
          <table:table-cell office:value-type="string">
            <text:p>ar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, not</text:p>
          </table:table-cell>
          <table:table-cell/>
          <table:table-cell table:style-name="ce14" table:formula="of:=HYPERLINK(CONCATENATE([.$N$2]; [.C210]; [.$N$3]); [.C210])" office:value-type="string" office:string-value="kein">
            <text:p>kein</text:p>
          </table:table-cell>
          <table:table-cell table:style-name="ce9" table:formula="of:=HYPERLINK(CONCATENATE([.$N$5]; [.C210]; [.$N$6]); [.C210])" office:value-type="string" office:string-value="kein">
            <text:p>kei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K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cellar, basement</text:p>
          </table:table-cell>
          <table:table-cell/>
          <table:table-cell table:style-name="ce14" table:formula="of:=HYPERLINK(CONCATENATE([.$N$2]; [.C211]; [.$N$3]); [.C211])" office:value-type="string" office:string-value="Keller">
            <text:p>Keller</text:p>
          </table:table-cell>
          <table:table-cell table:style-name="ce9" table:formula="of:=HYPERLINK(CONCATENATE([.$N$5]; [.C211]; [.$N$6]); [.C211])" office:value-type="string" office:string-value="Keller">
            <text:p>Keller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kenn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know</text:p>
          </table:table-cell>
          <table:table-cell/>
          <table:table-cell table:style-name="ce14" table:formula="of:=HYPERLINK(CONCATENATE([.$N$2]; [.C212]; [.$N$3]); [.C212])" office:value-type="string" office:string-value="kennen">
            <text:p>kennen</text:p>
          </table:table-cell>
          <table:table-cell table:style-name="ce9" table:formula="of:=HYPERLINK(CONCATENATE([.$N$5]; [.C212]; [.$N$6]); [.C212])" office:value-type="string" office:string-value="kennen">
            <text:p>kenn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Kind</text:p>
          </table:table-cell>
          <table:table-cell office:value-type="string">
            <text:p>~s, ~e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kid, child</text:p>
          </table:table-cell>
          <table:table-cell/>
          <table:table-cell table:style-name="ce14" table:formula="of:=HYPERLINK(CONCATENATE([.$N$2]; [.C213]; [.$N$3]); [.C213])" office:value-type="string" office:string-value="Kind">
            <text:p>Kind</text:p>
          </table:table-cell>
          <table:table-cell table:style-name="ce9" table:formula="of:=HYPERLINK(CONCATENATE([.$N$5]; [.C213]; [.$N$6]); [.C213])" office:value-type="string" office:string-value="Kind">
            <text:p>Kind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kla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ear</text:p>
          </table:table-cell>
          <table:table-cell/>
          <table:table-cell table:style-name="ce14" table:formula="of:=HYPERLINK(CONCATENATE([.$N$2]; [.C214]; [.$N$3]); [.C214])" office:value-type="string" office:string-value="klar">
            <text:p>klar</text:p>
          </table:table-cell>
          <table:table-cell table:style-name="ce9" table:formula="of:=HYPERLINK(CONCATENATE([.$N$5]; [.C214]; [.$N$6]); [.C214])" office:value-type="string" office:string-value="klar">
            <text:p>kla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Kleid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ress</text:p>
          </table:table-cell>
          <table:table-cell/>
          <table:table-cell table:style-name="ce14" table:formula="of:=HYPERLINK(CONCATENATE([.$N$2]; [.C215]; [.$N$3]); [.C215])" office:value-type="string" office:string-value="Kleid">
            <text:p>Kleid</text:p>
          </table:table-cell>
          <table:table-cell table:style-name="ce9" table:formula="of:=HYPERLINK(CONCATENATE([.$N$5]; [.C215]; [.$N$6]); [.C215])" office:value-type="string" office:string-value="Kleid">
            <text:p>Kleid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Klei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clothing</text:p>
          </table:table-cell>
          <table:table-cell/>
          <table:table-cell table:style-name="ce14" table:formula="of:=HYPERLINK(CONCATENATE([.$N$2]; [.C216]; [.$N$3]); [.C216])" office:value-type="string" office:string-value="Kleidung">
            <text:p>Kleidung</text:p>
          </table:table-cell>
          <table:table-cell table:style-name="ce9" table:formula="of:=HYPERLINK(CONCATENATE([.$N$5]; [.C216]; [.$N$6]); [.C216])" office:value-type="string" office:string-value="Kleidung">
            <text:p>Kleidun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klei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mall, little</text:p>
          </table:table-cell>
          <table:table-cell/>
          <table:table-cell table:style-name="ce14" table:formula="of:=HYPERLINK(CONCATENATE([.$N$2]; [.C217]; [.$N$3]); [.C217])" office:value-type="string" office:string-value="klein">
            <text:p>klein</text:p>
          </table:table-cell>
          <table:table-cell table:style-name="ce9" table:formula="of:=HYPERLINK(CONCATENATE([.$N$5]; [.C217]; [.$N$6]); [.C217])" office:value-type="string" office:string-value="klein">
            <text:p>klei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knapp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ight, lean</text:p>
          </table:table-cell>
          <table:table-cell/>
          <table:table-cell table:style-name="ce14" table:formula="of:=HYPERLINK(CONCATENATE([.$N$2]; [.C218]; [.$N$3]); [.C218])" office:value-type="string" office:string-value="knapp">
            <text:p>knapp</text:p>
          </table:table-cell>
          <table:table-cell table:style-name="ce9" table:formula="of:=HYPERLINK(CONCATENATE([.$N$5]; [.C218]; [.$N$6]); [.C218])" office:value-type="string" office:string-value="knapp">
            <text:p>knapp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Koch</text:p>
          </table:table-cell>
          <table:table-cell office:value-type="string">
            <text:p>~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ok</text:p>
          </table:table-cell>
          <table:table-cell/>
          <table:table-cell table:style-name="ce14" table:formula="of:=HYPERLINK(CONCATENATE([.$N$2]; [.C219]; [.$N$3]); [.C219])" office:value-type="string" office:string-value="Koch">
            <text:p>Koch</text:p>
          </table:table-cell>
          <table:table-cell table:style-name="ce9" table:formula="of:=HYPERLINK(CONCATENATE([.$N$5]; [.C219]; [.$N$6]); [.C219])" office:value-type="string" office:string-value="Koch">
            <text:p>Koch</text:p>
          </table:table-cell>
          <table:table-cell table:number-columns-repeated="3"/>
        </table:table-row>
        <table:table-row table:style-name="ro2">
          <table:table-cell office:value-type="string">
            <text:p>s4</text:p>
          </table:table-cell>
          <table:table-cell/>
          <table:table-cell office:value-type="string">
            <text:p>ko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come</text:p>
          </table:table-cell>
          <table:table-cell/>
          <table:table-cell table:style-name="ce14" table:formula="of:=HYPERLINK(CONCATENATE([.$N$2]; [.C220]; [.$N$3]); [.C220])" office:value-type="string" office:string-value="kommen">
            <text:p>kommen</text:p>
          </table:table-cell>
          <table:table-cell table:style-name="ce9" table:formula="of:=HYPERLINK(CONCATENATE([.$N$5]; [.C220]; [.$N$6]); [.C220])" office:value-type="string" office:string-value="kommen">
            <text:p>komm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komplett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mplete</text:p>
          </table:table-cell>
          <table:table-cell/>
          <table:table-cell table:style-name="ce14" table:formula="of:=HYPERLINK(CONCATENATE([.$N$2]; [.C221]; [.$N$3]); [.C221])" office:value-type="string" office:string-value="komplett">
            <text:p>komplett</text:p>
          </table:table-cell>
          <table:table-cell table:style-name="ce9" table:formula="of:=HYPERLINK(CONCATENATE([.$N$5]; [.C221]; [.$N$6]); [.C221])" office:value-type="string" office:string-value="komplett">
            <text:p>komplet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Kosmetik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smetics</text:p>
          </table:table-cell>
          <table:table-cell/>
          <table:table-cell table:style-name="ce14" table:formula="of:=HYPERLINK(CONCATENATE([.$N$2]; [.C222]; [.$N$3]); [.C222])" office:value-type="string" office:string-value="Kosmetik">
            <text:p>Kosmetik</text:p>
          </table:table-cell>
          <table:table-cell table:style-name="ce9" table:formula="of:=HYPERLINK(CONCATENATE([.$N$5]; [.C222]; [.$N$6]); [.C222])" office:value-type="string" office:string-value="Kosmetik">
            <text:p>Kosmetik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kostenlos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e, without cost</text:p>
          </table:table-cell>
          <table:table-cell/>
          <table:table-cell table:style-name="ce14" table:formula="of:=HYPERLINK(CONCATENATE([.$N$2]; [.C223]; [.$N$3]); [.C223])" office:value-type="string" office:string-value="kostenlos">
            <text:p>kostenlos</text:p>
          </table:table-cell>
          <table:table-cell table:style-name="ce9" table:formula="of:=HYPERLINK(CONCATENATE([.$N$5]; [.C223]; [.$N$6]); [.C223])" office:value-type="string" office:string-value="kostenlos">
            <text:p>kostenlos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König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king</text:p>
          </table:table-cell>
          <table:table-cell/>
          <table:table-cell table:style-name="ce14" table:formula="of:=HYPERLINK(CONCATENATE([.$N$2]; [.C224]; [.$N$3]); [.C224])" office:value-type="string" office:string-value="König">
            <text:p>König</text:p>
          </table:table-cell>
          <table:table-cell table:style-name="ce9" table:formula="of:=HYPERLINK(CONCATENATE([.$N$5]; [.C224]; [.$N$6]); [.C224])" office:value-type="string" office:string-value="König">
            <text:p>Köni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Kri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3">
            <text:p>3</text:p>
          </table:table-cell>
          <table:table-cell office:value-type="string">
            <text:p>crib</text:p>
          </table:table-cell>
          <table:table-cell/>
          <table:table-cell table:style-name="ce14" table:formula="of:=HYPERLINK(CONCATENATE([.$N$2]; [.C225]; [.$N$3]); [.C225])" office:value-type="string" office:string-value="Krippe">
            <text:p>Krippe</text:p>
          </table:table-cell>
          <table:table-cell table:style-name="ce9" table:formula="of:=HYPERLINK(CONCATENATE([.$N$5]; [.C225]; [.$N$6]); [.C225])" office:value-type="string" office:string-value="Krippe">
            <text:p>Kripp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Kritik</text:p>
          </table:table-cell>
          <table:table-cell office:value-type="string">
            <text:p>~</text:p>
          </table:table-cell>
          <table:table-cell office:value-type="string">
            <text:p>~ken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2">
            <text:p>2</text:p>
          </table:table-cell>
          <table:table-cell office:value-type="string">
            <text:p>criticism, review</text:p>
          </table:table-cell>
          <table:table-cell/>
          <table:table-cell table:style-name="ce14" table:formula="of:=HYPERLINK(CONCATENATE([.$N$2]; [.C226]; [.$N$3]); [.C226])" office:value-type="string" office:string-value="Kritik">
            <text:p>Kritik</text:p>
          </table:table-cell>
          <table:table-cell table:style-name="ce9" table:formula="of:=HYPERLINK(CONCATENATE([.$N$5]; [.C226]; [.$N$6]); [.C226])" office:value-type="string" office:string-value="Kritik">
            <text:p>Kritik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Kron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crown</text:p>
          </table:table-cell>
          <table:table-cell/>
          <table:table-cell table:style-name="ce14" table:formula="of:=HYPERLINK(CONCATENATE([.$N$2]; [.C227]; [.$N$3]); [.C227])" office:value-type="string" office:string-value="Krone">
            <text:p>Krone</text:p>
          </table:table-cell>
          <table:table-cell table:style-name="ce9" table:formula="of:=HYPERLINK(CONCATENATE([.$N$5]; [.C227]; [.$N$6]); [.C227])" office:value-type="string" office:string-value="Krone">
            <text:p>Kr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kurz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riefly</text:p>
          </table:table-cell>
          <table:table-cell/>
          <table:table-cell table:style-name="ce14" table:formula="of:=HYPERLINK(CONCATENATE([.$N$2]; [.C228]; [.$N$3]); [.C228])" office:value-type="string" office:string-value="kurz">
            <text:p>kurz</text:p>
          </table:table-cell>
          <table:table-cell table:style-name="ce9" table:formula="of:=HYPERLINK(CONCATENATE([.$N$5]; [.C228]; [.$N$6]); [.C228])" office:value-type="string" office:string-value="kurz">
            <text:p>kurz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kürzlich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cently</text:p>
          </table:table-cell>
          <table:table-cell/>
          <table:table-cell table:style-name="ce14" table:formula="of:=HYPERLINK(CONCATENATE([.$N$2]; [.C229]; [.$N$3]); [.C229])" office:value-type="string" office:string-value="kürzlich">
            <text:p>kürzlich</text:p>
          </table:table-cell>
          <table:table-cell table:style-name="ce9" table:formula="of:=HYPERLINK(CONCATENATE([.$N$5]; [.C229]; [.$N$6]); [.C229])" office:value-type="string" office:string-value="kürzlich">
            <text:p>kürzli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Laden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shop</text:p>
          </table:table-cell>
          <table:table-cell/>
          <table:table-cell table:style-name="ce14" table:formula="of:=HYPERLINK(CONCATENATE([.$N$2]; [.C230]; [.$N$3]); [.C230])" office:value-type="string" office:string-value="Laden">
            <text:p>Laden</text:p>
          </table:table-cell>
          <table:table-cell table:style-name="ce9" table:formula="of:=HYPERLINK(CONCATENATE([.$N$5]; [.C230]; [.$N$6]); [.C230])" office:value-type="string" office:string-value="Laden">
            <text:p>Lade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Lam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lamp</text:p>
          </table:table-cell>
          <table:table-cell/>
          <table:table-cell table:style-name="ce14" table:formula="of:=HYPERLINK(CONCATENATE([.$N$2]; [.C231]; [.$N$3]); [.C231])" office:value-type="string" office:string-value="Lampe">
            <text:p>Lampe</text:p>
          </table:table-cell>
          <table:table-cell table:style-name="ce9" table:formula="of:=HYPERLINK(CONCATENATE([.$N$5]; [.C231]; [.$N$6]); [.C231])" office:value-type="string" office:string-value="Lampe">
            <text:p>Lamp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lang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ong</text:p>
          </table:table-cell>
          <table:table-cell/>
          <table:table-cell table:style-name="ce14" table:formula="of:=HYPERLINK(CONCATENATE([.$N$2]; [.C232]; [.$N$3]); [.C232])" office:value-type="string" office:string-value="lang">
            <text:p>lang</text:p>
          </table:table-cell>
          <table:table-cell table:style-name="ce9" table:formula="of:=HYPERLINK(CONCATENATE([.$N$5]; [.C232]; [.$N$6]); [.C232])" office:value-type="string" office:string-value="lang">
            <text:p>lang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/>
          <table:table-cell office:value-type="string">
            <text:p>lau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run, to walk</text:p>
          </table:table-cell>
          <table:table-cell/>
          <table:table-cell table:style-name="ce14" table:formula="of:=HYPERLINK(CONCATENATE([.$N$2]; [.C233]; [.$N$3]); [.C233])" office:value-type="string" office:string-value="laufen">
            <text:p>laufen</text:p>
          </table:table-cell>
          <table:table-cell table:style-name="ce9" table:formula="of:=HYPERLINK(CONCATENATE([.$N$5]; [.C233]; [.$N$6]); [.C233])" office:value-type="string" office:string-value="laufen">
            <text:p>laufen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/>
          <table:table-cell office:value-type="string">
            <text:p>lau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sound</text:p>
          </table:table-cell>
          <table:table-cell/>
          <table:table-cell table:style-name="ce14" table:formula="of:=HYPERLINK(CONCATENATE([.$N$2]; [.C234]; [.$N$3]); [.C234])" office:value-type="string" office:string-value="lauten">
            <text:p>lauten</text:p>
          </table:table-cell>
          <table:table-cell table:style-name="ce9" table:formula="of:=HYPERLINK(CONCATENATE([.$N$5]; [.C234]; [.$N$6]); [.C234])" office:value-type="string" office:string-value="lauten">
            <text:p>laut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Lebensmitt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roceries</text:p>
          </table:table-cell>
          <table:table-cell/>
          <table:table-cell table:style-name="ce14" table:formula="of:=HYPERLINK(CONCATENATE([.$N$2]; [.C235]; [.$N$3]); [.C235])" office:value-type="string" office:string-value="Lebensmittel">
            <text:p>Lebensmittel</text:p>
          </table:table-cell>
          <table:table-cell table:style-name="ce9" table:formula="of:=HYPERLINK(CONCATENATE([.$N$5]; [.C235]; [.$N$6]); [.C235])" office:value-type="string" office:string-value="Lebensmittel">
            <text:p>Lebensmittel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Led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mat</text:p>
          </table:table-cell>
          <table:table-cell office:value-type="float" office:value="2">
            <text:p>2</text:p>
          </table:table-cell>
          <table:table-cell office:value-type="string">
            <text:p>leather</text:p>
          </table:table-cell>
          <table:table-cell/>
          <table:table-cell table:style-name="ce14" table:formula="of:=HYPERLINK(CONCATENATE([.$N$2]; [.C236]; [.$N$3]); [.C236])" office:value-type="string" office:string-value="Leder">
            <text:p>Leder</text:p>
          </table:table-cell>
          <table:table-cell table:style-name="ce9" table:formula="of:=HYPERLINK(CONCATENATE([.$N$5]; [.C236]; [.$N$6]); [.C236])" office:value-type="string" office:string-value="Leder">
            <text:p>Led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Le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eacher</text:p>
          </table:table-cell>
          <table:table-cell/>
          <table:table-cell table:style-name="ce14" table:formula="of:=HYPERLINK(CONCATENATE([.$N$2]; [.C237]; [.$N$3]); [.C237])" office:value-type="string" office:string-value="Lehrer">
            <text:p>Lehrer</text:p>
          </table:table-cell>
          <table:table-cell table:style-name="ce9" table:formula="of:=HYPERLINK(CONCATENATE([.$N$5]; [.C237]; [.$N$6]); [.C237])" office:value-type="string" office:string-value="Lehrer">
            <text:p>Lehr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Lehrer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eacher</text:p>
          </table:table-cell>
          <table:table-cell/>
          <table:table-cell table:style-name="ce14" table:formula="of:=HYPERLINK(CONCATENATE([.$N$2]; [.C238]; [.$N$3]); [.C238])" office:value-type="string" office:string-value="Lehrerin">
            <text:p>Lehrerin</text:p>
          </table:table-cell>
          <table:table-cell table:style-name="ce9" table:formula="of:=HYPERLINK(CONCATENATE([.$N$5]; [.C238]; [.$N$6]); [.C238])" office:value-type="string" office:string-value="Lehrerin">
            <text:p>Lehreri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leich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/>
          <table:table-cell table:style-name="ce14" table:formula="of:=HYPERLINK(CONCATENATE([.$N$2]; [.C239]; [.$N$3]); [.C239])" office:value-type="string" office:string-value="leicht">
            <text:p>leicht</text:p>
          </table:table-cell>
          <table:table-cell table:style-name="ce9" table:formula="of:=HYPERLINK(CONCATENATE([.$N$5]; [.C239]; [.$N$6]); [.C239])" office:value-type="string" office:string-value="leicht">
            <text:p>leich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Le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leader</text:p>
          </table:table-cell>
          <table:table-cell/>
          <table:table-cell table:style-name="ce14" table:formula="of:=HYPERLINK(CONCATENATE([.$N$2]; [.C240]; [.$N$3]); [.C240])" office:value-type="string" office:string-value="Leiter">
            <text:p>Leiter</text:p>
          </table:table-cell>
          <table:table-cell table:style-name="ce9" table:formula="of:=HYPERLINK(CONCATENATE([.$N$5]; [.C240]; [.$N$6]); [.C240])" office:value-type="string" office:string-value="Leiter">
            <text:p>Leiter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lern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learn</text:p>
          </table:table-cell>
          <table:table-cell/>
          <table:table-cell table:style-name="ce14" table:formula="of:=HYPERLINK(CONCATENATE([.$N$2]; [.C241]; [.$N$3]); [.C241])" office:value-type="string" office:string-value="lernen">
            <text:p>lernen</text:p>
          </table:table-cell>
          <table:table-cell table:style-name="ce9" table:formula="of:=HYPERLINK(CONCATENATE([.$N$5]; [.C241]; [.$N$6]); [.C241])" office:value-type="string" office:string-value="lernen">
            <text:p>lernen</text:p>
          </table:table-cell>
          <table:table-cell table:number-columns-repeated="3"/>
        </table:table-row>
        <table:table-row table:style-name="ro2">
          <table:table-cell office:value-type="string">
            <text:p>s5</text:p>
          </table:table-cell>
          <table:table-cell/>
          <table:table-cell office:value-type="string">
            <text:p>lesen</text:p>
          </table:table-cell>
          <table:table-cell table:style-name="ce9"/>
          <table:table-cell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read</text:p>
          </table:table-cell>
          <table:table-cell/>
          <table:table-cell table:style-name="ce14" table:formula="of:=HYPERLINK(CONCATENATE([.$N$2]; [.C242]; [.$N$3]); [.C242])" office:value-type="string" office:string-value="lesen">
            <text:p>lesen</text:p>
          </table:table-cell>
          <table:table-cell table:style-name="ce9" table:formula="of:=HYPERLINK(CONCATENATE([.$N$5]; [.C242]; [.$N$6]); [.C242])" office:value-type="string" office:string-value="lesen">
            <text:p>les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Licht</text:p>
          </table:table-cell>
          <table:table-cell office:value-type="string">
            <text:p>~s, ~es</text:p>
          </table:table-cell>
          <table:table-cell office:value-type="string">
            <text:p>~er, 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/>
          <table:table-cell table:style-name="ce14" table:formula="of:=HYPERLINK(CONCATENATE([.$N$2]; [.C243]; [.$N$3]); [.C243])" office:value-type="string" office:string-value="Licht">
            <text:p>Licht</text:p>
          </table:table-cell>
          <table:table-cell table:style-name="ce9" table:formula="of:=HYPERLINK(CONCATENATE([.$N$5]; [.C243]; [.$N$6]); [.C243])" office:value-type="string" office:string-value="Licht">
            <text:p>Licht</text:p>
          </table:table-cell>
          <table:table-cell table:number-columns-repeated="3"/>
        </table:table-row>
        <table:table-row table:style-name="ro2">
          <table:table-cell office:value-type="string">
            <text:p>s5</text:p>
          </table:table-cell>
          <table:table-cell/>
          <table:table-cell office:value-type="string">
            <text:p>lie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lie, to be located</text:p>
          </table:table-cell>
          <table:table-cell/>
          <table:table-cell table:style-name="ce14" table:formula="of:=HYPERLINK(CONCATENATE([.$N$2]; [.C244]; [.$N$3]); [.C244])" office:value-type="string" office:string-value="liegen">
            <text:p>liegen</text:p>
          </table:table-cell>
          <table:table-cell table:style-name="ce9" table:formula="of:=HYPERLINK(CONCATENATE([.$N$5]; [.C244]; [.$N$6]); [.C244])" office:value-type="string" office:string-value="liegen">
            <text:p>lieg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links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 the left</text:p>
          </table:table-cell>
          <table:table-cell/>
          <table:table-cell table:style-name="ce14" table:formula="of:=HYPERLINK(CONCATENATE([.$N$2]; [.C245]; [.$N$3]); [.C245])" office:value-type="string" office:string-value="links">
            <text:p>links</text:p>
          </table:table-cell>
          <table:table-cell table:style-name="ce9" table:formula="of:=HYPERLINK(CONCATENATE([.$N$5]; [.C245]; [.$N$6]); [.C245])" office:value-type="string" office:string-value="links">
            <text:p>links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L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liter</text:p>
          </table:table-cell>
          <table:table-cell/>
          <table:table-cell table:style-name="ce14" table:formula="of:=HYPERLINK(CONCATENATE([.$N$2]; [.C246]; [.$N$3]); [.C246])" office:value-type="string" office:string-value="Liter">
            <text:p>Liter</text:p>
          </table:table-cell>
          <table:table-cell table:style-name="ce9" table:formula="of:=HYPERLINK(CONCATENATE([.$N$5]; [.C246]; [.$N$6]); [.C246])" office:value-type="string" office:string-value="Liter">
            <text:p>Li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Löff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tool</text:p>
          </table:table-cell>
          <table:table-cell office:value-type="float" office:value="1">
            <text:p>1</text:p>
          </table:table-cell>
          <table:table-cell office:value-type="string">
            <text:p>spoon</text:p>
          </table:table-cell>
          <table:table-cell/>
          <table:table-cell table:style-name="ce14" table:formula="of:=HYPERLINK(CONCATENATE([.$N$2]; [.C247]; [.$N$3]); [.C247])" office:value-type="string" office:string-value="Löffel">
            <text:p>Löffel</text:p>
          </table:table-cell>
          <table:table-cell table:style-name="ce9" table:formula="of:=HYPERLINK(CONCATENATE([.$N$5]; [.C247]; [.$N$6]); [.C247])" office:value-type="string" office:string-value="Löffel">
            <text:p>Löffel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ma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make</text:p>
          </table:table-cell>
          <table:table-cell/>
          <table:table-cell table:style-name="ce14" table:formula="of:=HYPERLINK(CONCATENATE([.$N$2]; [.C248]; [.$N$3]); [.C248])" office:value-type="string" office:string-value="machen">
            <text:p>machen</text:p>
          </table:table-cell>
          <table:table-cell table:style-name="ce9" table:formula="of:=HYPERLINK(CONCATENATE([.$N$5]; [.C248]; [.$N$6]); [.C248])" office:value-type="string" office:string-value="machen">
            <text:p>mach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Mädch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girl</text:p>
          </table:table-cell>
          <table:table-cell/>
          <table:table-cell table:style-name="ce14" table:formula="of:=HYPERLINK(CONCATENATE([.$N$2]; [.C249]; [.$N$3]); [.C249])" office:value-type="string" office:string-value="Mädchen">
            <text:p>Mädchen</text:p>
          </table:table-cell>
          <table:table-cell table:style-name="ce9" table:formula="of:=HYPERLINK(CONCATENATE([.$N$5]; [.C249]; [.$N$6]); [.C249])" office:value-type="string" office:string-value="Mädchen">
            <text:p>Mädch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a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e, they</text:p>
          </table:table-cell>
          <table:table-cell/>
          <table:table-cell table:style-name="ce14" table:formula="of:=HYPERLINK(CONCATENATE([.$N$2]; [.C250]; [.$N$3]); [.C250])" office:value-type="string" office:string-value="man">
            <text:p>man</text:p>
          </table:table-cell>
          <table:table-cell table:style-name="ce9" table:formula="of:=HYPERLINK(CONCATENATE([.$N$5]; [.C250]; [.$N$6]); [.C250])" office:value-type="string" office:string-value="man">
            <text:p>ma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Manag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manager</text:p>
          </table:table-cell>
          <table:table-cell/>
          <table:table-cell table:style-name="ce14" table:formula="of:=HYPERLINK(CONCATENATE([.$N$2]; [.C251]; [.$N$3]); [.C251])" office:value-type="string" office:string-value="Manager">
            <text:p>Manager</text:p>
          </table:table-cell>
          <table:table-cell table:style-name="ce9" table:formula="of:=HYPERLINK(CONCATENATE([.$N$5]; [.C251]; [.$N$6]); [.C251])" office:value-type="string" office:string-value="Manager">
            <text:p>Manag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an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any</text:p>
          </table:table-cell>
          <table:table-cell/>
          <table:table-cell table:style-name="ce14" table:formula="of:=HYPERLINK(CONCATENATE([.$N$2]; [.C252]; [.$N$3]); [.C252])" office:value-type="string" office:string-value="manch">
            <text:p>manch</text:p>
          </table:table-cell>
          <table:table-cell table:style-name="ce9" table:formula="of:=HYPERLINK(CONCATENATE([.$N$5]; [.C252]; [.$N$6]); [.C252])" office:value-type="string" office:string-value="manch">
            <text:p>man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Mann</text:p>
          </table:table-cell>
          <table:table-cell office:value-type="string">
            <text:p>~s, ~es</text:p>
          </table:table-cell>
          <table:table-cell table:style-name="ce9" office:value-type="string">
            <text:p>⍨er, ~, 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man, husband</text:p>
          </table:table-cell>
          <table:table-cell/>
          <table:table-cell table:style-name="ce14" table:formula="of:=HYPERLINK(CONCATENATE([.$N$2]; [.C253]; [.$N$3]); [.C253])" office:value-type="string" office:string-value="Mann">
            <text:p>Mann</text:p>
          </table:table-cell>
          <table:table-cell table:style-name="ce9" table:formula="of:=HYPERLINK(CONCATENATE([.$N$5]; [.C253]; [.$N$6]); [.C253])" office:value-type="string" office:string-value="Mann">
            <text:p>Man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Mannschaf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2">
            <text:p>2</text:p>
          </table:table-cell>
          <table:table-cell office:value-type="string">
            <text:p>crew (for ship), team</text:p>
          </table:table-cell>
          <table:table-cell/>
          <table:table-cell table:style-name="ce14" table:formula="of:=HYPERLINK(CONCATENATE([.$N$2]; [.C254]; [.$N$3]); [.C254])" office:value-type="string" office:string-value="Mannschaft">
            <text:p>Mannschaft</text:p>
          </table:table-cell>
          <table:table-cell table:style-name="ce9" table:formula="of:=HYPERLINK(CONCATENATE([.$N$5]; [.C254]; [.$N$6]); [.C254])" office:value-type="string" office:string-value="Mannschaft">
            <text:p>Mannschaf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Mant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coat</text:p>
          </table:table-cell>
          <table:table-cell/>
          <table:table-cell table:style-name="ce14" table:formula="of:=HYPERLINK(CONCATENATE([.$N$2]; [.C255]; [.$N$3]); [.C255])" office:value-type="string" office:string-value="Mantel">
            <text:p>Mantel</text:p>
          </table:table-cell>
          <table:table-cell table:style-name="ce9" table:formula="of:=HYPERLINK(CONCATENATE([.$N$5]; [.C255]; [.$N$6]); [.C255])" office:value-type="string" office:string-value="Mantel">
            <text:p>Mantel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Maß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ze</text:p>
          </table:table-cell>
          <table:table-cell/>
          <table:table-cell table:style-name="ce14" table:formula="of:=HYPERLINK(CONCATENATE([.$N$2]; [.C256]; [.$N$3]); [.C256])" office:value-type="string" office:string-value="Maß">
            <text:p>Maß</text:p>
          </table:table-cell>
          <table:table-cell table:style-name="ce9" table:formula="of:=HYPERLINK(CONCATENATE([.$N$5]; [.C256]; [.$N$6]); [.C256])" office:value-type="string" office:string-value="Maß">
            <text:p>Maß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Maßnah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easure</text:p>
          </table:table-cell>
          <table:table-cell/>
          <table:table-cell table:style-name="ce14" table:formula="of:=HYPERLINK(CONCATENATE([.$N$2]; [.C257]; [.$N$3]); [.C257])" office:value-type="string" office:string-value="Maßnahme">
            <text:p>Maßnahme</text:p>
          </table:table-cell>
          <table:table-cell table:style-name="ce9" table:formula="of:=HYPERLINK(CONCATENATE([.$N$5]; [.C257]; [.$N$6]); [.C257])" office:value-type="string" office:string-value="Maßnahme">
            <text:p>Maßnahm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Maus</text:p>
          </table:table-cell>
          <table:table-cell office:value-type="string">
            <text:p>~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mouse</text:p>
          </table:table-cell>
          <table:table-cell/>
          <table:table-cell table:style-name="ce14" table:formula="of:=HYPERLINK(CONCATENATE([.$N$2]; [.C258]; [.$N$3]); [.C258])" office:value-type="string" office:string-value="Maus">
            <text:p>Maus</text:p>
          </table:table-cell>
          <table:table-cell table:style-name="ce9" table:formula="of:=HYPERLINK(CONCATENATE([.$N$5]; [.C258]; [.$N$6]); [.C258])" office:value-type="string" office:string-value="Maus">
            <text:p>Mau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y, mine</text:p>
          </table:table-cell>
          <table:table-cell/>
          <table:table-cell table:style-name="ce14" table:formula="of:=HYPERLINK(CONCATENATE([.$N$2]; [.C259]; [.$N$3]); [.C259])" office:value-type="string" office:string-value="mein">
            <text:p>mein</text:p>
          </table:table-cell>
          <table:table-cell table:style-name="ce9" table:formula="of:=HYPERLINK(CONCATENATE([.$N$5]; [.C259]; [.$N$6]); [.C259])" office:value-type="string" office:string-value="mein">
            <text:p>mei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eis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ost</text:p>
          </table:table-cell>
          <table:table-cell/>
          <table:table-cell table:style-name="ce14" table:formula="of:=HYPERLINK(CONCATENATE([.$N$2]; [.C260]; [.$N$3]); [.C260])" office:value-type="string" office:string-value="meist">
            <text:p>meist</text:p>
          </table:table-cell>
          <table:table-cell table:style-name="ce9" table:formula="of:=HYPERLINK(CONCATENATE([.$N$5]; [.C260]; [.$N$6]); [.C260])" office:value-type="string" office:string-value="meist">
            <text:p>meis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Meis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master, champion</text:p>
          </table:table-cell>
          <table:table-cell/>
          <table:table-cell table:style-name="ce14" table:formula="of:=HYPERLINK(CONCATENATE([.$N$2]; [.C261]; [.$N$3]); [.C261])" office:value-type="string" office:string-value="Meister">
            <text:p>Meister</text:p>
          </table:table-cell>
          <table:table-cell table:style-name="ce9" table:formula="of:=HYPERLINK(CONCATENATE([.$N$5]; [.C261]; [.$N$6]); [.C261])" office:value-type="string" office:string-value="Meister">
            <text:p>Meis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Mensch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person, human</text:p>
          </table:table-cell>
          <table:table-cell/>
          <table:table-cell table:style-name="ce14" table:formula="of:=HYPERLINK(CONCATENATE([.$N$2]; [.C262]; [.$N$3]); [.C262])" office:value-type="string" office:string-value="Mensch">
            <text:p>Mensch</text:p>
          </table:table-cell>
          <table:table-cell table:style-name="ce9" table:formula="of:=HYPERLINK(CONCATENATE([.$N$5]; [.C262]; [.$N$6]); [.C262])" office:value-type="string" office:string-value="Mensch">
            <text:p>Men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Me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meter</text:p>
          </table:table-cell>
          <table:table-cell/>
          <table:table-cell table:style-name="ce14" table:formula="of:=HYPERLINK(CONCATENATE([.$N$2]; [.C263]; [.$N$3]); [.C263])" office:value-type="string" office:string-value="Meter">
            <text:p>Meter</text:p>
          </table:table-cell>
          <table:table-cell table:style-name="ce9" table:formula="of:=HYPERLINK(CONCATENATE([.$N$5]; [.C263]; [.$N$6]); [.C263])" office:value-type="string" office:string-value="Meter">
            <text:p>Met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Milch</text:p>
          </table:table-cell>
          <table:table-cell office:value-type="string">
            <text:p>~</text:p>
          </table:table-cell>
          <table:table-cell office:value-type="string">
            <text:p>~en, ~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milk</text:p>
          </table:table-cell>
          <table:table-cell/>
          <table:table-cell table:style-name="ce14" table:formula="of:=HYPERLINK(CONCATENATE([.$N$2]; [.C264]; [.$N$3]); [.C264])" office:value-type="string" office:string-value="Milch">
            <text:p>Milch</text:p>
          </table:table-cell>
          <table:table-cell table:style-name="ce9" table:formula="of:=HYPERLINK(CONCATENATE([.$N$5]; [.C264]; [.$N$6]); [.C264])" office:value-type="string" office:string-value="Milch">
            <text:p>Mil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Milliar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billion</text:p>
          </table:table-cell>
          <table:table-cell/>
          <table:table-cell table:style-name="ce14" table:formula="of:=HYPERLINK(CONCATENATE([.$N$2]; [.C265]; [.$N$3]); [.C265])" office:value-type="string" office:string-value="Milliarde">
            <text:p>Milliarde</text:p>
          </table:table-cell>
          <table:table-cell table:style-name="ce9" table:formula="of:=HYPERLINK(CONCATENATE([.$N$5]; [.C265]; [.$N$6]); [.C265])" office:value-type="string" office:string-value="Milliarde">
            <text:p>Milliard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Mill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million</text:p>
          </table:table-cell>
          <table:table-cell/>
          <table:table-cell table:style-name="ce14" table:formula="of:=HYPERLINK(CONCATENATE([.$N$2]; [.C266]; [.$N$3]); [.C266])" office:value-type="string" office:string-value="Million">
            <text:p>Million</text:p>
          </table:table-cell>
          <table:table-cell table:style-name="ce9" table:formula="of:=HYPERLINK(CONCATENATE([.$N$5]; [.C266]; [.$N$6]); [.C266])" office:value-type="string" office:string-value="Million">
            <text:p>Million</text:p>
          </table:table-cell>
          <table:table-cell table:number-columns-repeated="3"/>
        </table:table-row>
        <table:table-row table:style-name="ro2">
          <table:table-cell table:style-name="ce5" office:value-type="string">
            <text:p>der</text:p>
          </table:table-cell>
          <table:table-cell table:style-name="ce5"/>
          <table:table-cell table:style-name="ce5" office:value-type="string">
            <text:p>Mini</text:p>
          </table:table-cell>
          <table:table-cell table:style-name="ce5" table:number-columns-repeated="2"/>
          <table:table-cell table:style-name="ce5" office:value-type="string">
            <text:p>noun</text:p>
          </table:table-cell>
          <table:table-cell table:style-name="ce5" office:value-type="string">
            <text:p>clot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mini skirt</text:p>
          </table:table-cell>
          <table:table-cell table:style-name="ce5"/>
          <table:table-cell table:style-name="ce18" table:formula="of:=HYPERLINK(CONCATENATE([.$N$2]; [.C267]; [.$N$3]); [.C267])" office:value-type="string" office:string-value="Mini">
            <text:p>Mini</text:p>
          </table:table-cell>
          <table:table-cell table:style-name="ce18" table:formula="of:=HYPERLINK(CONCATENATE([.$N$5]; [.C267]; [.$N$6]); [.C267])" office:value-type="string" office:string-value="Mini">
            <text:p>Mini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it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ith</text:p>
          </table:table-cell>
          <table:table-cell/>
          <table:table-cell table:style-name="ce14" table:formula="of:=HYPERLINK(CONCATENATE([.$N$2]; [.C268]; [.$N$3]); [.C268])" office:value-type="string" office:string-value="mit">
            <text:p>mit</text:p>
          </table:table-cell>
          <table:table-cell table:style-name="ce9" table:formula="of:=HYPERLINK(CONCATENATE([.$N$5]; [.C268]; [.$N$6]); [.C268])" office:value-type="string" office:string-value="mit">
            <text:p>mi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Mitarbe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employee</text:p>
          </table:table-cell>
          <table:table-cell/>
          <table:table-cell table:style-name="ce14" table:formula="of:=HYPERLINK(CONCATENATE([.$N$2]; [.C269]; [.$N$3]); [.C269])" office:value-type="string" office:string-value="Mitarbeiter">
            <text:p>Mitarbeiter</text:p>
          </table:table-cell>
          <table:table-cell table:style-name="ce9" table:formula="of:=HYPERLINK(CONCATENATE([.$N$5]; [.C269]; [.$N$6]); [.C269])" office:value-type="string" office:string-value="Mitarbeiter">
            <text:p>Mitarbeit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Mitglied</text:p>
          </table:table-cell>
          <table:table-cell office:value-type="string">
            <text:p>~s, ~e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member</text:p>
          </table:table-cell>
          <table:table-cell/>
          <table:table-cell table:style-name="ce14" table:formula="of:=HYPERLINK(CONCATENATE([.$N$2]; [.C270]; [.$N$3]); [.C270])" office:value-type="string" office:string-value="Mitglied">
            <text:p>Mitglied</text:p>
          </table:table-cell>
          <table:table-cell table:style-name="ce9" table:formula="of:=HYPERLINK(CONCATENATE([.$N$5]; [.C270]; [.$N$6]); [.C270])" office:value-type="string" office:string-value="Mitglied">
            <text:p>Mitglied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Mittag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string">
            <text:p>noon</text:p>
          </table:table-cell>
          <table:table-cell/>
          <table:table-cell table:style-name="ce14" table:formula="of:=HYPERLINK(CONCATENATE([.$N$2]; [.C271]; [.$N$3]); [.C271])" office:value-type="string" office:string-value="Mittag">
            <text:p>Mittag</text:p>
          </table:table-cell>
          <table:table-cell table:style-name="ce9" table:formula="of:=HYPERLINK(CONCATENATE([.$N$5]; [.C271]; [.$N$6]); [.C271])" office:value-type="string" office:string-value="Mittag">
            <text:p>Mitta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itunte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ccasionally</text:p>
          </table:table-cell>
          <table:table-cell/>
          <table:table-cell table:style-name="ce14" table:formula="of:=HYPERLINK(CONCATENATE([.$N$2]; [.C272]; [.$N$3]); [.C272])" office:value-type="string" office:string-value="mitunter">
            <text:p>mitunter</text:p>
          </table:table-cell>
          <table:table-cell table:style-name="ce9" table:formula="of:=HYPERLINK(CONCATENATE([.$N$5]; [.C272]; [.$N$6]); [.C272])" office:value-type="string" office:string-value="mitunter">
            <text:p>mitunt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Möbel</text:p>
          </table:table-cell>
          <table:table-cell office:value-type="string">
            <text:p>~s</text:p>
          </table:table-cell>
          <table:table-cell office:value-type="string">
            <text:p>~, 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furniture</text:p>
          </table:table-cell>
          <table:table-cell/>
          <table:table-cell table:style-name="ce14" table:formula="of:=HYPERLINK(CONCATENATE([.$N$2]; [.C273]; [.$N$3]); [.C273])" office:value-type="string" office:string-value="Möbel">
            <text:p>Möbel</text:p>
          </table:table-cell>
          <table:table-cell table:style-name="ce9" table:formula="of:=HYPERLINK(CONCATENATE([.$N$5]; [.C273]; [.$N$6]); [.C273])" office:value-type="string" office:string-value="Möbel">
            <text:p>Möbel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/>
          <table:table-cell office:value-type="string">
            <text:p>mö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like</text:p>
          </table:table-cell>
          <table:table-cell/>
          <table:table-cell table:style-name="ce14" table:formula="of:=HYPERLINK(CONCATENATE([.$N$2]; [.C274]; [.$N$3]); [.C274])" office:value-type="string" office:string-value="mögen">
            <text:p>mögen</text:p>
          </table:table-cell>
          <table:table-cell table:style-name="ce9" table:formula="of:=HYPERLINK(CONCATENATE([.$N$5]; [.C274]; [.$N$6]); [.C274])" office:value-type="string" office:string-value="mögen">
            <text:p>mög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ög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likely, possible</text:p>
          </table:table-cell>
          <table:table-cell/>
          <table:table-cell table:style-name="ce14" table:formula="of:=HYPERLINK(CONCATENATE([.$N$2]; [.C275]; [.$N$3]); [.C275])" office:value-type="string" office:string-value="möglich">
            <text:p>möglich</text:p>
          </table:table-cell>
          <table:table-cell table:style-name="ce9" table:formula="of:=HYPERLINK(CONCATENATE([.$N$5]; [.C275]; [.$N$6]); [.C275])" office:value-type="string" office:string-value="möglich">
            <text:p>mögli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Mutter</text:p>
          </table:table-cell>
          <table:table-cell office:value-type="string">
            <text:p>~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mother</text:p>
          </table:table-cell>
          <table:table-cell/>
          <table:table-cell table:style-name="ce14" table:formula="of:=HYPERLINK(CONCATENATE([.$N$2]; [.C276]; [.$N$3]); [.C276])" office:value-type="string" office:string-value="Mutter">
            <text:p>Mutter</text:p>
          </table:table-cell>
          <table:table-cell table:style-name="ce9" table:formula="of:=HYPERLINK(CONCATENATE([.$N$5]; [.C276]; [.$N$6]); [.C276])" office:value-type="string" office:string-value="Mutter">
            <text:p>Mut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Name</text:p>
          </table:table-cell>
          <table:table-cell office:value-type="string">
            <text:p>~ns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/>
          <table:table-cell table:style-name="ce14" table:formula="of:=HYPERLINK(CONCATENATE([.$N$2]; [.C277]; [.$N$3]); [.C277])" office:value-type="string" office:string-value="Name">
            <text:p>Name</text:p>
          </table:table-cell>
          <table:table-cell table:style-name="ce9" table:formula="of:=HYPERLINK(CONCATENATE([.$N$5]; [.C277]; [.$N$6]); [.C277])" office:value-type="string" office:string-value="Name">
            <text:p>Nam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nein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/>
          <table:table-cell table:style-name="ce14" table:formula="of:=HYPERLINK(CONCATENATE([.$N$2]; [.C278]; [.$N$3]); [.C278])" office:value-type="string" office:string-value="nein">
            <text:p>nein</text:p>
          </table:table-cell>
          <table:table-cell table:style-name="ce9" table:formula="of:=HYPERLINK(CONCATENATE([.$N$5]; [.C278]; [.$N$6]); [.C278])" office:value-type="string" office:string-value="nein">
            <text:p>nei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neu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ew</text:p>
          </table:table-cell>
          <table:table-cell/>
          <table:table-cell table:style-name="ce14" table:formula="of:=HYPERLINK(CONCATENATE([.$N$2]; [.C279]; [.$N$3]); [.C279])" office:value-type="string" office:string-value="neu">
            <text:p>neu</text:p>
          </table:table-cell>
          <table:table-cell table:style-name="ce9" table:formula="of:=HYPERLINK(CONCATENATE([.$N$5]; [.C279]; [.$N$6]); [.C279])" office:value-type="string" office:string-value="neu">
            <text:p>neu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neun</text:p>
          </table:table-cell>
          <table:table-cell table:number-columns-repeated="2"/>
          <table:table-cell office:value-type="string">
            <text:p>pron</text:p>
          </table:table-cell>
          <table:table-cell office:value-type="string">
            <text:p>neun</text:p>
          </table:table-cell>
          <table:table-cell office:value-type="float" office:value="1">
            <text:p>1</text:p>
          </table:table-cell>
          <table:table-cell office:value-type="string">
            <text:p>nine</text:p>
          </table:table-cell>
          <table:table-cell/>
          <table:table-cell table:style-name="ce14" table:formula="of:=HYPERLINK(CONCATENATE([.$N$2]; [.C280]; [.$N$3]); [.C280])" office:value-type="string" office:string-value="neun">
            <text:p>neun</text:p>
          </table:table-cell>
          <table:table-cell table:style-name="ce9" table:formula="of:=HYPERLINK(CONCATENATE([.$N$5]; [.C280]; [.$N$6]); [.C280])" office:value-type="string" office:string-value="neun">
            <text:p>neu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nich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t</text:p>
          </table:table-cell>
          <table:table-cell/>
          <table:table-cell table:style-name="ce14" table:formula="of:=HYPERLINK(CONCATENATE([.$N$2]; [.C281]; [.$N$3]); [.C281])" office:value-type="string" office:string-value="nicht">
            <text:p>nicht</text:p>
          </table:table-cell>
          <table:table-cell table:style-name="ce9" table:formula="of:=HYPERLINK(CONCATENATE([.$N$5]; [.C281]; [.$N$6]); [.C281])" office:value-type="string" office:string-value="nicht">
            <text:p>nich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nicht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thing</text:p>
          </table:table-cell>
          <table:table-cell/>
          <table:table-cell table:style-name="ce14" table:formula="of:=HYPERLINK(CONCATENATE([.$N$2]; [.C282]; [.$N$3]); [.C282])" office:value-type="string" office:string-value="nichts">
            <text:p>nichts</text:p>
          </table:table-cell>
          <table:table-cell table:style-name="ce9" table:formula="of:=HYPERLINK(CONCATENATE([.$N$5]; [.C282]; [.$N$6]); [.C282])" office:value-type="string" office:string-value="nichts">
            <text:p>nicht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niemand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body</text:p>
          </table:table-cell>
          <table:table-cell/>
          <table:table-cell table:style-name="ce14" table:formula="of:=HYPERLINK(CONCATENATE([.$N$2]; [.C283]; [.$N$3]); [.C283])" office:value-type="string" office:string-value="niemand">
            <text:p>niemand</text:p>
          </table:table-cell>
          <table:table-cell table:style-name="ce9" table:formula="of:=HYPERLINK(CONCATENATE([.$N$5]; [.C283]; [.$N$6]); [.C283])" office:value-type="string" office:string-value="niemand">
            <text:p>niemand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norma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ormal</text:p>
          </table:table-cell>
          <table:table-cell/>
          <table:table-cell table:style-name="ce14" table:formula="of:=HYPERLINK(CONCATENATE([.$N$2]; [.C284]; [.$N$3]); [.C284])" office:value-type="string" office:string-value="normal">
            <text:p>normal</text:p>
          </table:table-cell>
          <table:table-cell table:style-name="ce9" table:formula="of:=HYPERLINK(CONCATENATE([.$N$5]; [.C284]; [.$N$6]); [.C284])" office:value-type="string" office:string-value="normal">
            <text:p>norma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notwend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ecessary</text:p>
          </table:table-cell>
          <table:table-cell/>
          <table:table-cell table:style-name="ce14" table:formula="of:=HYPERLINK(CONCATENATE([.$N$2]; [.C285]; [.$N$3]); [.C285])" office:value-type="string" office:string-value="notwendig">
            <text:p>notwendig</text:p>
          </table:table-cell>
          <table:table-cell table:style-name="ce9" table:formula="of:=HYPERLINK(CONCATENATE([.$N$5]; [.C285]; [.$N$6]); [.C285])" office:value-type="string" office:string-value="notwendig">
            <text:p>notwendi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Nudel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pasta</text:p>
          </table:table-cell>
          <table:table-cell/>
          <table:table-cell table:style-name="ce14" table:formula="of:=HYPERLINK(CONCATENATE([.$N$2]; [.C286]; [.$N$3]); [.C286])" office:value-type="string" office:string-value="Nudel">
            <text:p>Nudel</text:p>
          </table:table-cell>
          <table:table-cell table:style-name="ce9" table:formula="of:=HYPERLINK(CONCATENATE([.$N$5]; [.C286]; [.$N$6]); [.C286])" office:value-type="string" office:string-value="Nudel">
            <text:p>Nudel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Nummer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number</text:p>
          </table:table-cell>
          <table:table-cell/>
          <table:table-cell table:style-name="ce14" table:formula="of:=HYPERLINK(CONCATENATE([.$N$2]; [.C287]; [.$N$3]); [.C287])" office:value-type="string" office:string-value="Nummer">
            <text:p>Nummer</text:p>
          </table:table-cell>
          <table:table-cell table:style-name="ce9" table:formula="of:=HYPERLINK(CONCATENATE([.$N$5]; [.C287]; [.$N$6]); [.C287])" office:value-type="string" office:string-value="Nummer">
            <text:p>Num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Nutz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user</text:p>
          </table:table-cell>
          <table:table-cell/>
          <table:table-cell table:style-name="ce14" table:formula="of:=HYPERLINK(CONCATENATE([.$N$2]; [.C288]; [.$N$3]); [.C288])" office:value-type="string" office:string-value="Nutzer">
            <text:p>Nutzer</text:p>
          </table:table-cell>
          <table:table-cell table:style-name="ce9" table:formula="of:=HYPERLINK(CONCATENATE([.$N$5]; [.C288]; [.$N$6]); [.C288])" office:value-type="string" office:string-value="Nutzer">
            <text:p>Nutz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offe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pen</text:p>
          </table:table-cell>
          <table:table-cell/>
          <table:table-cell table:style-name="ce14" table:formula="of:=HYPERLINK(CONCATENATE([.$N$2]; [.C289]; [.$N$3]); [.C289])" office:value-type="string" office:string-value="offen">
            <text:p>offen</text:p>
          </table:table-cell>
          <table:table-cell table:style-name="ce9" table:formula="of:=HYPERLINK(CONCATENATE([.$N$5]; [.C289]; [.$N$6]); [.C289])" office:value-type="string" office:string-value="offen">
            <text:p>off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Orang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orange</text:p>
          </table:table-cell>
          <table:table-cell/>
          <table:table-cell table:style-name="ce14" table:formula="of:=HYPERLINK(CONCATENATE([.$N$2]; [.C290]; [.$N$3]); [.C290])" office:value-type="string" office:string-value="Orange">
            <text:p>Orange</text:p>
          </table:table-cell>
          <table:table-cell table:style-name="ce9" table:formula="of:=HYPERLINK(CONCATENATE([.$N$5]; [.C290]; [.$N$6]); [.C290])" office:value-type="string" office:string-value="Orange">
            <text:p>Orang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origina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riginal</text:p>
          </table:table-cell>
          <table:table-cell/>
          <table:table-cell table:style-name="ce14" table:formula="of:=HYPERLINK(CONCATENATE([.$N$2]; [.C291]; [.$N$3]); [.C291])" office:value-type="string" office:string-value="original">
            <text:p>original</text:p>
          </table:table-cell>
          <table:table-cell table:style-name="ce9" table:formula="of:=HYPERLINK(CONCATENATE([.$N$5]; [.C291]; [.$N$6]); [.C291])" office:value-type="string" office:string-value="original">
            <text:p>origina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öffent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ublic</text:p>
          </table:table-cell>
          <table:table-cell/>
          <table:table-cell table:style-name="ce14" table:formula="of:=HYPERLINK(CONCATENATE([.$N$2]; [.C292]; [.$N$3]); [.C292])" office:value-type="string" office:string-value="öffentlich">
            <text:p>öffentlich</text:p>
          </table:table-cell>
          <table:table-cell table:style-name="ce9" table:formula="of:=HYPERLINK(CONCATENATE([.$N$5]; [.C292]; [.$N$6]); [.C292])" office:value-type="string" office:string-value="öffentlich">
            <text:p>öffentli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Öffentlichkeit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ublic</text:p>
          </table:table-cell>
          <table:table-cell/>
          <table:table-cell table:style-name="ce14" table:formula="of:=HYPERLINK(CONCATENATE([.$N$2]; [.C293]; [.$N$3]); [.C293])" office:value-type="string" office:string-value="Öffentlichkeit">
            <text:p>Öffentlichkeit</text:p>
          </table:table-cell>
          <table:table-cell table:style-name="ce9" table:formula="of:=HYPERLINK(CONCATENATE([.$N$5]; [.C293]; [.$N$6]); [.C293])" office:value-type="string" office:string-value="Öffentlichkeit">
            <text:p>Öffentlichkei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Paar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air</text:p>
          </table:table-cell>
          <table:table-cell/>
          <table:table-cell table:style-name="ce14" table:formula="of:=HYPERLINK(CONCATENATE([.$N$2]; [.C294]; [.$N$3]); [.C294])" office:value-type="string" office:string-value="Paar">
            <text:p>Paar</text:p>
          </table:table-cell>
          <table:table-cell table:style-name="ce9" table:formula="of:=HYPERLINK(CONCATENATE([.$N$5]; [.C294]; [.$N$6]); [.C294])" office:value-type="string" office:string-value="Paar">
            <text:p>Paa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aa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ew</text:p>
          </table:table-cell>
          <table:table-cell/>
          <table:table-cell table:style-name="ce14" table:formula="of:=HYPERLINK(CONCATENATE([.$N$2]; [.C295]; [.$N$3]); [.C295])" office:value-type="string" office:string-value="paar">
            <text:p>paar</text:p>
          </table:table-cell>
          <table:table-cell table:style-name="ce9" table:formula="of:=HYPERLINK(CONCATENATE([.$N$5]; [.C295]; [.$N$6]); [.C295])" office:value-type="string" office:string-value="paar">
            <text:p>paa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Part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artner</text:p>
          </table:table-cell>
          <table:table-cell/>
          <table:table-cell table:style-name="ce14" table:formula="of:=HYPERLINK(CONCATENATE([.$N$2]; [.C296]; [.$N$3]); [.C296])" office:value-type="string" office:string-value="Partner">
            <text:p>Partner</text:p>
          </table:table-cell>
          <table:table-cell table:style-name="ce9" table:formula="of:=HYPERLINK(CONCATENATE([.$N$5]; [.C296]; [.$N$6]); [.C296])" office:value-type="string" office:string-value="Partner">
            <text:p>Partn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erfek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rfect</text:p>
          </table:table-cell>
          <table:table-cell/>
          <table:table-cell table:style-name="ce14" table:formula="of:=HYPERLINK(CONCATENATE([.$N$2]; [.C297]; [.$N$3]); [.C297])" office:value-type="string" office:string-value="perfekt">
            <text:p>perfekt</text:p>
          </table:table-cell>
          <table:table-cell table:style-name="ce9" table:formula="of:=HYPERLINK(CONCATENATE([.$N$5]; [.C297]; [.$N$6]); [.C297])" office:value-type="string" office:string-value="perfekt">
            <text:p>perfek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Pers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erson</text:p>
          </table:table-cell>
          <table:table-cell/>
          <table:table-cell table:style-name="ce14" table:formula="of:=HYPERLINK(CONCATENATE([.$N$2]; [.C298]; [.$N$3]); [.C298])" office:value-type="string" office:string-value="Person">
            <text:p>Person</text:p>
          </table:table-cell>
          <table:table-cell table:style-name="ce9" table:formula="of:=HYPERLINK(CONCATENATE([.$N$5]; [.C298]; [.$N$6]); [.C298])" office:value-type="string" office:string-value="Person">
            <text:p>Perso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Persona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aff, personnel</text:p>
          </table:table-cell>
          <table:table-cell/>
          <table:table-cell table:style-name="ce14" table:formula="of:=HYPERLINK(CONCATENATE([.$N$2]; [.C299]; [.$N$3]); [.C299])" office:value-type="string" office:string-value="Personal">
            <text:p>Personal</text:p>
          </table:table-cell>
          <table:table-cell table:style-name="ce9" table:formula="of:=HYPERLINK(CONCATENATE([.$N$5]; [.C299]; [.$N$6]); [.C299])" office:value-type="string" office:string-value="Personal">
            <text:p>Persona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ersön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rsonal</text:p>
          </table:table-cell>
          <table:table-cell/>
          <table:table-cell table:style-name="ce14" table:formula="of:=HYPERLINK(CONCATENATE([.$N$2]; [.C300]; [.$N$3]); [.C300])" office:value-type="string" office:string-value="persönlich">
            <text:p>persönlich</text:p>
          </table:table-cell>
          <table:table-cell table:style-name="ce9" table:formula="of:=HYPERLINK(CONCATENATE([.$N$5]; [.C300]; [.$N$6]); [.C300])" office:value-type="string" office:string-value="persönlich">
            <text:p>persönli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Pferd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horse</text:p>
          </table:table-cell>
          <table:table-cell/>
          <table:table-cell table:style-name="ce14" table:formula="of:=HYPERLINK(CONCATENATE([.$N$2]; [.C301]; [.$N$3]); [.C301])" office:value-type="string" office:string-value="Pferd">
            <text:p>Pferd</text:p>
          </table:table-cell>
          <table:table-cell table:style-name="ce9" table:formula="of:=HYPERLINK(CONCATENATE([.$N$5]; [.C301]; [.$N$6]); [.C301])" office:value-type="string" office:string-value="Pferd">
            <text:p>Pferd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lötz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ddenly</text:p>
          </table:table-cell>
          <table:table-cell/>
          <table:table-cell table:style-name="ce14" table:formula="of:=HYPERLINK(CONCATENATE([.$N$2]; [.C302]; [.$N$3]); [.C302])" office:value-type="string" office:string-value="plötzlich">
            <text:p>plötzlich</text:p>
          </table:table-cell>
          <table:table-cell table:style-name="ce9" table:formula="of:=HYPERLINK(CONCATENATE([.$N$5]; [.C302]; [.$N$6]); [.C302])" office:value-type="string" office:string-value="plötzlich">
            <text:p>plötzli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ositiv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itive</text:p>
          </table:table-cell>
          <table:table-cell/>
          <table:table-cell table:style-name="ce14" table:formula="of:=HYPERLINK(CONCATENATE([.$N$2]; [.C303]; [.$N$3]); [.C303])" office:value-type="string" office:string-value="positiv">
            <text:p>positiv</text:p>
          </table:table-cell>
          <table:table-cell table:style-name="ce9" table:formula="of:=HYPERLINK(CONCATENATE([.$N$5]; [.C303]; [.$N$6]); [.C303])" office:value-type="string" office:string-value="positiv">
            <text:p>positiv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Post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t, station, position</text:p>
          </table:table-cell>
          <table:table-cell/>
          <table:table-cell table:style-name="ce14" table:formula="of:=HYPERLINK(CONCATENATE([.$N$2]; [.C304]; [.$N$3]); [.C304])" office:value-type="string" office:string-value="Posten">
            <text:p>Posten</text:p>
          </table:table-cell>
          <table:table-cell table:style-name="ce9" table:formula="of:=HYPERLINK(CONCATENATE([.$N$5]; [.C304]; [.$N$6]); [.C304])" office:value-type="string" office:string-value="Posten">
            <text:p>Post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raktisch</text:p>
          </table:table-cell>
          <table:table-cell office:value-type="string">
            <text:p>~er</text:p>
          </table:table-cell>
          <table:table-cell office:value-type="string">
            <text:p>meest praktisch, ~t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actical</text:p>
          </table:table-cell>
          <table:table-cell/>
          <table:table-cell table:style-name="ce14" table:formula="of:=HYPERLINK(CONCATENATE([.$N$2]; [.C305]; [.$N$3]); [.C305])" office:value-type="string" office:string-value="praktisch">
            <text:p>praktisch</text:p>
          </table:table-cell>
          <table:table-cell table:style-name="ce9" table:formula="of:=HYPERLINK(CONCATENATE([.$N$5]; [.C305]; [.$N$6]); [.C305])" office:value-type="string" office:string-value="praktisch">
            <text:p>prakti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Präside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president</text:p>
          </table:table-cell>
          <table:table-cell/>
          <table:table-cell table:style-name="ce14" table:formula="of:=HYPERLINK(CONCATENATE([.$N$2]; [.C306]; [.$N$3]); [.C306])" office:value-type="string" office:string-value="Präsident">
            <text:p>Präsident</text:p>
          </table:table-cell>
          <table:table-cell table:style-name="ce9" table:formula="of:=HYPERLINK(CONCATENATE([.$N$5]; [.C306]; [.$N$6]); [.C306])" office:value-type="string" office:string-value="Präsident">
            <text:p>Präsiden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rinzipiell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sically</text:p>
          </table:table-cell>
          <table:table-cell/>
          <table:table-cell table:style-name="ce14" table:formula="of:=HYPERLINK(CONCATENATE([.$N$2]; [.C307]; [.$N$3]); [.C307])" office:value-type="string" office:string-value="prinzipiell">
            <text:p>prinzipiell</text:p>
          </table:table-cell>
          <table:table-cell table:style-name="ce9" table:formula="of:=HYPERLINK(CONCATENATE([.$N$5]; [.C307]; [.$N$6]); [.C307])" office:value-type="string" office:string-value="prinzipiell">
            <text:p>prinzipiel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riva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ivate</text:p>
          </table:table-cell>
          <table:table-cell/>
          <table:table-cell table:style-name="ce14" table:formula="of:=HYPERLINK(CONCATENATE([.$N$2]; [.C308]; [.$N$3]); [.C308])" office:value-type="string" office:string-value="privat">
            <text:p>privat</text:p>
          </table:table-cell>
          <table:table-cell table:style-name="ce9" table:formula="of:=HYPERLINK(CONCATENATE([.$N$5]; [.C308]; [.$N$6]); [.C308])" office:value-type="string" office:string-value="privat">
            <text:p>priva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Profess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professor</text:p>
          </table:table-cell>
          <table:table-cell/>
          <table:table-cell table:style-name="ce14" table:formula="of:=HYPERLINK(CONCATENATE([.$N$2]; [.C309]; [.$N$3]); [.C309])" office:value-type="string" office:string-value="Professor">
            <text:p>Professor</text:p>
          </table:table-cell>
          <table:table-cell table:style-name="ce9" table:formula="of:=HYPERLINK(CONCATENATE([.$N$5]; [.C309]; [.$N$6]); [.C309])" office:value-type="string" office:string-value="Professor">
            <text:p>Professo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Prozen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percent</text:p>
          </table:table-cell>
          <table:table-cell/>
          <table:table-cell table:style-name="ce14" table:formula="of:=HYPERLINK(CONCATENATE([.$N$2]; [.C310]; [.$N$3]); [.C310])" office:value-type="string" office:string-value="Prozent">
            <text:p>Prozent</text:p>
          </table:table-cell>
          <table:table-cell table:style-name="ce9" table:formula="of:=HYPERLINK(CONCATENATE([.$N$5]; [.C310]; [.$N$6]); [.C310])" office:value-type="string" office:string-value="Prozent">
            <text:p>Prozent</text:p>
          </table:table-cell>
          <table:table-cell table:number-columns-repeated="3"/>
        </table:table-row>
        <table:table-row table:style-name="ro2">
          <table:table-cell table:style-name="ce5" office:value-type="string">
            <text:p>das</text:p>
          </table:table-cell>
          <table:table-cell table:style-name="ce5"/>
          <table:table-cell table:style-name="ce5" office:value-type="string">
            <text:p>Publikum</text:p>
          </table:table-cell>
          <table:table-cell table:style-name="ce5" table:number-columns-repeated="2"/>
          <table:table-cell table:style-name="ce5" office:value-type="string">
            <text:p>noun</text:p>
          </table:table-cell>
          <table:table-cell table:style-name="ce5" office:value-type="string">
            <text:p>conc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audience</text:p>
          </table:table-cell>
          <table:table-cell table:style-name="ce5"/>
          <table:table-cell table:style-name="ce18" table:formula="of:=HYPERLINK(CONCATENATE([.$N$2]; [.C311]; [.$N$3]); [.C311])" office:value-type="string" office:string-value="Publikum">
            <text:p>Publikum</text:p>
          </table:table-cell>
          <table:table-cell table:style-name="ce18" table:formula="of:=HYPERLINK(CONCATENATE([.$N$5]; [.C311]; [.$N$6]); [.C311])" office:value-type="string" office:string-value="Publikum">
            <text:p>Publikum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Quo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quota</text:p>
          </table:table-cell>
          <table:table-cell/>
          <table:table-cell table:style-name="ce14" table:formula="of:=HYPERLINK(CONCATENATE([.$N$2]; [.C312]; [.$N$3]); [.C312])" office:value-type="string" office:string-value="Quote">
            <text:p>Quote</text:p>
          </table:table-cell>
          <table:table-cell table:style-name="ce9" table:formula="of:=HYPERLINK(CONCATENATE([.$N$5]; [.C312]; [.$N$6]); [.C312])" office:value-type="string" office:string-value="Quote">
            <text:p>Quot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Rat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advisor</text:p>
          </table:table-cell>
          <table:table-cell/>
          <table:table-cell table:style-name="ce14" table:formula="of:=HYPERLINK(CONCATENATE([.$N$2]; [.C313]; [.$N$3]); [.C313])" office:value-type="string" office:string-value="Ratgeber">
            <text:p>Ratgeber</text:p>
          </table:table-cell>
          <table:table-cell table:style-name="ce9" table:formula="of:=HYPERLINK(CONCATENATE([.$N$5]; [.C313]; [.$N$6]); [.C313])" office:value-type="string" office:string-value="Ratgeber">
            <text:p>Ratg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Raum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room</text:p>
          </table:table-cell>
          <table:table-cell/>
          <table:table-cell table:style-name="ce14" table:formula="of:=HYPERLINK(CONCATENATE([.$N$2]; [.C314]; [.$N$3]); [.C314])" office:value-type="string" office:string-value="Raum">
            <text:p>Raum</text:p>
          </table:table-cell>
          <table:table-cell table:style-name="ce9" table:formula="of:=HYPERLINK(CONCATENATE([.$N$5]; [.C314]; [.$N$6]); [.C314])" office:value-type="string" office:string-value="Raum">
            <text:p>Raum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rechts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 the right</text:p>
          </table:table-cell>
          <table:table-cell/>
          <table:table-cell table:style-name="ce14" table:formula="of:=HYPERLINK(CONCATENATE([.$N$2]; [.C315]; [.$N$3]); [.C315])" office:value-type="string" office:string-value="rechts">
            <text:p>rechts</text:p>
          </table:table-cell>
          <table:table-cell table:style-name="ce9" table:formula="of:=HYPERLINK(CONCATENATE([.$N$5]; [.C315]; [.$N$6]); [.C315])" office:value-type="string" office:string-value="rechts">
            <text:p>recht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regional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gional</text:p>
          </table:table-cell>
          <table:table-cell/>
          <table:table-cell table:style-name="ce14" table:formula="of:=HYPERLINK(CONCATENATE([.$N$2]; [.C316]; [.$N$3]); [.C316])" office:value-type="string" office:string-value="regional">
            <text:p>regional</text:p>
          </table:table-cell>
          <table:table-cell table:style-name="ce9" table:formula="of:=HYPERLINK(CONCATENATE([.$N$5]; [.C316]; [.$N$6]); [.C316])" office:value-type="string" office:string-value="regional">
            <text:p>regional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rei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reach</text:p>
          </table:table-cell>
          <table:table-cell/>
          <table:table-cell table:style-name="ce14" table:formula="of:=HYPERLINK(CONCATENATE([.$N$2]; [.C317]; [.$N$3]); [.C317])" office:value-type="string" office:string-value="reichen">
            <text:p>reichen</text:p>
          </table:table-cell>
          <table:table-cell table:style-name="ce9" table:formula="of:=HYPERLINK(CONCATENATE([.$N$5]; [.C317]; [.$N$6]); [.C317])" office:value-type="string" office:string-value="reichen">
            <text:p>reiche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Reinig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leaning</text:p>
          </table:table-cell>
          <table:table-cell/>
          <table:table-cell table:style-name="ce14" table:formula="of:=HYPERLINK(CONCATENATE([.$N$2]; [.C318]; [.$N$3]); [.C318])" office:value-type="string" office:string-value="Reinigung">
            <text:p>Reinigung</text:p>
          </table:table-cell>
          <table:table-cell table:style-name="ce9" table:formula="of:=HYPERLINK(CONCATENATE([.$N$5]; [.C318]; [.$N$6]); [.C318])" office:value-type="string" office:string-value="Reinigung">
            <text:p>Reinigung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Reis</text:p>
          </table:table-cell>
          <table:table-cell office:value-type="string">
            <text:p>~e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rice</text:p>
          </table:table-cell>
          <table:table-cell/>
          <table:table-cell table:style-name="ce14" table:formula="of:=HYPERLINK(CONCATENATE([.$N$2]; [.C319]; [.$N$3]); [.C319])" office:value-type="string" office:string-value="Reis">
            <text:p>Reis</text:p>
          </table:table-cell>
          <table:table-cell table:style-name="ce9" table:formula="of:=HYPERLINK(CONCATENATE([.$N$5]; [.C319]; [.$N$6]); [.C319])" office:value-type="string" office:string-value="Reis">
            <text:p>Reis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Reisefü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our guide</text:p>
          </table:table-cell>
          <table:table-cell/>
          <table:table-cell table:style-name="ce14" table:formula="of:=HYPERLINK(CONCATENATE([.$N$2]; [.C320]; [.$N$3]); [.C320])" office:value-type="string" office:string-value="Reiseführer">
            <text:p>Reiseführer</text:p>
          </table:table-cell>
          <table:table-cell table:style-name="ce9" table:formula="of:=HYPERLINK(CONCATENATE([.$N$5]; [.C320]; [.$N$6]); [.C320])" office:value-type="string" office:string-value="Reiseführer">
            <text:p>Reiseführ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relativ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lative</text:p>
          </table:table-cell>
          <table:table-cell/>
          <table:table-cell table:style-name="ce14" table:formula="of:=HYPERLINK(CONCATENATE([.$N$2]; [.C321]; [.$N$3]); [.C321])" office:value-type="string" office:string-value="relativ">
            <text:p>relativ</text:p>
          </table:table-cell>
          <table:table-cell table:style-name="ce9" table:formula="of:=HYPERLINK(CONCATENATE([.$N$5]; [.C321]; [.$N$6]); [.C321])" office:value-type="string" office:string-value="relativ">
            <text:p>relativ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Restaurant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restaurant</text:p>
          </table:table-cell>
          <table:table-cell/>
          <table:table-cell table:style-name="ce14" table:formula="of:=HYPERLINK(CONCATENATE([.$N$2]; [.C322]; [.$N$3]); [.C322])" office:value-type="string" office:string-value="Restaurant">
            <text:p>Restaurant</text:p>
          </table:table-cell>
          <table:table-cell table:style-name="ce9" table:formula="of:=HYPERLINK(CONCATENATE([.$N$5]; [.C322]; [.$N$6]); [.C322])" office:value-type="string" office:string-value="Restaurant">
            <text:p>Restauran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Rezep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2">
            <text:p>2</text:p>
          </table:table-cell>
          <table:table-cell office:value-type="string">
            <text:p>recipe</text:p>
          </table:table-cell>
          <table:table-cell/>
          <table:table-cell table:style-name="ce14" table:formula="of:=HYPERLINK(CONCATENATE([.$N$2]; [.C323]; [.$N$3]); [.C323])" office:value-type="string" office:string-value="Rezept">
            <text:p>Rezept</text:p>
          </table:table-cell>
          <table:table-cell table:style-name="ce9" table:formula="of:=HYPERLINK(CONCATENATE([.$N$5]; [.C323]; [.$N$6]); [.C323])" office:value-type="string" office:string-value="Rezept">
            <text:p>Rezep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Rich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judge</text:p>
          </table:table-cell>
          <table:table-cell/>
          <table:table-cell table:style-name="ce14" table:formula="of:=HYPERLINK(CONCATENATE([.$N$2]; [.C324]; [.$N$3]); [.C324])" office:value-type="string" office:string-value="Richter">
            <text:p>Richter</text:p>
          </table:table-cell>
          <table:table-cell table:style-name="ce9" table:formula="of:=HYPERLINK(CONCATENATE([.$N$5]; [.C324]; [.$N$6]); [.C324])" office:value-type="string" office:string-value="Richter">
            <text:p>Richt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rich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rrect, right</text:p>
          </table:table-cell>
          <table:table-cell/>
          <table:table-cell table:style-name="ce14" table:formula="of:=HYPERLINK(CONCATENATE([.$N$2]; [.C325]; [.$N$3]); [.C325])" office:value-type="string" office:string-value="richtig">
            <text:p>richtig</text:p>
          </table:table-cell>
          <table:table-cell table:style-name="ce9" table:formula="of:=HYPERLINK(CONCATENATE([.$N$5]; [.C325]; [.$N$6]); [.C325])" office:value-type="string" office:string-value="richtig">
            <text:p>richtig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Rock</text:p>
          </table:table-cell>
          <table:table-cell office:value-type="string">
            <text:p>~s, ~es</text:p>
          </table:table-cell>
          <table:table-cell table:style-name="ce9"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skirt</text:p>
          </table:table-cell>
          <table:table-cell/>
          <table:table-cell table:style-name="ce14" table:formula="of:=HYPERLINK(CONCATENATE([.$N$2]; [.C326]; [.$N$3]); [.C326])" office:value-type="string" office:string-value="Rock">
            <text:p>Rock</text:p>
          </table:table-cell>
          <table:table-cell table:style-name="ce9" table:formula="of:=HYPERLINK(CONCATENATE([.$N$5]; [.C326]; [.$N$6]); [.C326])" office:value-type="string" office:string-value="Rock">
            <text:p>Rock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rot</text:p>
          </table:table-cell>
          <table:table-cell office:value-type="string">
            <text:p>~ter</text:p>
          </table:table-cell>
          <table:table-cell office:value-type="string">
            <text:p>~st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/>
          <table:table-cell table:style-name="ce14" table:formula="of:=HYPERLINK(CONCATENATE([.$N$2]; [.C327]; [.$N$3]); [.C327])" office:value-type="string" office:string-value="rot">
            <text:p>rot</text:p>
          </table:table-cell>
          <table:table-cell table:style-name="ce9" table:formula="of:=HYPERLINK(CONCATENATE([.$N$5]; [.C327]; [.$N$6]); [.C327])" office:value-type="string" office:string-value="rot">
            <text:p>rot</text:p>
          </table:table-cell>
          <table:table-cell table:number-columns-repeated="3"/>
        </table:table-row>
        <table:table-row table:style-name="ro2">
          <table:table-cell table:style-name="ce5" office:value-type="string">
            <text:p>das</text:p>
          </table:table-cell>
          <table:table-cell table:style-name="ce5"/>
          <table:table-cell table:style-name="ce5" office:value-type="string">
            <text:p>Rot</text:p>
          </table:table-cell>
          <table:table-cell table:style-name="ce5" table:number-columns-repeated="2"/>
          <table:table-cell table:style-name="ce5" office:value-type="string">
            <text:p>noun</text:p>
          </table:table-cell>
          <table:table-cell table:style-name="ce5" office:value-type="string">
            <text:p>co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ed</text:p>
          </table:table-cell>
          <table:table-cell table:style-name="ce5"/>
          <table:table-cell table:style-name="ce18" table:formula="of:=HYPERLINK(CONCATENATE([.$N$2]; [.C328]; [.$N$3]); [.C328])" office:value-type="string" office:string-value="Rot">
            <text:p>Rot</text:p>
          </table:table-cell>
          <table:table-cell table:style-name="ce18" table:formula="of:=HYPERLINK(CONCATENATE([.$N$5]; [.C328]; [.$N$6]); [.C328])" office:value-type="string" office:string-value="Rot">
            <text:p>Rot</text:p>
          </table:table-cell>
          <table:table-cell table:number-columns-repeated="3"/>
        </table:table-row>
        <table:table-row table:style-name="ro2">
          <table:table-cell table:style-name="ce5" table:number-columns-repeated="2"/>
          <table:table-cell table:style-name="ce5" office:value-type="string">
            <text:p>royal</text:p>
          </table:table-cell>
          <table:table-cell table:style-name="ce5" table:number-columns-repeated="2"/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royal</text:p>
          </table:table-cell>
          <table:table-cell table:style-name="ce5"/>
          <table:table-cell table:style-name="ce18" table:formula="of:=HYPERLINK(CONCATENATE([.$N$2]; [.C329]; [.$N$3]); [.C329])" office:value-type="string" office:string-value="royal">
            <text:p>royal</text:p>
          </table:table-cell>
          <table:table-cell table:style-name="ce18" table:formula="of:=HYPERLINK(CONCATENATE([.$N$5]; [.C329]; [.$N$6]); [.C329])" office:value-type="string" office:string-value="royal">
            <text:p>roya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aft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juice</text:p>
          </table:table-cell>
          <table:table-cell/>
          <table:table-cell table:style-name="ce14" table:formula="of:=HYPERLINK(CONCATENATE([.$N$2]; [.C330]; [.$N$3]); [.C330])" office:value-type="string" office:string-value="Saft">
            <text:p>Saft</text:p>
          </table:table-cell>
          <table:table-cell table:style-name="ce9" table:formula="of:=HYPERLINK(CONCATENATE([.$N$5]; [.C330]; [.$N$6]); [.C330])" office:value-type="string" office:string-value="Saft">
            <text:p>Saf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Salz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alt</text:p>
          </table:table-cell>
          <table:table-cell/>
          <table:table-cell table:style-name="ce14" table:formula="of:=HYPERLINK(CONCATENATE([.$N$2]; [.C331]; [.$N$3]); [.C331])" office:value-type="string" office:string-value="Salz">
            <text:p>Salz</text:p>
          </table:table-cell>
          <table:table-cell table:style-name="ce9" table:formula="of:=HYPERLINK(CONCATENATE([.$N$5]; [.C331]; [.$N$6]); [.C331])" office:value-type="string" office:string-value="Salz">
            <text:p>Salz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Sandwich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andwich</text:p>
          </table:table-cell>
          <table:table-cell/>
          <table:table-cell table:style-name="ce14" table:formula="of:=HYPERLINK(CONCATENATE([.$N$2]; [.C332]; [.$N$3]); [.C332])" office:value-type="string" office:string-value="Sandwich">
            <text:p>Sandwich</text:p>
          </table:table-cell>
          <table:table-cell table:style-name="ce9" table:formula="of:=HYPERLINK(CONCATENATE([.$N$5]; [.C332]; [.$N$6]); [.C332])" office:value-type="string" office:string-value="Sandwich">
            <text:p>Sandwi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chlaf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eve</text:p>
          </table:table-cell>
          <table:table-cell office:value-type="float" office:value="2">
            <text:p>2</text:p>
          </table:table-cell>
          <table:table-cell office:value-type="string">
            <text:p>sleeping</text:p>
          </table:table-cell>
          <table:table-cell/>
          <table:table-cell table:style-name="ce14" table:formula="of:=HYPERLINK(CONCATENATE([.$N$2]; [.C333]; [.$N$3]); [.C333])" office:value-type="string" office:string-value="Schlaf">
            <text:p>Schlaf</text:p>
          </table:table-cell>
          <table:table-cell table:style-name="ce9" table:formula="of:=HYPERLINK(CONCATENATE([.$N$5]; [.C333]; [.$N$6]); [.C333])" office:value-type="string" office:string-value="Schlaf">
            <text:p>Schlaf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/>
          <table:table-cell office:value-type="string">
            <text:p>schla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leep</text:p>
          </table:table-cell>
          <table:table-cell/>
          <table:table-cell table:style-name="ce14" table:formula="of:=HYPERLINK(CONCATENATE([.$N$2]; [.C334]; [.$N$3]); [.C334])" office:value-type="string" office:string-value="schlafen">
            <text:p>schlafen</text:p>
          </table:table-cell>
          <table:table-cell table:style-name="ce9" table:formula="of:=HYPERLINK(CONCATENATE([.$N$5]; [.C334]; [.$N$6]); [.C334])" office:value-type="string" office:string-value="schlafen">
            <text:p>schlaf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chlech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/>
          <table:table-cell table:style-name="ce14" table:formula="of:=HYPERLINK(CONCATENATE([.$N$2]; [.C335]; [.$N$3]); [.C335])" office:value-type="string" office:string-value="schlecht">
            <text:p>schlecht</text:p>
          </table:table-cell>
          <table:table-cell table:style-name="ce9" table:formula="of:=HYPERLINK(CONCATENATE([.$N$5]; [.C335]; [.$N$6]); [.C335])" office:value-type="string" office:string-value="schlecht">
            <text:p>schlech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chlüss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key</text:p>
          </table:table-cell>
          <table:table-cell/>
          <table:table-cell table:style-name="ce14" table:formula="of:=HYPERLINK(CONCATENATE([.$N$2]; [.C336]; [.$N$3]); [.C336])" office:value-type="string" office:string-value="Schlüssel">
            <text:p>Schlüssel</text:p>
          </table:table-cell>
          <table:table-cell table:style-name="ce9" table:formula="of:=HYPERLINK(CONCATENATE([.$N$5]; [.C336]; [.$N$6]); [.C336])" office:value-type="string" office:string-value="Schlüssel">
            <text:p>Schlüss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chmuc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jewelry</text:p>
          </table:table-cell>
          <table:table-cell/>
          <table:table-cell table:style-name="ce14" table:formula="of:=HYPERLINK(CONCATENATE([.$N$2]; [.C337]; [.$N$3]); [.C337])" office:value-type="string" office:string-value="Schmuck">
            <text:p>Schmuck</text:p>
          </table:table-cell>
          <table:table-cell table:style-name="ce9" table:formula="of:=HYPERLINK(CONCATENATE([.$N$5]; [.C337]; [.$N$6]); [.C337])" office:value-type="string" office:string-value="Schmuck">
            <text:p>Schmuck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chneid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ailor</text:p>
          </table:table-cell>
          <table:table-cell/>
          <table:table-cell table:style-name="ce14" table:formula="of:=HYPERLINK(CONCATENATE([.$N$2]; [.C338]; [.$N$3]); [.C338])" office:value-type="string" office:string-value="Schneider">
            <text:p>Schneider</text:p>
          </table:table-cell>
          <table:table-cell table:style-name="ce9" table:formula="of:=HYPERLINK(CONCATENATE([.$N$5]; [.C338]; [.$N$6]); [.C338])" office:value-type="string" office:string-value="Schneider">
            <text:p>Schneid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chn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quick, fast</text:p>
          </table:table-cell>
          <table:table-cell/>
          <table:table-cell table:style-name="ce14" table:formula="of:=HYPERLINK(CONCATENATE([.$N$2]; [.C339]; [.$N$3]); [.C339])" office:value-type="string" office:string-value="schnell">
            <text:p>schnell</text:p>
          </table:table-cell>
          <table:table-cell table:style-name="ce9" table:formula="of:=HYPERLINK(CONCATENATE([.$N$5]; [.C339]; [.$N$6]); [.C339])" office:value-type="string" office:string-value="schnell">
            <text:p>schnel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chö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retty, nice</text:p>
          </table:table-cell>
          <table:table-cell/>
          <table:table-cell table:style-name="ce14" table:formula="of:=HYPERLINK(CONCATENATE([.$N$2]; [.C340]; [.$N$3]); [.C340])" office:value-type="string" office:string-value="schön">
            <text:p>schön</text:p>
          </table:table-cell>
          <table:table-cell table:style-name="ce9" table:formula="of:=HYPERLINK(CONCATENATE([.$N$5]; [.C340]; [.$N$6]); [.C340])" office:value-type="string" office:string-value="schön">
            <text:p>schön</text:p>
          </table:table-cell>
          <table:table-cell table:number-columns-repeated="3"/>
        </table:table-row>
        <table:table-row table:style-name="ro2">
          <table:table-cell office:value-type="string">
            <text:p>s1</text:p>
          </table:table-cell>
          <table:table-cell/>
          <table:table-cell office:value-type="string">
            <text:p>schreib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write</text:p>
          </table:table-cell>
          <table:table-cell/>
          <table:table-cell table:style-name="ce14" table:formula="of:=HYPERLINK(CONCATENATE([.$N$2]; [.C341]; [.$N$3]); [.C341])" office:value-type="string" office:string-value="schreiben">
            <text:p>schreiben</text:p>
          </table:table-cell>
          <table:table-cell table:style-name="ce9" table:formula="of:=HYPERLINK(CONCATENATE([.$N$5]; [.C341]; [.$N$6]); [.C341])" office:value-type="string" office:string-value="schreiben">
            <text:p>schreibe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chuh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shoe</text:p>
          </table:table-cell>
          <table:table-cell/>
          <table:table-cell table:style-name="ce14" table:formula="of:=HYPERLINK(CONCATENATE([.$N$2]; [.C342]; [.$N$3]); [.C342])" office:value-type="string" office:string-value="Schuh">
            <text:p>Schuh</text:p>
          </table:table-cell>
          <table:table-cell table:style-name="ce9" table:formula="of:=HYPERLINK(CONCATENATE([.$N$5]; [.C342]; [.$N$6]); [.C342])" office:value-type="string" office:string-value="Schuh">
            <text:p>Schu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chü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pupil</text:p>
          </table:table-cell>
          <table:table-cell/>
          <table:table-cell table:style-name="ce14" table:formula="of:=HYPERLINK(CONCATENATE([.$N$2]; [.C343]; [.$N$3]); [.C343])" office:value-type="string" office:string-value="Schüler">
            <text:p>Schüler</text:p>
          </table:table-cell>
          <table:table-cell table:style-name="ce9" table:formula="of:=HYPERLINK(CONCATENATE([.$N$5]; [.C343]; [.$N$6]); [.C343])" office:value-type="string" office:string-value="Schüler">
            <text:p>Schül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Schüleri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pupil</text:p>
          </table:table-cell>
          <table:table-cell/>
          <table:table-cell table:style-name="ce14" table:formula="of:=HYPERLINK(CONCATENATE([.$N$2]; [.C344]; [.$N$3]); [.C344])" office:value-type="string" office:string-value="Schülerin">
            <text:p>Schülerin</text:p>
          </table:table-cell>
          <table:table-cell table:style-name="ce9" table:formula="of:=HYPERLINK(CONCATENATE([.$N$5]; [.C344]; [.$N$6]); [.C344])" office:value-type="string" office:string-value="Schülerin">
            <text:p>Schüleri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chwange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renant</text:p>
          </table:table-cell>
          <table:table-cell/>
          <table:table-cell table:style-name="ce14" table:formula="of:=HYPERLINK(CONCATENATE([.$N$2]; [.C345]; [.$N$3]); [.C345])" office:value-type="string" office:string-value="schwanger">
            <text:p>schwanger</text:p>
          </table:table-cell>
          <table:table-cell table:style-name="ce9" table:formula="of:=HYPERLINK(CONCATENATE([.$N$5]; [.C345]; [.$N$6]); [.C345])" office:value-type="string" office:string-value="schwanger">
            <text:p>schwang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chwarz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black</text:p>
          </table:table-cell>
          <table:table-cell/>
          <table:table-cell table:style-name="ce14" table:formula="of:=HYPERLINK(CONCATENATE([.$N$2]; [.C346]; [.$N$3]); [.C346])" office:value-type="string" office:string-value="schwarz">
            <text:p>schwarz</text:p>
          </table:table-cell>
          <table:table-cell table:style-name="ce9" table:formula="of:=HYPERLINK(CONCATENATE([.$N$5]; [.C346]; [.$N$6]); [.C346])" office:value-type="string" office:string-value="schwarz">
            <text:p>schwarz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chwe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eavy, weighty</text:p>
          </table:table-cell>
          <table:table-cell/>
          <table:table-cell table:style-name="ce14" table:formula="of:=HYPERLINK(CONCATENATE([.$N$2]; [.C347]; [.$N$3]); [.C347])" office:value-type="string" office:string-value="schwer">
            <text:p>schwer</text:p>
          </table:table-cell>
          <table:table-cell table:style-name="ce9" table:formula="of:=HYPERLINK(CONCATENATE([.$N$5]; [.C347]; [.$N$6]); [.C347])" office:value-type="string" office:string-value="schwer">
            <text:p>schw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Schwester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ister</text:p>
          </table:table-cell>
          <table:table-cell/>
          <table:table-cell table:style-name="ce14" table:formula="of:=HYPERLINK(CONCATENATE([.$N$2]; [.C348]; [.$N$3]); [.C348])" office:value-type="string" office:string-value="Schwester">
            <text:p>Schwester</text:p>
          </table:table-cell>
          <table:table-cell table:style-name="ce9" table:formula="of:=HYPERLINK(CONCATENATE([.$N$5]; [.C348]; [.$N$6]); [.C348])" office:value-type="string" office:string-value="Schwester">
            <text:p>Schwester</text:p>
          </table:table-cell>
          <table:table-cell table:number-columns-repeated="3"/>
        </table:table-row>
        <table:table-row table:style-name="ro2">
          <table:table-cell office:value-type="string">
            <text:p>s3</text:p>
          </table:table-cell>
          <table:table-cell/>
          <table:table-cell office:value-type="string">
            <text:p>schwi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swim</text:p>
          </table:table-cell>
          <table:table-cell/>
          <table:table-cell table:style-name="ce14" table:formula="of:=HYPERLINK(CONCATENATE([.$N$2]; [.C349]; [.$N$3]); [.C349])" office:value-type="string" office:string-value="schwimmen">
            <text:p>schwimmen</text:p>
          </table:table-cell>
          <table:table-cell table:style-name="ce9" table:formula="of:=HYPERLINK(CONCATENATE([.$N$5]; [.C349]; [.$N$6]); [.C349])" office:value-type="string" office:string-value="schwimmen">
            <text:p>schwimm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echs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ix</text:p>
          </table:table-cell>
          <table:table-cell/>
          <table:table-cell table:style-name="ce14" table:formula="of:=HYPERLINK(CONCATENATE([.$N$2]; [.C350]; [.$N$3]); [.C350])" office:value-type="string" office:string-value="sechs">
            <text:p>sechs</text:p>
          </table:table-cell>
          <table:table-cell table:style-name="ce9" table:formula="of:=HYPERLINK(CONCATENATE([.$N$5]; [.C350]; [.$N$6]); [.C350])" office:value-type="string" office:string-value="sechs">
            <text:p>sechs</text:p>
          </table:table-cell>
          <table:table-cell table:number-columns-repeated="3"/>
        </table:table-row>
        <table:table-row table:style-name="ro2">
          <table:table-cell office:value-type="string">
            <text:p>s5</text:p>
          </table:table-cell>
          <table:table-cell/>
          <table:table-cell office:value-type="string">
            <text:p>s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ee</text:p>
          </table:table-cell>
          <table:table-cell/>
          <table:table-cell table:style-name="ce14" table:formula="of:=HYPERLINK(CONCATENATE([.$N$2]; [.C351]; [.$N$3]); [.C351])" office:value-type="string" office:string-value="sehen">
            <text:p>sehen</text:p>
          </table:table-cell>
          <table:table-cell table:style-name="ce9" table:formula="of:=HYPERLINK(CONCATENATE([.$N$5]; [.C351]; [.$N$6]); [.C351])" office:value-type="string" office:string-value="sehen">
            <text:p>seh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eh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very</text:p>
          </table:table-cell>
          <table:table-cell/>
          <table:table-cell table:style-name="ce14" table:formula="of:=HYPERLINK(CONCATENATE([.$N$2]; [.C352]; [.$N$3]); [.C352])" office:value-type="string" office:string-value="sehr">
            <text:p>sehr</text:p>
          </table:table-cell>
          <table:table-cell table:style-name="ce9" table:formula="of:=HYPERLINK(CONCATENATE([.$N$5]; [.C352]; [.$N$6]); [.C352])" office:value-type="string" office:string-value="sehr">
            <text:p>sehr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/>
          <table:table-cell office:value-type="string">
            <text:p>sein</text:p>
          </table:table-cell>
          <table:table-cell office:value-type="string">
            <text:p>bin,bist,ist,sind,seid,sind</text:p>
          </table:table-cell>
          <table:table-cell office:value-type="string">
            <text:p>war,warst,war,waren,wart,waren</text:p>
          </table:table-cell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be</text:p>
          </table:table-cell>
          <table:table-cell/>
          <table:table-cell table:style-name="ce14" table:formula="of:=HYPERLINK(CONCATENATE([.$N$2]; [.C353]; [.$N$3]); [.C353])" office:value-type="string" office:string-value="sein">
            <text:p>sein</text:p>
          </table:table-cell>
          <table:table-cell table:style-name="ce9" table:formula="of:=HYPERLINK(CONCATENATE([.$N$5]; [.C353]; [.$N$6]); [.C353])" office:value-type="string" office:string-value="sein">
            <text:p>sei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elbstverständli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atural, self-evident</text:p>
          </table:table-cell>
          <table:table-cell/>
          <table:table-cell table:style-name="ce14" table:formula="of:=HYPERLINK(CONCATENATE([.$N$2]; [.C354]; [.$N$3]); [.C354])" office:value-type="string" office:string-value="selbstverständlich">
            <text:p>selbstverständlich</text:p>
          </table:table-cell>
          <table:table-cell table:style-name="ce9" table:formula="of:=HYPERLINK(CONCATENATE([.$N$5]; [.C354]; [.$N$6]); [.C354])" office:value-type="string" office:string-value="selbstverständlich">
            <text:p>selbstverständli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enior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senior</text:p>
          </table:table-cell>
          <table:table-cell/>
          <table:table-cell table:style-name="ce14" table:formula="of:=HYPERLINK(CONCATENATE([.$N$2]; [.C355]; [.$N$3]); [.C355])" office:value-type="string" office:string-value="Senior">
            <text:p>Senior</text:p>
          </table:table-cell>
          <table:table-cell table:style-name="ce9" table:formula="of:=HYPERLINK(CONCATENATE([.$N$5]; [.C355]; [.$N$6]); [.C355])" office:value-type="string" office:string-value="Senior">
            <text:p>Senio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ichtba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visible</text:p>
          </table:table-cell>
          <table:table-cell/>
          <table:table-cell table:style-name="ce14" table:formula="of:=HYPERLINK(CONCATENATE([.$N$2]; [.C356]; [.$N$3]); [.C356])" office:value-type="string" office:string-value="sichtbar">
            <text:p>sichtbar</text:p>
          </table:table-cell>
          <table:table-cell table:style-name="ce9" table:formula="of:=HYPERLINK(CONCATENATE([.$N$5]; [.C356]; [.$N$6]); [.C356])" office:value-type="string" office:string-value="sichtbar">
            <text:p>sichtba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i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he</text:p>
          </table:table-cell>
          <table:table-cell/>
          <table:table-cell table:style-name="ce14" table:formula="of:=HYPERLINK(CONCATENATE([.$N$2]; [.C357]; [.$N$3]); [.C357])" office:value-type="string" office:string-value="sie">
            <text:p>sie</text:p>
          </table:table-cell>
          <table:table-cell table:style-name="ce9" table:formula="of:=HYPERLINK(CONCATENATE([.$N$5]; [.C357]; [.$N$6]); [.C357])" office:value-type="string" office:string-value="sie">
            <text:p>si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ieben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ven</text:p>
          </table:table-cell>
          <table:table-cell/>
          <table:table-cell table:style-name="ce14" table:formula="of:=HYPERLINK(CONCATENATE([.$N$2]; [.C358]; [.$N$3]); [.C358])" office:value-type="string" office:string-value="sieben">
            <text:p>sieben</text:p>
          </table:table-cell>
          <table:table-cell table:style-name="ce9" table:formula="of:=HYPERLINK(CONCATENATE([.$N$5]; [.C358]; [.$N$6]); [.C358])" office:value-type="string" office:string-value="sieben">
            <text:p>sieb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innv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eaningful</text:p>
          </table:table-cell>
          <table:table-cell/>
          <table:table-cell table:style-name="ce14" table:formula="of:=HYPERLINK(CONCATENATE([.$N$2]; [.C359]; [.$N$3]); [.C359])" office:value-type="string" office:string-value="sinnvoll">
            <text:p>sinnvoll</text:p>
          </table:table-cell>
          <table:table-cell table:style-name="ce9" table:formula="of:=HYPERLINK(CONCATENATE([.$N$5]; [.C359]; [.$N$6]); [.C359])" office:value-type="string" office:string-value="sinnvoll">
            <text:p>sinnvoll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Sofa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sofa</text:p>
          </table:table-cell>
          <table:table-cell/>
          <table:table-cell table:style-name="ce14" table:formula="of:=HYPERLINK(CONCATENATE([.$N$2]; [.C360]; [.$N$3]); [.C360])" office:value-type="string" office:string-value="Sofa">
            <text:p>Sofa</text:p>
          </table:table-cell>
          <table:table-cell table:style-name="ce9" table:formula="of:=HYPERLINK(CONCATENATE([.$N$5]; [.C360]; [.$N$6]); [.C360])" office:value-type="string" office:string-value="Sofa">
            <text:p>Sofa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ohn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on</text:p>
          </table:table-cell>
          <table:table-cell/>
          <table:table-cell table:style-name="ce14" table:formula="of:=HYPERLINK(CONCATENATE([.$N$2]; [.C361]; [.$N$3]); [.C361])" office:value-type="string" office:string-value="Sohn">
            <text:p>Sohn</text:p>
          </table:table-cell>
          <table:table-cell table:style-name="ce9" table:formula="of:=HYPERLINK(CONCATENATE([.$N$5]; [.C361]; [.$N$6]); [.C361])" office:value-type="string" office:string-value="Sohn">
            <text:p>Soh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ol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ch</text:p>
          </table:table-cell>
          <table:table-cell/>
          <table:table-cell table:style-name="ce14" table:formula="of:=HYPERLINK(CONCATENATE([.$N$2]; [.C362]; [.$N$3]); [.C362])" office:value-type="string" office:string-value="solch">
            <text:p>solch</text:p>
          </table:table-cell>
          <table:table-cell table:style-name="ce9" table:formula="of:=HYPERLINK(CONCATENATE([.$N$5]; [.C362]; [.$N$6]); [.C362])" office:value-type="string" office:string-value="solch">
            <text:p>sol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pezi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pecial</text:p>
          </table:table-cell>
          <table:table-cell/>
          <table:table-cell table:style-name="ce14" table:formula="of:=HYPERLINK(CONCATENATE([.$N$2]; [.C363]; [.$N$3]); [.C363])" office:value-type="string" office:string-value="speziell">
            <text:p>speziell</text:p>
          </table:table-cell>
          <table:table-cell table:style-name="ce9" table:formula="of:=HYPERLINK(CONCATENATE([.$N$5]; [.C363]; [.$N$6]); [.C363])" office:value-type="string" office:string-value="speziell">
            <text:p>speziel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pieg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2">
            <text:p>2</text:p>
          </table:table-cell>
          <table:table-cell office:value-type="string">
            <text:p>mirror</text:p>
          </table:table-cell>
          <table:table-cell/>
          <table:table-cell table:style-name="ce14" table:formula="of:=HYPERLINK(CONCATENATE([.$N$2]; [.C364]; [.$N$3]); [.C364])" office:value-type="string" office:string-value="Spiegel">
            <text:p>Spiegel</text:p>
          </table:table-cell>
          <table:table-cell table:style-name="ce9" table:formula="of:=HYPERLINK(CONCATENATE([.$N$5]; [.C364]; [.$N$6]); [.C364])" office:value-type="string" office:string-value="Spiegel">
            <text:p>Spiegel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spie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play</text:p>
          </table:table-cell>
          <table:table-cell/>
          <table:table-cell table:style-name="ce14" table:formula="of:=HYPERLINK(CONCATENATE([.$N$2]; [.C365]; [.$N$3]); [.C365])" office:value-type="string" office:string-value="spielen">
            <text:p>spielen</text:p>
          </table:table-cell>
          <table:table-cell table:style-name="ce9" table:formula="of:=HYPERLINK(CONCATENATE([.$N$5]; [.C365]; [.$N$6]); [.C365])" office:value-type="string" office:string-value="spielen">
            <text:p>spiel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Spielzeug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y</text:p>
          </table:table-cell>
          <table:table-cell/>
          <table:table-cell table:style-name="ce14" table:formula="of:=HYPERLINK(CONCATENATE([.$N$2]; [.C366]; [.$N$3]); [.C366])" office:value-type="string" office:string-value="Spielzeug">
            <text:p>Spielzeug</text:p>
          </table:table-cell>
          <table:table-cell table:style-name="ce9" table:formula="of:=HYPERLINK(CONCATENATE([.$N$5]; [.C366]; [.$N$6]); [.C366])" office:value-type="string" office:string-value="Spielzeug">
            <text:p>Spielzeug</text:p>
          </table:table-cell>
          <table:table-cell table:number-columns-repeated="3"/>
        </table:table-row>
        <table:table-row table:style-name="ro2">
          <table:table-cell office:value-type="string">
            <text:p>s4</text:p>
          </table:table-cell>
          <table:table-cell/>
          <table:table-cell office:value-type="string">
            <text:p>spre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peak</text:p>
          </table:table-cell>
          <table:table-cell/>
          <table:table-cell table:style-name="ce14" table:formula="of:=HYPERLINK(CONCATENATE([.$N$2]; [.C367]; [.$N$3]); [.C367])" office:value-type="string" office:string-value="sprechen">
            <text:p>sprechen</text:p>
          </table:table-cell>
          <table:table-cell table:style-name="ce9" table:formula="of:=HYPERLINK(CONCATENATE([.$N$5]; [.C367]; [.$N$6]); [.C367])" office:value-type="string" office:string-value="sprechen">
            <text:p>sprech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tänd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ermanent, persistant</text:p>
          </table:table-cell>
          <table:table-cell/>
          <table:table-cell table:style-name="ce14" table:formula="of:=HYPERLINK(CONCATENATE([.$N$2]; [.C368]; [.$N$3]); [.C368])" office:value-type="string" office:string-value="ständig">
            <text:p>ständig</text:p>
          </table:table-cell>
          <table:table-cell table:style-name="ce9" table:formula="of:=HYPERLINK(CONCATENATE([.$N$5]; [.C368]; [.$N$6]); [.C368])" office:value-type="string" office:string-value="ständig">
            <text:p>ständi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tark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rong, powerful</text:p>
          </table:table-cell>
          <table:table-cell/>
          <table:table-cell table:style-name="ce14" table:formula="of:=HYPERLINK(CONCATENATE([.$N$2]; [.C369]; [.$N$3]); [.C369])" office:value-type="string" office:string-value="stark">
            <text:p>stark</text:p>
          </table:table-cell>
          <table:table-cell table:style-name="ce9" table:formula="of:=HYPERLINK(CONCATENATE([.$N$5]; [.C369]; [.$N$6]); [.C369])" office:value-type="string" office:string-value="stark">
            <text:p>stark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/>
          <table:table-cell office:value-type="string">
            <text:p>st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stand</text:p>
          </table:table-cell>
          <table:table-cell/>
          <table:table-cell table:style-name="ce14" table:formula="of:=HYPERLINK(CONCATENATE([.$N$2]; [.C370]; [.$N$3]); [.C370])" office:value-type="string" office:string-value="stehen">
            <text:p>stehen</text:p>
          </table:table-cell>
          <table:table-cell table:style-name="ce9" table:formula="of:=HYPERLINK(CONCATENATE([.$N$5]; [.C370]; [.$N$6]); [.C370])" office:value-type="string" office:string-value="stehen">
            <text:p>stehe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tif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n</text:p>
          </table:table-cell>
          <table:table-cell/>
          <table:table-cell table:style-name="ce14" table:formula="of:=HYPERLINK(CONCATENATE([.$N$2]; [.C371]; [.$N$3]); [.C371])" office:value-type="string" office:string-value="Stift">
            <text:p>Stift</text:p>
          </table:table-cell>
          <table:table-cell table:style-name="ce9" table:formula="of:=HYPERLINK(CONCATENATE([.$N$5]; [.C371]; [.$N$6]); [.C371])" office:value-type="string" office:string-value="Stift">
            <text:p>Stift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sti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be true, to vote</text:p>
          </table:table-cell>
          <table:table-cell/>
          <table:table-cell table:style-name="ce14" table:formula="of:=HYPERLINK(CONCATENATE([.$N$2]; [.C372]; [.$N$3]); [.C372])" office:value-type="string" office:string-value="stimmen">
            <text:p>stimmen</text:p>
          </table:table-cell>
          <table:table-cell table:style-name="ce9" table:formula="of:=HYPERLINK(CONCATENATE([.$N$5]; [.C372]; [.$N$6]); [.C372])" office:value-type="string" office:string-value="stimmen">
            <text:p>stimm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tress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ressful</text:p>
          </table:table-cell>
          <table:table-cell/>
          <table:table-cell table:style-name="ce14" table:formula="of:=HYPERLINK(CONCATENATE([.$N$2]; [.C373]; [.$N$3]); [.C373])" office:value-type="string" office:string-value="stressig">
            <text:p>stressig</text:p>
          </table:table-cell>
          <table:table-cell table:style-name="ce9" table:formula="of:=HYPERLINK(CONCATENATE([.$N$5]; [.C373]; [.$N$6]); [.C373])" office:value-type="string" office:string-value="stressig">
            <text:p>stressig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tude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student</text:p>
          </table:table-cell>
          <table:table-cell/>
          <table:table-cell table:style-name="ce14" table:formula="of:=HYPERLINK(CONCATENATE([.$N$2]; [.C374]; [.$N$3]); [.C374])" office:value-type="string" office:string-value="Student">
            <text:p>Student</text:p>
          </table:table-cell>
          <table:table-cell table:style-name="ce9" table:formula="of:=HYPERLINK(CONCATENATE([.$N$5]; [.C374]; [.$N$6]); [.C374])" office:value-type="string" office:string-value="Student">
            <text:p>Studen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Student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student</text:p>
          </table:table-cell>
          <table:table-cell/>
          <table:table-cell table:style-name="ce14" table:formula="of:=HYPERLINK(CONCATENATE([.$N$2]; [.C375]; [.$N$3]); [.C375])" office:value-type="string" office:string-value="Studentin">
            <text:p>Studentin</text:p>
          </table:table-cell>
          <table:table-cell table:style-name="ce9" table:formula="of:=HYPERLINK(CONCATENATE([.$N$5]; [.C375]; [.$N$6]); [.C375])" office:value-type="string" office:string-value="Studentin">
            <text:p>Studenti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tuhl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chair</text:p>
          </table:table-cell>
          <table:table-cell/>
          <table:table-cell table:style-name="ce14" table:formula="of:=HYPERLINK(CONCATENATE([.$N$2]; [.C376]; [.$N$3]); [.C376])" office:value-type="string" office:string-value="Stuhl">
            <text:p>Stuhl</text:p>
          </table:table-cell>
          <table:table-cell table:style-name="ce9" table:formula="of:=HYPERLINK(CONCATENATE([.$N$5]; [.C376]; [.$N$6]); [.C376])" office:value-type="string" office:string-value="Stuhl">
            <text:p>Stuhl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Sum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um</text:p>
          </table:table-cell>
          <table:table-cell/>
          <table:table-cell table:style-name="ce14" table:formula="of:=HYPERLINK(CONCATENATE([.$N$2]; [.C377]; [.$N$3]); [.C377])" office:value-type="string" office:string-value="Summe">
            <text:p>Summe</text:p>
          </table:table-cell>
          <table:table-cell table:style-name="ce9" table:formula="of:=HYPERLINK(CONCATENATE([.$N$5]; [.C377]; [.$N$6]); [.C377])" office:value-type="string" office:string-value="Summe">
            <text:p>Summ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upe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uper</text:p>
          </table:table-cell>
          <table:table-cell/>
          <table:table-cell table:style-name="ce14" table:formula="of:=HYPERLINK(CONCATENATE([.$N$2]; [.C378]; [.$N$3]); [.C378])" office:value-type="string" office:string-value="super">
            <text:p>super</text:p>
          </table:table-cell>
          <table:table-cell table:style-name="ce9" table:formula="of:=HYPERLINK(CONCATENATE([.$N$5]; [.C378]; [.$N$6]); [.C378])" office:value-type="string" office:string-value="super">
            <text:p>sup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Su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oup</text:p>
          </table:table-cell>
          <table:table-cell/>
          <table:table-cell table:style-name="ce14" table:formula="of:=HYPERLINK(CONCATENATE([.$N$2]; [.C379]; [.$N$3]); [.C379])" office:value-type="string" office:string-value="Suppe">
            <text:p>Suppe</text:p>
          </table:table-cell>
          <table:table-cell table:style-name="ce9" table:formula="of:=HYPERLINK(CONCATENATE([.$N$5]; [.C379]; [.$N$6]); [.C379])" office:value-type="string" office:string-value="Suppe">
            <text:p>Supp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Tasch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/>
          <table:table-cell table:style-name="ce14" table:formula="of:=HYPERLINK(CONCATENATE([.$N$2]; [.C380]; [.$N$3]); [.C380])" office:value-type="string" office:string-value="Tasche">
            <text:p>Tasche</text:p>
          </table:table-cell>
          <table:table-cell table:style-name="ce9" table:formula="of:=HYPERLINK(CONCATENATE([.$N$5]; [.C380]; [.$N$6]); [.C380])" office:value-type="string" office:string-value="Tasche">
            <text:p>Tasch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Tass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up</text:p>
          </table:table-cell>
          <table:table-cell/>
          <table:table-cell table:style-name="ce14" table:formula="of:=HYPERLINK(CONCATENATE([.$N$2]; [.C381]; [.$N$3]); [.C381])" office:value-type="string" office:string-value="Tasse">
            <text:p>Tasse</text:p>
          </table:table-cell>
          <table:table-cell table:style-name="ce9" table:formula="of:=HYPERLINK(CONCATENATE([.$N$5]; [.C381]; [.$N$6]); [.C381])" office:value-type="string" office:string-value="Tasse">
            <text:p>Tass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tatsäch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ctual, real</text:p>
          </table:table-cell>
          <table:table-cell/>
          <table:table-cell table:style-name="ce14" table:formula="of:=HYPERLINK(CONCATENATE([.$N$2]; [.C382]; [.$N$3]); [.C382])" office:value-type="string" office:string-value="tatsächlich">
            <text:p>tatsächlich</text:p>
          </table:table-cell>
          <table:table-cell table:style-name="ce9" table:formula="of:=HYPERLINK(CONCATENATE([.$N$5]; [.C382]; [.$N$6]); [.C382])" office:value-type="string" office:string-value="tatsächlich">
            <text:p>tatsächli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Teil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participant</text:p>
          </table:table-cell>
          <table:table-cell/>
          <table:table-cell table:style-name="ce14" table:formula="of:=HYPERLINK(CONCATENATE([.$N$2]; [.C383]; [.$N$3]); [.C383])" office:value-type="string" office:string-value="Teilnehmer">
            <text:p>Teilnehmer</text:p>
          </table:table-cell>
          <table:table-cell table:style-name="ce9" table:formula="of:=HYPERLINK(CONCATENATE([.$N$5]; [.C383]; [.$N$6]); [.C383])" office:value-type="string" office:string-value="Teilnehmer">
            <text:p>Teilneh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T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late, dish</text:p>
          </table:table-cell>
          <table:table-cell/>
          <table:table-cell table:style-name="ce14" table:formula="of:=HYPERLINK(CONCATENATE([.$N$2]; [.C384]; [.$N$3]); [.C384])" office:value-type="string" office:string-value="Teller">
            <text:p>Teller</text:p>
          </table:table-cell>
          <table:table-cell table:style-name="ce9" table:formula="of:=HYPERLINK(CONCATENATE([.$N$5]; [.C384]; [.$N$6]); [.C384])" office:value-type="string" office:string-value="Teller">
            <text:p>Tell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teue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pensive</text:p>
          </table:table-cell>
          <table:table-cell/>
          <table:table-cell table:style-name="ce14" table:formula="of:=HYPERLINK(CONCATENATE([.$N$2]; [.C385]; [.$N$3]); [.C385])" office:value-type="string" office:string-value="teuer">
            <text:p>teuer</text:p>
          </table:table-cell>
          <table:table-cell table:style-name="ce9" table:formula="of:=HYPERLINK(CONCATENATE([.$N$5]; [.C385]; [.$N$6]); [.C385])" office:value-type="string" office:string-value="teuer">
            <text:p>teu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Tier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animal</text:p>
          </table:table-cell>
          <table:table-cell/>
          <table:table-cell table:style-name="ce14" table:formula="of:=HYPERLINK(CONCATENATE([.$N$2]; [.C386]; [.$N$3]); [.C386])" office:value-type="string" office:string-value="Tier">
            <text:p>Tier</text:p>
          </table:table-cell>
          <table:table-cell table:style-name="ce9" table:formula="of:=HYPERLINK(CONCATENATE([.$N$5]; [.C386]; [.$N$6]); [.C386])" office:value-type="string" office:string-value="Tier">
            <text:p>Ti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Tisch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table</text:p>
          </table:table-cell>
          <table:table-cell/>
          <table:table-cell table:style-name="ce14" table:formula="of:=HYPERLINK(CONCATENATE([.$N$2]; [.C387]; [.$N$3]); [.C387])" office:value-type="string" office:string-value="Tisch">
            <text:p>Tisch</text:p>
          </table:table-cell>
          <table:table-cell table:style-name="ce9" table:formula="of:=HYPERLINK(CONCATENATE([.$N$5]; [.C387]; [.$N$6]); [.C387])" office:value-type="string" office:string-value="Tisch">
            <text:p>Tis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Tochter</text:p>
          </table:table-cell>
          <table:table-cell office:value-type="string">
            <text:p>~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daughter</text:p>
          </table:table-cell>
          <table:table-cell/>
          <table:table-cell table:style-name="ce14" table:formula="of:=HYPERLINK(CONCATENATE([.$N$2]; [.C388]; [.$N$3]); [.C388])" office:value-type="string" office:string-value="Tochter">
            <text:p>Tochter</text:p>
          </table:table-cell>
          <table:table-cell table:style-name="ce9" table:formula="of:=HYPERLINK(CONCATENATE([.$N$5]; [.C388]; [.$N$6]); [.C388])" office:value-type="string" office:string-value="Tochter">
            <text:p>Tocht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Toilet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lac </text:p>
          </table:table-cell>
          <table:table-cell office:value-type="float" office:value="1">
            <text:p>1</text:p>
          </table:table-cell>
          <table:table-cell office:value-type="string">
            <text:p>toilet</text:p>
          </table:table-cell>
          <table:table-cell/>
          <table:table-cell table:style-name="ce14" table:formula="of:=HYPERLINK(CONCATENATE([.$N$2]; [.C389]; [.$N$3]); [.C389])" office:value-type="string" office:string-value="Toilette">
            <text:p>Toilette</text:p>
          </table:table-cell>
          <table:table-cell table:style-name="ce9" table:formula="of:=HYPERLINK(CONCATENATE([.$N$5]; [.C389]; [.$N$6]); [.C389])" office:value-type="string" office:string-value="Toilette">
            <text:p>Toilet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t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reat</text:p>
          </table:table-cell>
          <table:table-cell/>
          <table:table-cell table:style-name="ce14" table:formula="of:=HYPERLINK(CONCATENATE([.$N$2]; [.C390]; [.$N$3]); [.C390])" office:value-type="string" office:string-value="toll">
            <text:p>toll</text:p>
          </table:table-cell>
          <table:table-cell table:style-name="ce9" table:formula="of:=HYPERLINK(CONCATENATE([.$N$5]; [.C390]; [.$N$6]); [.C390])" office:value-type="string" office:string-value="toll">
            <text:p>toll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Tor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ate</text:p>
          </table:table-cell>
          <table:table-cell/>
          <table:table-cell table:style-name="ce14" table:formula="of:=HYPERLINK(CONCATENATE([.$N$2]; [.C391]; [.$N$3]); [.C391])" office:value-type="string" office:string-value="Tor">
            <text:p>Tor</text:p>
          </table:table-cell>
          <table:table-cell table:style-name="ce9" table:formula="of:=HYPERLINK(CONCATENATE([.$N$5]; [.C391]; [.$N$6]); [.C391])" office:value-type="string" office:string-value="Tor">
            <text:p>To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tra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wear, to carry</text:p>
          </table:table-cell>
          <table:table-cell/>
          <table:table-cell table:style-name="ce14" table:formula="of:=HYPERLINK(CONCATENATE([.$N$2]; [.C392]; [.$N$3]); [.C392])" office:value-type="string" office:string-value="tragen">
            <text:p>tragen</text:p>
          </table:table-cell>
          <table:table-cell table:style-name="ce9" table:formula="of:=HYPERLINK(CONCATENATE([.$N$5]; [.C392]; [.$N$6]); [.C392])" office:value-type="string" office:string-value="tragen">
            <text:p>trage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Trai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rainer</text:p>
          </table:table-cell>
          <table:table-cell/>
          <table:table-cell table:style-name="ce14" table:formula="of:=HYPERLINK(CONCATENATE([.$N$2]; [.C393]; [.$N$3]); [.C393])" office:value-type="string" office:string-value="Trainer">
            <text:p>Trainer</text:p>
          </table:table-cell>
          <table:table-cell table:style-name="ce9" table:formula="of:=HYPERLINK(CONCATENATE([.$N$5]; [.C393]; [.$N$6]); [.C393])" office:value-type="string" office:string-value="Trainer">
            <text:p>Trainer</text:p>
          </table:table-cell>
          <table:table-cell table:number-columns-repeated="3"/>
        </table:table-row>
        <table:table-row table:style-name="ro2">
          <table:table-cell office:value-type="string">
            <text:p>s3</text:p>
          </table:table-cell>
          <table:table-cell/>
          <table:table-cell office:value-type="string">
            <text:p>trink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drink</text:p>
          </table:table-cell>
          <table:table-cell/>
          <table:table-cell table:style-name="ce14" table:formula="of:=HYPERLINK(CONCATENATE([.$N$2]; [.C394]; [.$N$3]); [.C394])" office:value-type="string" office:string-value="trinken">
            <text:p>trinken</text:p>
          </table:table-cell>
          <table:table-cell table:style-name="ce9" table:formula="of:=HYPERLINK(CONCATENATE([.$N$5]; [.C394]; [.$N$6]); [.C394])" office:value-type="string" office:string-value="trinken">
            <text:p>trink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tschüss</text:p>
          </table:table-cell>
          <table:table-cell table:number-columns-repeated="2"/>
          <table:table-cell office:value-type="string">
            <text:p>in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ye, cheers, ciao</text:p>
          </table:table-cell>
          <table:table-cell/>
          <table:table-cell table:style-name="ce14" table:formula="of:=HYPERLINK(CONCATENATE([.$N$2]; [.C395]; [.$N$3]); [.C395])" office:value-type="string" office:string-value="tschüss">
            <text:p>tschüss</text:p>
          </table:table-cell>
          <table:table-cell table:style-name="ce9" table:formula="of:=HYPERLINK(CONCATENATE([.$N$5]; [.C395]; [.$N$6]); [.C395])" office:value-type="string" office:string-value="tschüss">
            <text:p>tschüss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Tür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oor</text:p>
          </table:table-cell>
          <table:table-cell/>
          <table:table-cell table:style-name="ce14" table:formula="of:=HYPERLINK(CONCATENATE([.$N$2]; [.C396]; [.$N$3]); [.C396])" office:value-type="string" office:string-value="Tür">
            <text:p>Tür</text:p>
          </table:table-cell>
          <table:table-cell table:style-name="ce9" table:formula="of:=HYPERLINK(CONCATENATE([.$N$5]; [.C396]; [.$N$6]); [.C396])" office:value-type="string" office:string-value="Tür">
            <text:p>Tü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Umzug</text:p>
          </table:table-cell>
          <table:table-cell office:value-type="string">
            <text:p>~s, ~es</text:p>
          </table:table-cell>
          <table:table-cell office:value-type="string">
            <text:p>⍨s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move, relocation</text:p>
          </table:table-cell>
          <table:table-cell/>
          <table:table-cell table:style-name="ce14" table:formula="of:=HYPERLINK(CONCATENATE([.$N$2]; [.C397]; [.$N$3]); [.C397])" office:value-type="string" office:string-value="Umzug">
            <text:p>Umzug</text:p>
          </table:table-cell>
          <table:table-cell table:style-name="ce9" table:formula="of:=HYPERLINK(CONCATENATE([.$N$5]; [.C397]; [.$N$6]); [.C397])" office:value-type="string" office:string-value="Umzug">
            <text:p>Umzu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unabhäng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dependent</text:p>
          </table:table-cell>
          <table:table-cell/>
          <table:table-cell table:style-name="ce14" table:formula="of:=HYPERLINK(CONCATENATE([.$N$2]; [.C398]; [.$N$3]); [.C398])" office:value-type="string" office:string-value="unabhängig">
            <text:p>unabhängig</text:p>
          </table:table-cell>
          <table:table-cell table:style-name="ce9" table:formula="of:=HYPERLINK(CONCATENATE([.$N$5]; [.C398]; [.$N$6]); [.C398])" office:value-type="string" office:string-value="unabhängig">
            <text:p>unabhängi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unbeding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bsolutely, definietly, unconditionally</text:p>
          </table:table-cell>
          <table:table-cell/>
          <table:table-cell table:style-name="ce14" table:formula="of:=HYPERLINK(CONCATENATE([.$N$2]; [.C399]; [.$N$3]); [.C399])" office:value-type="string" office:string-value="unbedingt">
            <text:p>unbedingt</text:p>
          </table:table-cell>
          <table:table-cell table:style-name="ce9" table:formula="of:=HYPERLINK(CONCATENATE([.$N$5]; [.C399]; [.$N$6]); [.C399])" office:value-type="string" office:string-value="unbedingt">
            <text:p>unbeding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unbekann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unknown, unfamiliar</text:p>
          </table:table-cell>
          <table:table-cell/>
          <table:table-cell table:style-name="ce14" table:formula="of:=HYPERLINK(CONCATENATE([.$N$2]; [.C400]; [.$N$3]); [.C400])" office:value-type="string" office:string-value="unbekannt">
            <text:p>unbekannt</text:p>
          </table:table-cell>
          <table:table-cell table:style-name="ce9" table:formula="of:=HYPERLINK(CONCATENATE([.$N$5]; [.C400]; [.$N$6]); [.C400])" office:value-type="string" office:string-value="unbekannt">
            <text:p>unbekann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uns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ur, ours</text:p>
          </table:table-cell>
          <table:table-cell/>
          <table:table-cell table:style-name="ce14" table:formula="of:=HYPERLINK(CONCATENATE([.$N$2]; [.C401]; [.$N$3]); [.C401])" office:value-type="string" office:string-value="unser">
            <text:p>unser</text:p>
          </table:table-cell>
          <table:table-cell table:style-name="ce9" table:formula="of:=HYPERLINK(CONCATENATE([.$N$5]; [.C401]; [.$N$6]); [.C401])" office:value-type="string" office:string-value="unser">
            <text:p>uns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Unter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entrepreneur</text:p>
          </table:table-cell>
          <table:table-cell/>
          <table:table-cell table:style-name="ce14" table:formula="of:=HYPERLINK(CONCATENATE([.$N$2]; [.C402]; [.$N$3]); [.C402])" office:value-type="string" office:string-value="Unternehmer">
            <text:p>Unternehmer</text:p>
          </table:table-cell>
          <table:table-cell table:style-name="ce9" table:formula="of:=HYPERLINK(CONCATENATE([.$N$5]; [.C402]; [.$N$6]); [.C402])" office:value-type="string" office:string-value="Unternehmer">
            <text:p>Unterneh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ater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father</text:p>
          </table:table-cell>
          <table:table-cell/>
          <table:table-cell table:style-name="ce14" table:formula="of:=HYPERLINK(CONCATENATE([.$N$2]; [.C403]; [.$N$3]); [.C403])" office:value-type="string" office:string-value="Vater">
            <text:p>Vater</text:p>
          </table:table-cell>
          <table:table-cell table:style-name="ce9" table:formula="of:=HYPERLINK(CONCATENATE([.$N$5]; [.C403]; [.$N$6]); [.C403])" office:value-type="string" office:string-value="Vater">
            <text:p>Va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eranstal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host, organizer</text:p>
          </table:table-cell>
          <table:table-cell/>
          <table:table-cell table:style-name="ce14" table:formula="of:=HYPERLINK(CONCATENATE([.$N$2]; [.C404]; [.$N$3]); [.C404])" office:value-type="string" office:string-value="Veranstalter">
            <text:p>Veranstalter</text:p>
          </table:table-cell>
          <table:table-cell table:style-name="ce9" table:formula="of:=HYPERLINK(CONCATENATE([.$N$5]; [.C404]; [.$N$6]); [.C404])" office:value-type="string" office:string-value="Veranstalter">
            <text:p>Veranstalt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verantwort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sponsible</text:p>
          </table:table-cell>
          <table:table-cell/>
          <table:table-cell table:style-name="ce14" table:formula="of:=HYPERLINK(CONCATENATE([.$N$2]; [.C405]; [.$N$3]); [.C405])" office:value-type="string" office:string-value="verantwortlich">
            <text:p>verantwortlich</text:p>
          </table:table-cell>
          <table:table-cell table:style-name="ce9" table:formula="of:=HYPERLINK(CONCATENATE([.$N$5]; [.C405]; [.$N$6]); [.C405])" office:value-type="string" office:string-value="verantwortlich">
            <text:p>verantwortli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Verbin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connection</text:p>
          </table:table-cell>
          <table:table-cell/>
          <table:table-cell table:style-name="ce14" table:formula="of:=HYPERLINK(CONCATENATE([.$N$2]; [.C406]; [.$N$3]); [.C406])" office:value-type="string" office:string-value="Verbindung">
            <text:p>Verbindung</text:p>
          </table:table-cell>
          <table:table-cell table:style-name="ce9" table:formula="of:=HYPERLINK(CONCATENATE([.$N$5]; [.C406]; [.$N$6]); [.C406])" office:value-type="string" office:string-value="Verbindung">
            <text:p>Verbindung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erbrauch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consumer</text:p>
          </table:table-cell>
          <table:table-cell/>
          <table:table-cell table:style-name="ce14" table:formula="of:=HYPERLINK(CONCATENATE([.$N$2]; [.C407]; [.$N$3]); [.C407])" office:value-type="string" office:string-value="Verbraucher">
            <text:p>Verbraucher</text:p>
          </table:table-cell>
          <table:table-cell table:style-name="ce9" table:formula="of:=HYPERLINK(CONCATENATE([.$N$5]; [.C407]; [.$N$6]); [.C407])" office:value-type="string" office:string-value="Verbraucher">
            <text:p>Verbrauch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erein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3">
            <text:p>3</text:p>
          </table:table-cell>
          <table:table-cell office:value-type="string">
            <text:p>club, society</text:p>
          </table:table-cell>
          <table:table-cell/>
          <table:table-cell table:style-name="ce14" table:formula="of:=HYPERLINK(CONCATENATE([.$N$2]; [.C408]; [.$N$3]); [.C408])" office:value-type="string" office:string-value="Verein">
            <text:p>Verein</text:p>
          </table:table-cell>
          <table:table-cell table:style-name="ce9" table:formula="of:=HYPERLINK(CONCATENATE([.$N$5]; [.C408]; [.$N$6]); [.C408])" office:value-type="string" office:string-value="Verein">
            <text:p>Verei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erfass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author</text:p>
          </table:table-cell>
          <table:table-cell/>
          <table:table-cell table:style-name="ce14" table:formula="of:=HYPERLINK(CONCATENATE([.$N$2]; [.C409]; [.$N$3]); [.C409])" office:value-type="string" office:string-value="Verfasser">
            <text:p>Verfasser</text:p>
          </table:table-cell>
          <table:table-cell table:style-name="ce9" table:formula="of:=HYPERLINK(CONCATENATE([.$N$5]; [.C409]; [.$N$6]); [.C409])" office:value-type="string" office:string-value="Verfasser">
            <text:p>Verfass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verfügba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vailable, disposable</text:p>
          </table:table-cell>
          <table:table-cell/>
          <table:table-cell table:style-name="ce14" table:formula="of:=HYPERLINK(CONCATENATE([.$N$2]; [.C410]; [.$N$3]); [.C410])" office:value-type="string" office:string-value="verfügbar">
            <text:p>verfügbar</text:p>
          </table:table-cell>
          <table:table-cell table:style-name="ce9" table:formula="of:=HYPERLINK(CONCATENATE([.$N$5]; [.C410]; [.$N$6]); [.C410])" office:value-type="string" office:string-value="verfügbar">
            <text:p>verfügba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Verhältnis</text:p>
          </table:table-cell>
          <table:table-cell office:value-type="string">
            <text:p>~ses</text:p>
          </table:table-cell>
          <table:table-cell office:value-type="string">
            <text:p>~s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relationship, affair</text:p>
          </table:table-cell>
          <table:table-cell/>
          <table:table-cell table:style-name="ce14" table:formula="of:=HYPERLINK(CONCATENATE([.$N$2]; [.C411]; [.$N$3]); [.C411])" office:value-type="string" office:string-value="Verhältnis">
            <text:p>Verhältnis</text:p>
          </table:table-cell>
          <table:table-cell table:style-name="ce9" table:formula="of:=HYPERLINK(CONCATENATE([.$N$5]; [.C411]; [.$N$6]); [.C411])" office:value-type="string" office:string-value="Verhältnis">
            <text:p>Verhältnis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erkäuf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seller, salesman, vendor</text:p>
          </table:table-cell>
          <table:table-cell/>
          <table:table-cell table:style-name="ce14" table:formula="of:=HYPERLINK(CONCATENATE([.$N$2]; [.C412]; [.$N$3]); [.C412])" office:value-type="string" office:string-value="Verkäufer">
            <text:p>Verkäufer</text:p>
          </table:table-cell>
          <table:table-cell table:style-name="ce9" table:formula="of:=HYPERLINK(CONCATENATE([.$N$5]; [.C412]; [.$N$6]); [.C412])" office:value-type="string" office:string-value="Verkäufer">
            <text:p>Verkäufer</text:p>
          </table:table-cell>
          <table:table-cell table:number-columns-repeated="3"/>
        </table:table-row>
        <table:table-row table:style-name="ro2">
          <table:table-cell table:style-name="ce5" table:number-columns-repeated="2"/>
          <table:table-cell table:style-name="ce5" office:value-type="string">
            <text:p>verpflichtet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8" table:formula="of:=HYPERLINK(CONCATENATE([.$N$2]; [.C413]; [.$N$3]); [.C413])" office:value-type="string" office:string-value="verpflichtet">
            <text:p>verpflichtet</text:p>
          </table:table-cell>
          <table:table-cell table:style-name="ce18" table:formula="of:=HYPERLINK(CONCATENATE([.$N$5]; [.C413]; [.$N$6]); [.C413])" office:value-type="string" office:string-value="verpflichtet">
            <text:p>verpflichte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ertre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representative, agent</text:p>
          </table:table-cell>
          <table:table-cell/>
          <table:table-cell table:style-name="ce14" table:formula="of:=HYPERLINK(CONCATENATE([.$N$2]; [.C414]; [.$N$3]); [.C414])" office:value-type="string" office:string-value="Vertreter">
            <text:p>Vertreter</text:p>
          </table:table-cell>
          <table:table-cell table:style-name="ce9" table:formula="of:=HYPERLINK(CONCATENATE([.$N$5]; [.C414]; [.$N$6]); [.C414])" office:value-type="string" office:string-value="Vertreter">
            <text:p>Vertret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viel</text:p>
          </table:table-cell>
          <table:table-cell office:value-type="string">
            <text:p>mehr</text:p>
          </table:table-cell>
          <table:table-cell office:value-type="string">
            <text:p>mei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uch, a lot</text:p>
          </table:table-cell>
          <table:table-cell/>
          <table:table-cell table:style-name="ce14" table:formula="of:=HYPERLINK(CONCATENATE([.$N$2]; [.C415]; [.$N$3]); [.C415])" office:value-type="string" office:string-value="viel">
            <text:p>viel</text:p>
          </table:table-cell>
          <table:table-cell table:style-name="ce9" table:formula="of:=HYPERLINK(CONCATENATE([.$N$5]; [.C415]; [.$N$6]); [.C415])" office:value-type="string" office:string-value="viel">
            <text:p>vi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vier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our</text:p>
          </table:table-cell>
          <table:table-cell/>
          <table:table-cell table:style-name="ce14" table:formula="of:=HYPERLINK(CONCATENATE([.$N$2]; [.C416]; [.$N$3]); [.C416])" office:value-type="string" office:string-value="vier">
            <text:p>vier</text:p>
          </table:table-cell>
          <table:table-cell table:style-name="ce9" table:formula="of:=HYPERLINK(CONCATENATE([.$N$5]; [.C416]; [.$N$6]); [.C416])" office:value-type="string" office:string-value="vier">
            <text:p>vi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Villa</text:p>
          </table:table-cell>
          <table:table-cell/>
          <table:table-cell office:value-type="string">
            <text:p>Villen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3">
            <text:p>3</text:p>
          </table:table-cell>
          <table:table-cell office:value-type="string">
            <text:p>villa, mansion</text:p>
          </table:table-cell>
          <table:table-cell/>
          <table:table-cell table:style-name="ce14" table:formula="of:=HYPERLINK(CONCATENATE([.$N$2]; [.C417]; [.$N$3]); [.C417])" office:value-type="string" office:string-value="Villa">
            <text:p>Villa</text:p>
          </table:table-cell>
          <table:table-cell table:style-name="ce9" table:formula="of:=HYPERLINK(CONCATENATE([.$N$5]; [.C417]; [.$N$6]); [.C417])" office:value-type="string" office:string-value="Villa">
            <text:p>Villa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og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bird</text:p>
          </table:table-cell>
          <table:table-cell/>
          <table:table-cell table:style-name="ce14" table:formula="of:=HYPERLINK(CONCATENATE([.$N$2]; [.C418]; [.$N$3]); [.C418])" office:value-type="string" office:string-value="Vogel">
            <text:p>Vogel</text:p>
          </table:table-cell>
          <table:table-cell table:style-name="ce9" table:formula="of:=HYPERLINK(CONCATENATE([.$N$5]; [.C418]; [.$N$6]); [.C418])" office:value-type="string" office:string-value="Vogel">
            <text:p>Vog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v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ull</text:p>
          </table:table-cell>
          <table:table-cell/>
          <table:table-cell table:style-name="ce14" table:formula="of:=HYPERLINK(CONCATENATE([.$N$2]; [.C419]; [.$N$3]); [.C419])" office:value-type="string" office:string-value="voll">
            <text:p>voll</text:p>
          </table:table-cell>
          <table:table-cell table:style-name="ce9" table:formula="of:=HYPERLINK(CONCATENATE([.$N$5]; [.C419]; [.$N$6]); [.C419])" office:value-type="string" office:string-value="voll">
            <text:p>vol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vollständ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mplete, entire</text:p>
          </table:table-cell>
          <table:table-cell/>
          <table:table-cell table:style-name="ce14" table:formula="of:=HYPERLINK(CONCATENATE([.$N$2]; [.C420]; [.$N$3]); [.C420])" office:value-type="string" office:string-value="vollständig">
            <text:p>vollständig</text:p>
          </table:table-cell>
          <table:table-cell table:style-name="ce9" table:formula="of:=HYPERLINK(CONCATENATE([.$N$5]; [.C420]; [.$N$6]); [.C420])" office:value-type="string" office:string-value="vollständig">
            <text:p>vollständig</text:p>
          </table:table-cell>
          <table:table-cell table:number-columns-repeated="3"/>
        </table:table-row>
        <table:table-row table:style-name="ro2">
          <table:table-cell table:style-name="ce5" table:number-columns-repeated="2"/>
          <table:table-cell table:style-name="ce5" office:value-type="string">
            <text:p>vorgesehen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8" table:formula="of:=HYPERLINK(CONCATENATE([.$N$2]; [.C421]; [.$N$3]); [.C421])" office:value-type="string" office:string-value="vorgesehen">
            <text:p>vorgesehen</text:p>
          </table:table-cell>
          <table:table-cell table:style-name="ce18" table:formula="of:=HYPERLINK(CONCATENATE([.$N$5]; [.C421]; [.$N$6]); [.C421])" office:value-type="string" office:string-value="vorgesehen">
            <text:p>vorgeseh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vorhande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jd</text:p>
          </table:table-cell>
          <table:table-cell office:value-type="string">
            <text:p>vorhanden</text:p>
          </table:table-cell>
          <table:table-cell office:value-type="float" office:value="3">
            <text:p>3</text:p>
          </table:table-cell>
          <table:table-cell office:value-type="string">
            <text:p>available</text:p>
          </table:table-cell>
          <table:table-cell/>
          <table:table-cell table:style-name="ce14" table:formula="of:=HYPERLINK(CONCATENATE([.$N$2]; [.C422]; [.$N$3]); [.C422])" office:value-type="string" office:string-value="vorhanden">
            <text:p>vorhanden</text:p>
          </table:table-cell>
          <table:table-cell table:style-name="ce9" table:formula="of:=HYPERLINK(CONCATENATE([.$N$5]; [.C422]; [.$N$6]); [.C422])" office:value-type="string" office:string-value="vorhanden">
            <text:p>vorhande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orname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given name</text:p>
          </table:table-cell>
          <table:table-cell/>
          <table:table-cell table:style-name="ce14" table:formula="of:=HYPERLINK(CONCATENATE([.$N$2]; [.C423]; [.$N$3]); [.C423])" office:value-type="string" office:string-value="Vorname">
            <text:p>Vorname</text:p>
          </table:table-cell>
          <table:table-cell table:style-name="ce9" table:formula="of:=HYPERLINK(CONCATENATE([.$N$5]; [.C423]; [.$N$6]); [.C423])" office:value-type="string" office:string-value="Vorname">
            <text:p>Vorname</text:p>
          </table:table-cell>
          <table:table-cell table:number-columns-repeated="3"/>
        </table:table-row>
        <table:table-row table:style-name="ro2">
          <table:table-cell table:style-name="ce5" office:value-type="string">
            <text:p>der</text:p>
          </table:table-cell>
          <table:table-cell table:style-name="ce5"/>
          <table:table-cell table:style-name="ce5" office:value-type="string">
            <text:p>Vorsitz</text:p>
          </table:table-cell>
          <table:table-cell table:style-name="ce5" table:number-columns-repeated="2"/>
          <table:table-cell table:style-name="ce5" office:value-type="string">
            <text:p>noun</text:p>
          </table:table-cell>
          <table:table-cell table:style-name="ce5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8" table:formula="of:=HYPERLINK(CONCATENATE([.$N$2]; [.C424]; [.$N$3]); [.C424])" office:value-type="string" office:string-value="Vorsitz">
            <text:p>Vorsitz</text:p>
          </table:table-cell>
          <table:table-cell table:style-name="ce18" table:formula="of:=HYPERLINK(CONCATENATE([.$N$5]; [.C424]; [.$N$6]); [.C424])" office:value-type="string" office:string-value="Vorsitz">
            <text:p>Vorsitz</text:p>
          </table:table-cell>
          <table:table-cell table:number-columns-repeated="3"/>
        </table:table-row>
        <table:table-row table:style-name="ro2">
          <table:table-cell table:style-name="ce8" office:value-type="string">
            <text:p>der</text:p>
          </table:table-cell>
          <table:table-cell table:style-name="ce8"/>
          <table:table-cell table:style-name="ce8" office:value-type="string">
            <text:p>Vorsitzende</text:p>
          </table:table-cell>
          <table:table-cell table:style-name="ce8" office:value-type="string">
            <text:p>~n</text:p>
          </table:table-cell>
          <table:table-cell table:style-name="ce8" office:value-type="string">
            <text:p>~</text:p>
          </table:table-cell>
          <table:table-cell table:style-name="ce8" office:value-type="string">
            <text:p>noun</text:p>
          </table:table-cell>
          <table:table-cell table:style-name="ce8" office:value-type="string">
            <text:p>job, pers</text:p>
          </table:table-cell>
          <table:table-cell table:style-name="ce8" office:value-type="float" office:value="3">
            <text:p>3</text:p>
          </table:table-cell>
          <table:table-cell office:value-type="string">
            <text:p>chairman</text:p>
          </table:table-cell>
          <table:table-cell table:style-name="ce8"/>
          <table:table-cell table:style-name="ce14" table:formula="of:=HYPERLINK(CONCATENATE([.$N$2]; [.C425]; [.$N$3]); [.C425])" office:value-type="string" office:string-value="Vorsitzende">
            <text:p>Vorsitzende</text:p>
          </table:table-cell>
          <table:table-cell table:style-name="ce20" table:formula="of:=HYPERLINK(CONCATENATE([.$N$5]; [.C425]; [.$N$6]); [.C425])" office:value-type="string" office:string-value="Vorsitzende">
            <text:p>Vorsitzend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Vorstand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board of directors</text:p>
          </table:table-cell>
          <table:table-cell/>
          <table:table-cell table:style-name="ce14" table:formula="of:=HYPERLINK(CONCATENATE([.$N$2]; [.C426]; [.$N$3]); [.C426])" office:value-type="string" office:string-value="Vorstand">
            <text:p>Vorstand</text:p>
          </table:table-cell>
          <table:table-cell table:style-name="ce9" table:formula="of:=HYPERLINK(CONCATENATE([.$N$5]; [.C426]; [.$N$6]); [.C426])" office:value-type="string" office:string-value="Vorstand">
            <text:p>Vorstand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völl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mplete</text:p>
          </table:table-cell>
          <table:table-cell/>
          <table:table-cell table:style-name="ce14" table:formula="of:=HYPERLINK(CONCATENATE([.$N$2]; [.C427]; [.$N$3]); [.C427])" office:value-type="string" office:string-value="völlig">
            <text:p>völlig</text:p>
          </table:table-cell>
          <table:table-cell table:style-name="ce9" table:formula="of:=HYPERLINK(CONCATENATE([.$N$5]; [.C427]; [.$N$6]); [.C427])" office:value-type="string" office:string-value="völlig">
            <text:p>völli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Wand</text:p>
          </table:table-cell>
          <table:table-cell office:value-type="string">
            <text:p>~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string">
            <text:p>wall, separator</text:p>
          </table:table-cell>
          <table:table-cell/>
          <table:table-cell table:style-name="ce14" table:formula="of:=HYPERLINK(CONCATENATE([.$N$2]; [.C428]; [.$N$3]); [.C428])" office:value-type="string" office:string-value="Wand">
            <text:p>Wand</text:p>
          </table:table-cell>
          <table:table-cell table:style-name="ce9" table:formula="of:=HYPERLINK(CONCATENATE([.$N$5]; [.C428]; [.$N$6]); [.C428])" office:value-type="string" office:string-value="Wand">
            <text:p>Wand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wa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at</text:p>
          </table:table-cell>
          <table:table-cell/>
          <table:table-cell table:style-name="ce14" table:formula="of:=HYPERLINK(CONCATENATE([.$N$2]; [.C429]; [.$N$3]); [.C429])" office:value-type="string" office:string-value="was">
            <text:p>was</text:p>
          </table:table-cell>
          <table:table-cell table:style-name="ce9" table:formula="of:=HYPERLINK(CONCATENATE([.$N$5]; [.C429]; [.$N$6]); [.C429])" office:value-type="string" office:string-value="was">
            <text:p>was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Wasser</text:p>
          </table:table-cell>
          <table:table-cell office:value-type="string">
            <text:p>~s</text:p>
          </table:table-cell>
          <table:table-cell office:value-type="string">
            <text:p>~, ⍨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/>
          <table:table-cell table:style-name="ce14" table:formula="of:=HYPERLINK(CONCATENATE([.$N$2]; [.C430]; [.$N$3]); [.C430])" office:value-type="string" office:string-value="Wasser">
            <text:p>Wasser</text:p>
          </table:table-cell>
          <table:table-cell table:style-name="ce9" table:formula="of:=HYPERLINK(CONCATENATE([.$N$5]; [.C430]; [.$N$6]); [.C430])" office:value-type="string" office:string-value="Wasser">
            <text:p>Wass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W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weaver</text:p>
          </table:table-cell>
          <table:table-cell/>
          <table:table-cell table:style-name="ce14" table:formula="of:=HYPERLINK(CONCATENATE([.$N$2]; [.C431]; [.$N$3]); [.C431])" office:value-type="string" office:string-value="Weber">
            <text:p>Weber</text:p>
          </table:table-cell>
          <table:table-cell table:style-name="ce9" table:formula="of:=HYPERLINK(CONCATENATE([.$N$5]; [.C431]; [.$N$6]); [.C431])" office:value-type="string" office:string-value="Weber">
            <text:p>W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Wein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wine</text:p>
          </table:table-cell>
          <table:table-cell/>
          <table:table-cell table:style-name="ce14" table:formula="of:=HYPERLINK(CONCATENATE([.$N$2]; [.C432]; [.$N$3]); [.C432])" office:value-type="string" office:string-value="Wein">
            <text:p>Wein</text:p>
          </table:table-cell>
          <table:table-cell table:style-name="ce9" table:formula="of:=HYPERLINK(CONCATENATE([.$N$5]; [.C432]; [.$N$6]); [.C432])" office:value-type="string" office:string-value="Wein">
            <text:p>Wei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weiß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white</text:p>
          </table:table-cell>
          <table:table-cell/>
          <table:table-cell table:style-name="ce14" table:formula="of:=HYPERLINK(CONCATENATE([.$N$2]; [.C433]; [.$N$3]); [.C433])" office:value-type="string" office:string-value="weiß">
            <text:p>weiß</text:p>
          </table:table-cell>
          <table:table-cell table:style-name="ce9" table:formula="of:=HYPERLINK(CONCATENATE([.$N$5]; [.C433]; [.$N$6]); [.C433])" office:value-type="string" office:string-value="weiß">
            <text:p>weiß</text:p>
          </table:table-cell>
          <table:table-cell table:number-columns-repeated="3"/>
        </table:table-row>
        <table:table-row table:style-name="ro2">
          <table:table-cell table:style-name="ce5" table:number-columns-repeated="2"/>
          <table:table-cell table:style-name="ce5" office:value-type="string">
            <text:p>welch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8" table:formula="of:=HYPERLINK(CONCATENATE([.$N$2]; [.C434]; [.$N$3]); [.C434])" office:value-type="string" office:string-value="welch">
            <text:p>welch</text:p>
          </table:table-cell>
          <table:table-cell table:style-name="ce18" table:formula="of:=HYPERLINK(CONCATENATE([.$N$5]; [.C434]; [.$N$6]); [.C434])" office:value-type="string" office:string-value="welch">
            <text:p>welch</text:p>
          </table:table-cell>
          <table:table-cell table:number-columns-repeated="3"/>
        </table:table-row>
        <table:table-row table:style-name="ro2">
          <table:table-cell table:style-name="ce8" table:number-columns-repeated="2"/>
          <table:table-cell table:style-name="ce8" office:value-type="string">
            <text:p>welche</text:p>
          </table:table-cell>
          <table:table-cell table:style-name="ce8" table:number-columns-repeated="2"/>
          <table:table-cell table:style-name="ce8" office:value-type="string">
            <text:p>pron</text:p>
          </table:table-cell>
          <table:table-cell table:style-name="ce8"/>
          <table:table-cell table:style-name="ce8" office:value-type="float" office:value="2">
            <text:p>2</text:p>
          </table:table-cell>
          <table:table-cell office:value-type="string">
            <text:p>what</text:p>
          </table:table-cell>
          <table:table-cell table:style-name="ce8"/>
          <table:table-cell table:style-name="ce14" table:formula="of:=HYPERLINK(CONCATENATE([.$N$2]; [.C435]; [.$N$3]); [.C435])" office:value-type="string" office:string-value="welche">
            <text:p>welche</text:p>
          </table:table-cell>
          <table:table-cell table:style-name="ce20" table:formula="of:=HYPERLINK(CONCATENATE([.$N$5]; [.C435]; [.$N$6]); [.C435])" office:value-type="string" office:string-value="welche">
            <text:p>welch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wen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ew, little</text:p>
          </table:table-cell>
          <table:table-cell/>
          <table:table-cell table:style-name="ce14" table:formula="of:=HYPERLINK(CONCATENATE([.$N$2]; [.C436]; [.$N$3]); [.C436])" office:value-type="string" office:string-value="wenig">
            <text:p>wenig</text:p>
          </table:table-cell>
          <table:table-cell table:style-name="ce9" table:formula="of:=HYPERLINK(CONCATENATE([.$N$5]; [.C436]; [.$N$6]); [.C436])" office:value-type="string" office:string-value="wenig">
            <text:p>weni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ir</text:p>
          </table:table-cell>
          <table:table-cell table:style-name="ce8"/>
          <table:table-cell table:style-name="ce8" office:value-type="string">
            <text:p>werden</text:p>
          </table:table-cell>
          <table:table-cell table:style-name="ce8" table:number-columns-repeated="2"/>
          <table:table-cell table:style-name="ce8" office:value-type="string">
            <text:p>verb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string">
            <text:p>will</text:p>
          </table:table-cell>
          <table:table-cell table:style-name="ce8"/>
          <table:table-cell table:style-name="ce14" table:formula="of:=HYPERLINK(CONCATENATE([.$N$2]; [.C437]; [.$N$3]); [.C437])" office:value-type="string" office:string-value="werden">
            <text:p>werden</text:p>
          </table:table-cell>
          <table:table-cell table:style-name="ce20" table:formula="of:=HYPERLINK(CONCATENATE([.$N$5]; [.C437]; [.$N$6]); [.C437])" office:value-type="string" office:string-value="werden">
            <text:p>werd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Wer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/>
          <table:table-cell table:style-name="ce14" table:formula="of:=HYPERLINK(CONCATENATE([.$N$2]; [.C438]; [.$N$3]); [.C438])" office:value-type="string" office:string-value="Werk">
            <text:p>Werk</text:p>
          </table:table-cell>
          <table:table-cell table:style-name="ce9" table:formula="of:=HYPERLINK(CONCATENATE([.$N$5]; [.C438]; [.$N$6]); [.C438])" office:value-type="string" office:string-value="Werk">
            <text:p>Werk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Werkstatt</text:p>
          </table:table-cell>
          <table:table-cell office:value-type="string">
            <text:p>~</text:p>
          </table:table-cell>
          <table:table-cell office:value-type="string">
            <text:p>⍨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orkshop, garage</text:p>
          </table:table-cell>
          <table:table-cell/>
          <table:table-cell table:style-name="ce14" table:formula="of:=HYPERLINK(CONCATENATE([.$N$2]; [.C439]; [.$N$3]); [.C439])" office:value-type="string" office:string-value="Werkstatt">
            <text:p>Werkstatt</text:p>
          </table:table-cell>
          <table:table-cell table:style-name="ce9" table:formula="of:=HYPERLINK(CONCATENATE([.$N$5]; [.C439]; [.$N$6]); [.C439])" office:value-type="string" office:string-value="Werkstatt">
            <text:p>Werkstat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wer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orth</text:p>
          </table:table-cell>
          <table:table-cell/>
          <table:table-cell table:style-name="ce14" table:formula="of:=HYPERLINK(CONCATENATE([.$N$2]; [.C440]; [.$N$3]); [.C440])" office:value-type="string" office:string-value="wert">
            <text:p>wert</text:p>
          </table:table-cell>
          <table:table-cell table:style-name="ce9" table:formula="of:=HYPERLINK(CONCATENATE([.$N$5]; [.C440]; [.$N$6]); [.C440])" office:value-type="string" office:string-value="wert">
            <text:p>wer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wesentlich</text:p>
          </table:table-cell>
          <table:table-cell office:value-type="string">
            <text:p>~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ignificant, crucial</text:p>
          </table:table-cell>
          <table:table-cell/>
          <table:table-cell table:style-name="ce14" table:formula="of:=HYPERLINK(CONCATENATE([.$N$2]; [.C441]; [.$N$3]); [.C441])" office:value-type="string" office:string-value="wesentlich">
            <text:p>wesentlich</text:p>
          </table:table-cell>
          <table:table-cell table:style-name="ce9" table:formula="of:=HYPERLINK(CONCATENATE([.$N$5]; [.C441]; [.$N$6]); [.C441])" office:value-type="string" office:string-value="wesentlich">
            <text:p>wesentli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wich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mportant</text:p>
          </table:table-cell>
          <table:table-cell/>
          <table:table-cell table:style-name="ce14" table:formula="of:=HYPERLINK(CONCATENATE([.$N$2]; [.C442]; [.$N$3]); [.C442])" office:value-type="string" office:string-value="wichtig">
            <text:p>wichtig</text:p>
          </table:table-cell>
          <table:table-cell table:style-name="ce9" table:formula="of:=HYPERLINK(CONCATENATE([.$N$5]; [.C442]; [.$N$6]); [.C442])" office:value-type="string" office:string-value="wichtig">
            <text:p>wichtig</text:p>
          </table:table-cell>
          <table:table-cell table:number-columns-repeated="3"/>
        </table:table-row>
        <table:table-row table:style-name="ro2">
          <table:table-cell office:value-type="string">
            <text:p>s5</text:p>
          </table:table-cell>
          <table:table-cell office:value-type="string">
            <text:p>wieder</text:p>
          </table:table-cell>
          <table:table-cell office:value-type="string">
            <text:p>wieders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see again</text:p>
          </table:table-cell>
          <table:table-cell/>
          <table:table-cell table:style-name="ce14" table:formula="of:=HYPERLINK(CONCATENATE([.$N$2];[.C443]; [.$N$3]); [.C443])" office:value-type="string" office:string-value="wiedersehen">
            <text:p>wiedersehen</text:p>
          </table:table-cell>
          <table:table-cell table:style-name="ce9" table:formula="of:=HYPERLINK(CONCATENATE([.$N$5]; [.C443]; [.$N$6]); [.C443])" office:value-type="string" office:string-value="wiedersehen">
            <text:p>wiederseh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willkomme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elcome</text:p>
          </table:table-cell>
          <table:table-cell/>
          <table:table-cell table:style-name="ce14" table:formula="of:=HYPERLINK(CONCATENATE([.$N$2]; [.C444]; [.$N$3]); [.C444])" office:value-type="string" office:string-value="willkommen">
            <text:p>willkommen</text:p>
          </table:table-cell>
          <table:table-cell table:style-name="ce9" table:formula="of:=HYPERLINK(CONCATENATE([.$N$5]; [.C444]; [.$N$6]); [.C444])" office:value-type="string" office:string-value="willkommen">
            <text:p>willkomm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wi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e</text:p>
          </table:table-cell>
          <table:table-cell/>
          <table:table-cell table:style-name="ce14" table:formula="of:=HYPERLINK(CONCATENATE([.$N$2]; [.C445]; [.$N$3]); [.C445])" office:value-type="string" office:string-value="wir">
            <text:p>wir</text:p>
          </table:table-cell>
          <table:table-cell table:style-name="ce9" table:formula="of:=HYPERLINK(CONCATENATE([.$N$5]; [.C445]; [.$N$6]); [.C445])" office:value-type="string" office:string-value="wir">
            <text:p>wi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wirk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al</text:p>
          </table:table-cell>
          <table:table-cell/>
          <table:table-cell table:style-name="ce14" table:formula="of:=HYPERLINK(CONCATENATE([.$N$2]; [.C446]; [.$N$3]); [.C446])" office:value-type="string" office:string-value="wirklich">
            <text:p>wirklich</text:p>
          </table:table-cell>
          <table:table-cell table:style-name="ce9" table:formula="of:=HYPERLINK(CONCATENATE([.$N$5]; [.C446]; [.$N$6]); [.C446])" office:value-type="string" office:string-value="wirklich">
            <text:p>wirklich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/>
          <table:table-cell office:value-type="string">
            <text:p>wis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know</text:p>
          </table:table-cell>
          <table:table-cell/>
          <table:table-cell table:style-name="ce14" table:formula="of:=HYPERLINK(CONCATENATE([.$N$2]; [.C447]; [.$N$3]); [.C447])" office:value-type="string" office:string-value="wissen">
            <text:p>wissen</text:p>
          </table:table-cell>
          <table:table-cell table:style-name="ce9" table:formula="of:=HYPERLINK(CONCATENATE([.$N$5]; [.C447]; [.$N$6]); [.C447])" office:value-type="string" office:string-value="wissen">
            <text:p>wisse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Wohn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flat, apartment</text:p>
          </table:table-cell>
          <table:table-cell/>
          <table:table-cell table:style-name="ce14" table:formula="of:=HYPERLINK(CONCATENATE([.$N$2]; [.C448]; [.$N$3]); [.C448])" office:value-type="string" office:string-value="Wohnung">
            <text:p>Wohnung</text:p>
          </table:table-cell>
          <table:table-cell table:style-name="ce9" table:formula="of:=HYPERLINK(CONCATENATE([.$N$5]; [.C448]; [.$N$6]); [.C448])" office:value-type="string" office:string-value="Wohnung">
            <text:p>Wohnung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Wolf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wolf</text:p>
          </table:table-cell>
          <table:table-cell/>
          <table:table-cell table:style-name="ce14" table:formula="of:=HYPERLINK(CONCATENATE([.$N$2]; [.C449]; [.$N$3]); [.C449])" office:value-type="string" office:string-value="Wolf">
            <text:p>Wolf</text:p>
          </table:table-cell>
          <table:table-cell table:style-name="ce9" table:formula="of:=HYPERLINK(CONCATENATE([.$N$5]; [.C449]; [.$N$6]); [.C449])" office:value-type="string" office:string-value="Wolf">
            <text:p>Wolf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wolle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ool</text:p>
          </table:table-cell>
          <table:table-cell/>
          <table:table-cell table:style-name="ce14" table:formula="of:=HYPERLINK(CONCATENATE([.$N$2]; [.C450]; [.$N$3]); [.C450])" office:value-type="string" office:string-value="wollen">
            <text:p>wollen</text:p>
          </table:table-cell>
          <table:table-cell table:style-name="ce9" table:formula="of:=HYPERLINK(CONCATENATE([.$N$5]; [.C450]; [.$N$6]); [.C450])" office:value-type="string" office:string-value="wollen">
            <text:p>woll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Wor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rd</text:p>
          </table:table-cell>
          <table:table-cell/>
          <table:table-cell table:style-name="ce14" table:formula="of:=HYPERLINK(CONCATENATE([.$N$2]; [.C451]; [.$N$3]); [.C451])" office:value-type="string" office:string-value="Wort">
            <text:p>Wort</text:p>
          </table:table-cell>
          <table:table-cell table:style-name="ce9" table:formula="of:=HYPERLINK(CONCATENATE([.$N$5]; [.C451]; [.$N$6]); [.C451])" office:value-type="string" office:string-value="Wort">
            <text:p>Wor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Zahl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ber, figure</text:p>
          </table:table-cell>
          <table:table-cell/>
          <table:table-cell table:style-name="ce14" table:formula="of:=HYPERLINK(CONCATENATE([.$N$2]; [.C452]; [.$N$3]); [.C452])" office:value-type="string" office:string-value="Zahl">
            <text:p>Zahl</text:p>
          </table:table-cell>
          <table:table-cell table:style-name="ce9" table:formula="of:=HYPERLINK(CONCATENATE([.$N$5]; [.C452]; [.$N$6]); [.C452])" office:value-type="string" office:string-value="Zahl">
            <text:p>Zahl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zä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count</text:p>
          </table:table-cell>
          <table:table-cell/>
          <table:table-cell table:style-name="ce14" table:formula="of:=HYPERLINK(CONCATENATE([.$N$2]; [.C453]; [.$N$3]); [.C453])" office:value-type="string" office:string-value="zählen">
            <text:p>zählen</text:p>
          </table:table-cell>
          <table:table-cell table:style-name="ce9" table:formula="of:=HYPERLINK(CONCATENATE([.$N$5]; [.C453]; [.$N$6]); [.C453])" office:value-type="string" office:string-value="zählen">
            <text:p>zähl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zehn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en</text:p>
          </table:table-cell>
          <table:table-cell/>
          <table:table-cell table:style-name="ce14" table:formula="of:=HYPERLINK(CONCATENATE([.$N$2]; [.C454]; [.$N$3]); [.C454])" office:value-type="string" office:string-value="zehn">
            <text:p>zehn</text:p>
          </table:table-cell>
          <table:table-cell table:style-name="ce9" table:formula="of:=HYPERLINK(CONCATENATE([.$N$5]; [.C454]; [.$N$6]); [.C454])" office:value-type="string" office:string-value="zehn">
            <text:p>zeh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Zei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1">
            <text:p>1</text:p>
          </table:table-cell>
          <table:table-cell office:value-type="string">
            <text:p>newspaper</text:p>
          </table:table-cell>
          <table:table-cell/>
          <table:table-cell table:style-name="ce14" table:formula="of:=HYPERLINK(CONCATENATE([.$N$2]; [.C455]; [.$N$3]); [.C455])" office:value-type="string" office:string-value="Zeitung">
            <text:p>Zeitung</text:p>
          </table:table-cell>
          <table:table-cell table:style-name="ce9" table:formula="of:=HYPERLINK(CONCATENATE([.$N$5]; [.C455]; [.$N$6]); [.C455])" office:value-type="string" office:string-value="Zeitung">
            <text:p>Zeitung</text:p>
          </table:table-cell>
          <table:table-cell table:number-columns-repeated="3"/>
        </table:table-row>
        <table:table-row table:style-name="ro2">
          <table:table-cell table:style-name="ce5" table:number-columns-repeated="2"/>
          <table:table-cell table:style-name="ce5" office:value-type="string">
            <text:p>ziemlich</text:p>
          </table:table-cell>
          <table:table-cell table:style-name="ce5" table:number-columns-repeated="2"/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string">
            <text:p>quite</text:p>
          </table:table-cell>
          <table:table-cell table:style-name="ce5"/>
          <table:table-cell table:style-name="ce18" table:formula="of:=HYPERLINK(CONCATENATE([.$N$2]; [.C456]; [.$N$3]); [.C456])" office:value-type="string" office:string-value="ziemlich">
            <text:p>ziemlich</text:p>
          </table:table-cell>
          <table:table-cell table:style-name="ce18" table:formula="of:=HYPERLINK(CONCATENATE([.$N$5]; [.C456]; [.$N$6]); [.C456])" office:value-type="string" office:string-value="ziemlich">
            <text:p>ziemli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Zitron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lemon</text:p>
          </table:table-cell>
          <table:table-cell/>
          <table:table-cell table:style-name="ce14" table:formula="of:=HYPERLINK(CONCATENATE([.$N$2]; [.C457]; [.$N$3]); [.C457])" office:value-type="string" office:string-value="Zitrone">
            <text:p>Zitrone</text:p>
          </table:table-cell>
          <table:table-cell table:style-name="ce9" table:formula="of:=HYPERLINK(CONCATENATE([.$N$5]; [.C457]; [.$N$6]); [.C457])" office:value-type="string" office:string-value="Zitrone">
            <text:p>Zitron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Zuck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ugar</text:p>
          </table:table-cell>
          <table:table-cell/>
          <table:table-cell table:style-name="ce14" table:formula="of:=HYPERLINK(CONCATENATE([.$N$2]; [.C458]; [.$N$3]); [.C458])" office:value-type="string" office:string-value="Zucker">
            <text:p>Zucker</text:p>
          </table:table-cell>
          <table:table-cell table:style-name="ce9" table:formula="of:=HYPERLINK(CONCATENATE([.$N$5]; [.C458]; [.$N$6]); [.C458])" office:value-type="string" office:string-value="Zucker">
            <text:p>Zuck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zufriede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atisfied</text:p>
          </table:table-cell>
          <table:table-cell/>
          <table:table-cell table:style-name="ce14" table:formula="of:=HYPERLINK(CONCATENATE([.$N$2]; [.C459]; [.$N$3]); [.C459])" office:value-type="string" office:string-value="zufrieden">
            <text:p>zufrieden</text:p>
          </table:table-cell>
          <table:table-cell table:style-name="ce9" table:formula="of:=HYPERLINK(CONCATENATE([.$N$5]; [.C459]; [.$N$6]); [.C459])" office:value-type="string" office:string-value="zufrieden">
            <text:p>zufried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zusätz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ditional</text:p>
          </table:table-cell>
          <table:table-cell/>
          <table:table-cell table:style-name="ce14" table:formula="of:=HYPERLINK(CONCATENATE([.$N$2]; [.C460]; [.$N$3]); [.C460])" office:value-type="string" office:string-value="zusätzlich">
            <text:p>zusätzlich</text:p>
          </table:table-cell>
          <table:table-cell table:style-name="ce9" table:formula="of:=HYPERLINK(CONCATENATE([.$N$5]; [.C460]; [.$N$6]); [.C460])" office:value-type="string" office:string-value="zusätzlich">
            <text:p>zusätzli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zuständ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esponsible</text:p>
          </table:table-cell>
          <table:table-cell/>
          <table:table-cell table:style-name="ce14" table:formula="of:=HYPERLINK(CONCATENATE([.$N$2]; [.C461]; [.$N$3]); [.C461])" office:value-type="string" office:string-value="zuständig">
            <text:p>zuständig</text:p>
          </table:table-cell>
          <table:table-cell table:style-name="ce9" table:formula="of:=HYPERLINK(CONCATENATE([.$N$5]; [.C461]; [.$N$6]); [.C461])" office:value-type="string" office:string-value="zuständig">
            <text:p>zuständi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zwei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wo</text:p>
          </table:table-cell>
          <table:table-cell/>
          <table:table-cell table:style-name="ce14" table:formula="of:=HYPERLINK(CONCATENATE([.$N$2]; [.C462]; [.$N$3]); [.C462])" office:value-type="string" office:string-value="zwei">
            <text:p>zwei</text:p>
          </table:table-cell>
          <table:table-cell table:style-name="ce9" table:formula="of:=HYPERLINK(CONCATENATE([.$N$5]; [.C462]; [.$N$6]); [.C462])" office:value-type="string" office:string-value="zwei">
            <text:p>zwei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zwei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 two</text:p>
          </table:table-cell>
          <table:table-cell/>
          <table:table-cell table:style-name="ce14" table:formula="of:=HYPERLINK(CONCATENATE([.$N$2]; [.C463]; [.$N$3]); [.C463])" office:value-type="string" office:string-value="zweit">
            <text:p>zweit</text:p>
          </table:table-cell>
          <table:table-cell table:style-name="ce9" table:formula="of:=HYPERLINK(CONCATENATE([.$N$5]; [.C463]; [.$N$6]); [.C463])" office:value-type="string" office:string-value="zweit">
            <text:p>zwei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zwölf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welve</text:p>
          </table:table-cell>
          <table:table-cell/>
          <table:table-cell table:style-name="ce14" table:formula="of:=HYPERLINK(CONCATENATE([.$N$2]; [.C464]; [.$N$3]); [.C464])" office:value-type="string" office:string-value="zwölf">
            <text:p>zwölf</text:p>
          </table:table-cell>
          <table:table-cell table:style-name="ce9" table:formula="of:=HYPERLINK(CONCATENATE([.$N$5]; [.C464]; [.$N$6]); [.C464])" office:value-type="string" office:string-value="zwölf">
            <text:p>zwölf</text:p>
          </table:table-cell>
          <table:table-cell table:number-columns-repeated="3"/>
        </table:table-row>
        <table:table-row table:style-name="ro2" table:number-rows-repeated="1048111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helpers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2">
          <table:table-cell office:value-type="string">
            <text:p>Types</text:p>
          </table:table-cell>
          <table:table-cell table:number-columns-repeated="2"/>
          <table:table-cell office:value-type="string">
            <text:p>Categories</text:p>
          </table:table-cell>
          <table:table-cell/>
        </table:table-row>
        <table:table-row table:style-name="ro2">
          <table:table-cell table:style-name="ce16" office:value-type="string">
            <text:p>short</text:p>
          </table:table-cell>
          <table:table-cell table:style-name="ce16" office:value-type="string">
            <text:p>long</text:p>
          </table:table-cell>
          <table:table-cell/>
          <table:table-cell table:style-name="ce16" office:value-type="string">
            <text:p>short</text:p>
          </table:table-cell>
          <table:table-cell table:style-name="ce16" office:value-type="string">
            <text:p>long</text:p>
          </table:table-cell>
        </table:table-row>
        <table:table-row table:style-name="ro2">
          <table:table-cell office:value-type="string">
            <text:p>adj</text:p>
          </table:table-cell>
          <table:table-cell office:value-type="string">
            <text:p>adjective</text:p>
          </table:table-cell>
          <table:table-cell/>
          <table:table-cell office:value-type="string">
            <text:p>anim</text:p>
          </table:table-cell>
          <table:table-cell office:value-type="string">
            <text:p>animal</text:p>
          </table:table-cell>
        </table:table-row>
        <table:table-row table:style-name="ro2">
          <table:table-cell office:value-type="string">
            <text:p>art</text:p>
          </table:table-cell>
          <table:table-cell office:value-type="string">
            <text:p>article</text:p>
          </table:table-cell>
          <table:table-cell/>
          <table:table-cell office:value-type="string">
            <text:p>chil</text:p>
          </table:table-cell>
          <table:table-cell office:value-type="string">
            <text:p>children</text:p>
          </table:table-cell>
        </table:table-row>
        <table:table-row table:style-name="ro2">
          <table:table-cell office:value-type="string">
            <text:p>pron</text:p>
          </table:table-cell>
          <table:table-cell office:value-type="string">
            <text:p>pronoun</text:p>
          </table:table-cell>
          <table:table-cell/>
          <table:table-cell office:value-type="string">
            <text:p>clot</text:p>
          </table:table-cell>
          <table:table-cell office:value-type="string">
            <text:p>clothing</text:p>
          </table:table-cell>
        </table:table-row>
        <table:table-row table:style-name="ro2">
          <table:table-cell office:value-type="string">
            <text:p>prep</text:p>
          </table:table-cell>
          <table:table-cell office:value-type="string">
            <text:p>preposition</text:p>
          </table:table-cell>
          <table:table-cell/>
          <table:table-cell office:value-type="string">
            <text:p>col</text:p>
          </table:table-cell>
          <table:table-cell office:value-type="string">
            <text:p>color</text:p>
          </table:table-cell>
        </table:table-row>
        <table:table-row table:style-name="ro2">
          <table:table-cell office:value-type="string">
            <text:p>adv</text:p>
          </table:table-cell>
          <table:table-cell office:value-type="string">
            <text:p>adverb</text:p>
          </table:table-cell>
          <table:table-cell/>
          <table:table-cell office:value-type="string">
            <text:p>conc</text:p>
          </table:table-cell>
          <table:table-cell office:value-type="string">
            <text:p>concept</text:p>
          </table:table-cell>
        </table:table-row>
        <table:table-row table:style-name="ro2">
          <table:table-cell office:value-type="string">
            <text:p>num</text:p>
          </table:table-cell>
          <table:table-cell office:value-type="string">
            <text:p>numeral</text:p>
          </table:table-cell>
          <table:table-cell/>
          <table:table-cell office:value-type="string">
            <text:p>dri</text:p>
          </table:table-cell>
          <table:table-cell office:value-type="string">
            <text:p>drink</text:p>
          </table:table-cell>
        </table:table-row>
        <table:table-row table:style-name="ro2">
          <table:table-cell office:value-type="string">
            <text:p>int</text:p>
          </table:table-cell>
          <table:table-cell office:value-type="string">
            <text:p>interjection</text:p>
          </table:table-cell>
          <table:table-cell/>
          <table:table-cell office:value-type="string">
            <text:p>eve</text:p>
          </table:table-cell>
          <table:table-cell office:value-type="string">
            <text:p>event</text:p>
          </table:table-cell>
        </table:table-row>
        <table:table-row table:style-name="ro2">
          <table:table-cell table:number-columns-repeated="3"/>
          <table:table-cell office:value-type="string">
            <text:p>expr</text:p>
          </table:table-cell>
          <table:table-cell office:value-type="string">
            <text:p>expression</text:p>
          </table:table-cell>
        </table:table-row>
        <table:table-row table:style-name="ro2">
          <table:table-cell table:number-columns-repeated="3"/>
          <table:table-cell office:value-type="string">
            <text:p>fam</text:p>
          </table:table-cell>
          <table:table-cell office:value-type="string">
            <text:p>family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food</text:p>
          </table:table-cell>
        </table:table-row>
        <table:table-row table:style-name="ro2">
          <table:table-cell table:number-columns-repeated="3"/>
          <table:table-cell office:value-type="string">
            <text:p>furn</text:p>
          </table:table-cell>
          <table:table-cell office:value-type="string">
            <text:p>furniture</text:p>
          </table:table-cell>
        </table:table-row>
        <table:table-row table:style-name="ro2">
          <table:table-cell table:number-columns-repeated="3"/>
          <table:table-cell office:value-type="string">
            <text:p>inte</text:p>
          </table:table-cell>
          <table:table-cell office:value-type="string">
            <text:p>interjection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job</text:p>
          </table:table-cell>
        </table:table-row>
        <table:table-row table:style-name="ro2">
          <table:table-cell table:number-columns-repeated="3"/>
          <table:table-cell office:value-type="string">
            <text:p>lang</text:p>
          </table:table-cell>
          <table:table-cell office:value-type="string">
            <text:p>language</text:p>
          </table:table-cell>
        </table:table-row>
        <table:table-row table:style-name="ro2">
          <table:table-cell table:number-columns-repeated="3"/>
          <table:table-cell office:value-type="string">
            <text:p>mat</text:p>
          </table:table-cell>
          <table:table-cell office:value-type="string">
            <text:p>material</text:p>
          </table:table-cell>
        </table:table-row>
        <table:table-row table:style-name="ro2">
          <table:table-cell table:number-columns-repeated="3"/>
          <table:table-cell office:value-type="string">
            <text:p>mech</text:p>
          </table:table-cell>
          <table:table-cell office:value-type="string">
            <text:p>mechanics</text:p>
          </table:table-cell>
        </table:table-row>
        <table:table-row table:style-name="ro2">
          <table:table-cell table:number-columns-repeated="3"/>
          <table:table-cell office:value-type="string">
            <text:p>med</text:p>
          </table:table-cell>
          <table:table-cell office:value-type="string">
            <text:p>medical</text:p>
          </table:table-cell>
        </table:table-row>
        <table:table-row table:style-name="ro2">
          <table:table-cell table:number-columns-repeated="3"/>
          <table:table-cell office:value-type="string">
            <text:p>nat</text:p>
          </table:table-cell>
          <table:table-cell office:value-type="string">
            <text:p>nationality</text:p>
          </table:table-cell>
        </table:table-row>
        <table:table-row table:style-name="ro2">
          <table:table-cell table:number-columns-repeated="3"/>
          <table:table-cell office:value-type="string">
            <text:p>num</text:p>
          </table:table-cell>
          <table:table-cell office:value-type="string">
            <text:p>number</text:p>
          </table:table-cell>
        </table:table-row>
        <table:table-row table:style-name="ro2">
          <table:table-cell table:number-columns-repeated="3"/>
          <table:table-cell office:value-type="string">
            <text:p>on</text:p>
          </table:table-cell>
          <table:table-cell office:value-type="string">
            <text:p>context: on</text:p>
          </table:table-cell>
        </table:table-row>
        <table:table-row table:style-name="ro2">
          <table:table-cell table:number-columns-repeated="3"/>
          <table:table-cell office:value-type="string">
            <text:p>ordn</text:p>
          </table:table-cell>
          <table:table-cell office:value-type="string">
            <text:p>ordenal number</text:p>
          </table:table-cell>
        </table:table-row>
        <table:table-row table:style-name="ro2">
          <table:table-cell table:number-columns-repeated="3"/>
          <table:table-cell office:value-type="string">
            <text:p>pers</text:p>
          </table:table-cell>
          <table:table-cell office:value-type="string">
            <text:p>person</text:p>
          </table:table-cell>
        </table:table-row>
        <table:table-row table:style-name="ro2">
          <table:table-cell table:number-columns-repeated="3"/>
          <table:table-cell office:value-type="string">
            <text:p>plac</text:p>
          </table:table-cell>
          <table:table-cell office:value-type="string">
            <text:p>place</text:p>
          </table:table-cell>
        </table:table-row>
        <table:table-row table:style-name="ro2">
          <table:table-cell table:number-columns-repeated="3"/>
          <table:table-cell office:value-type="string">
            <text:p>plan</text:p>
          </table:table-cell>
          <table:table-cell office:value-type="string">
            <text:p>plant</text:p>
          </table:table-cell>
        </table:table-row>
        <table:table-row table:style-name="ro2">
          <table:table-cell/>
          <table:table-cell table:style-name="ce7"/>
          <table:table-cell/>
          <table:table-cell office:value-type="string">
            <text:p>read</text:p>
          </table:table-cell>
          <table:table-cell office:value-type="string">
            <text:p>readable</text:p>
          </table:table-cell>
        </table:table-row>
        <table:table-row table:style-name="ro2">
          <table:table-cell table:style-name="ce7" table:number-columns-repeated="3"/>
          <table:table-cell table:number-columns-repeated="2" office:value-type="string">
            <text:p>time</text:p>
          </table:table-cell>
        </table:table-row>
        <table:table-row table:style-name="ro1">
          <table:table-cell table:style-name="ce7" table:number-columns-repeated="3"/>
          <table:table-cell table:style-name="ce7" office:value-type="string">
            <text:p>tool</text:p>
          </table:table-cell>
          <table:table-cell table:style-name="ce17" office:value-type="string">
            <text:p>tool</text:p>
          </table:table-cell>
        </table:table-row>
        <table:table-row table:style-name="ro2" table:number-rows-repeated="5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6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7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0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6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6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4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7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 table:number-rows-repeated="7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94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6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40">
          <table:table-cell table:style-name="ce7" table:number-columns-repeated="4"/>
          <table:table-cell table:style-name="ce17"/>
        </table:table-row>
        <table:table-row table:style-name="ro2" table:number-rows-repeated="8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34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 table:number-rows-repeated="23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5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6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8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 table:number-rows-repeated="5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 table:number-rows-repeated="10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1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 table:number-rows-repeated="4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10477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words.A2:words.L464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helpers.D2:helpers.E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000.00.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20:12:22</meta:creation-date>
    <meta:generator>LibreOffice/3.5$Linux_X86_64 LibreOffice_project/350m1$Build-2</meta:generator>
    <dc:date>2013-04-07T19:25:06</dc:date>
    <meta:editing-duration>P1DT3H56M17S</meta:editing-duration>
    <meta:editing-cycles>27</meta:editing-cycles>
    <meta:document-statistic meta:table-count="3" meta:cell-count="3948" meta:object-count="0"/>
  </office:meta>
</office:document-meta>
</file>